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789cm"/>
    </style:style>
    <style:style style:name="co2" style:family="table-column">
      <style:table-column-properties fo:break-before="auto" style:column-width="8.53cm"/>
    </style:style>
    <style:style style:name="co3" style:family="table-column">
      <style:table-column-properties fo:break-before="auto" style:column-width="0.755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3.58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Vierde_20_gedeelte">
      <style:table-properties table:display="true" style:writing-mode="lr-tb"/>
    </style:style>
    <style:style style:name="ta2" style:family="table" style:master-page-name="PageStyle_5f_Opmerking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>
        <style:hyperlink xlink:href="#Veerde gedeelte.A909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>
        <style:hyperlink xlink:href="#Veerde gedeelte.A909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7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2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7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5f_BuiltIn_5f_Hyperlink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Veerde gedeelte.A912" xlink:type="simple"/>
      </style:table-cell-properties>
      <style:paragraph-properties css3t:text-justify="auto" fo:margin-left="0cm" style:writing-mode="page"/>
    </style:style>
    <style:style style:name="ce5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Veerde gedeelte.A915" xlink:type="simple"/>
      </style:table-cell-properties>
      <style:paragraph-properties css3t:text-justify="auto" fo:margin-left="0cm" style:writing-mode="page"/>
    </style:style>
    <style:style style:name="ce51" style:family="table-cell" style:parent-style-name="Excel_5f_BuiltIn_5f_Hyperlink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Veerde gedeelte.A918" xlink:type="simple"/>
      </style:table-cell-properties>
      <style:paragraph-properties css3t:text-justify="auto" fo:margin-left="0cm" style:writing-mode="page"/>
    </style:style>
    <style:style style:name="ce5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Veerde gedeelte.A920" xlink:type="simple"/>
      </style:table-cell-properties>
      <style:paragraph-properties css3t:text-justify="auto" fo:margin-left="0cm" style:writing-mode="page"/>
    </style:style>
    <style:style style:name="ce53" style:family="table-cell" style:parent-style-name="Excel_5f_BuiltIn_5f_Hyperlink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Veerde gedeelte.A923" xlink:type="simple"/>
      </style:table-cell-properties>
      <style:paragraph-properties css3t:text-justify="auto" fo:margin-left="0cm" style:writing-mode="page"/>
    </style:style>
    <style:style style:name="ce54" style:family="table-cell" style:parent-style-name="Excel_5f_BuiltIn_5f_Hyperlink" style:data-style-name="N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>
        <style:hyperlink xlink:href="#Veerde gedeelte.A926" xlink:type="simple"/>
      </style:table-cell-properties>
      <style:paragraph-properties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Excel_5f_BuiltIn_5f_Hyperlink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Veerde gedeelte.A913" xlink:type="simple"/>
      </style:table-cell-properties>
      <style:paragraph-properties css3t:text-justify="auto" fo:margin-left="0cm" style:writing-mode="page"/>
    </style:style>
    <style:style style:name="ce58" style:family="table-cell" style:parent-style-name="Excel_5f_BuiltIn_5f_Hyperlink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Veerde gedeelte.A924" xlink:type="simple"/>
      </style:table-cell-properties>
      <style:paragraph-properties css3t:text-justify="auto" fo:margin-left="0cm" style:writing-mode="page"/>
    </style:style>
    <style:style style:name="ce59" style:family="table-cell" style:parent-style-name="Excel_5f_BuiltIn_5f_Hyperlink" style:data-style-name="N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>
        <style:hyperlink xlink:href="#Veerde gedeelte.A924" xlink:type="simple"/>
      </style:table-cell-properties>
      <style:paragraph-properties css3t:text-justify="auto" fo:margin-left="0c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5" style:family="table-cell" style:parent-style-name="Excel_5f_BuiltIn_5f_Hyperlink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>
        <style:hyperlink xlink:href="#Veerde gedeelte.A914" xlink:type="simple"/>
      </style:table-cell-properties>
      <style:paragraph-properties css3t:text-justify="auto" fo:margin-left="0cm" style:writing-mode="page"/>
    </style:style>
    <style:style style:name="ce66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>
        <style:hyperlink xlink:href="#Veerde gedeelte.A915" xlink:type="simple"/>
      </style:table-cell-properties>
      <style:paragraph-properties css3t:text-justify="auto" fo:margin-left="0cm" style:writing-mode="page"/>
    </style:style>
    <style:style style:name="ce67" style:family="table-cell" style:parent-style-name="Excel_5f_BuiltIn_5f_Hyperlink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>
        <style:hyperlink xlink:href="#Veerde gedeelte.A919" xlink:type="simple"/>
      </style:table-cell-properties>
      <style:paragraph-properties css3t:text-justify="auto" fo:margin-left="0cm" style:writing-mode="page"/>
    </style:style>
    <style:style style:name="ce68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>
        <style:hyperlink xlink:href="#Veerde gedeelte.A920" xlink:type="simple"/>
      </style:table-cell-properties>
      <style:paragraph-properties css3t:text-justify="auto" fo:margin-left="0cm" style:writing-mode="page"/>
    </style:style>
    <style:style style:name="ce69" style:family="table-cell" style:parent-style-name="Excel_5f_BuiltIn_5f_Hyperlink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>
        <style:hyperlink xlink:href="#Veerde gedeelte.A925" xlink:type="simple"/>
      </style:table-cell-properties>
      <style:paragraph-properties css3t:text-justify="auto" fo:margin-left="0cm" style:writing-mode="page"/>
    </style:style>
    <style:style style:name="ce70" style:family="table-cell" style:parent-style-name="Excel_5f_BuiltIn_5f_Hyperlink" style:data-style-name="N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>
        <style:hyperlink xlink:href="#Veerde gedeelte.A927" xlink:type="simple"/>
      </style:table-cell-properties>
      <style:paragraph-properties css3t:text-justify="auto" fo:margin-left="0cm" style:writing-mode="page"/>
    </style:style>
    <style:style style:name="ce71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7" style:family="table-cell" style:parent-style-name="Default" style:data-style-name="N1">
      <style:table-cell-properties fo:padding="0.071cm"/>
    </style:style>
    <style:style style:name="T1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Vier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1" table:default-cell-style-name="ce6"/>
        <table:table-column table:style-name="co5" table:number-columns-repeated="6" table:default-cell-style-name="ce76"/>
        <table:table-column table:style-name="co6" table:number-columns-repeated="1004" table:default-cell-style-name="Default"/>
        <table:table-row table:style-name="ro1">
          <table:table-cell table:style-name="ce1" office:value-type="string" calcext:value-type="string">
            <text:p>PROVINCIE GRONINGEN- VIERDE GEDEELTE - <text:s/>INDEELING DER BEVOLKING NAAR DE BEROEPEN </text:p>
          </table:table-cell>
          <table:table-cell table:style-name="ce10" table:number-columns-repeated="4"/>
          <table:table-cell table:style-name="ce37" table:number-columns-repeated="6"/>
          <table:table-cell table:style-name="ce45" table:number-columns-repeated="3"/>
          <table:table-cell table:style-name="ce71" table:number-columns-repeated="5"/>
          <table:table-cell table:style-name="ce81"/>
          <table:table-cell table:style-name="ce2" table:number-columns-repeated="1004"/>
        </table:table-row>
        <table:table-row table:style-name="ro1">
          <table:table-cell table:style-name="ce2"/>
          <table:table-cell table:style-name="ce11"/>
          <table:table-cell table:style-name="ce22" table:number-columns-repeated="12"/>
          <table:table-cell table:style-name="ce72" table:number-columns-repeated="6"/>
          <table:table-cell table:style-name="ce2" table:number-columns-repeated="1004"/>
        </table:table-row>
        <table:table-row table:style-name="ro2">
          <table:table-cell table:style-name="ce3" office:value-type="string" calcext:value-type="string" table:number-columns-spanned="1" table:number-rows-spanned="4">
            <text:p>DE STEDEN</text:p>
          </table:table-cell>
          <table:table-cell table:style-name="ce12" office:value-type="string" calcext:value-type="string" table:number-columns-spanned="1" table:number-rows-spanned="4">
            <text:p><text:span text:style-name="T1"><text:a xlink:href="#Veerde gedeelte.A909" xlink:type="simple"> Beroepen of middelen van bestaan  </text:a></text:span></text:p>
          </table:table-cell>
          <table:table-cell table:style-name="ce23"/>
          <table:table-cell table:style-name="ce25" office:value-type="string" calcext:value-type="string" table:number-columns-spanned="2" table:number-rows-spanned="1">
            <text:p>Beneden de 10 jaren</text:p>
          </table:table-cell>
          <table:covered-table-cell table:style-name="ce31"/>
          <table:table-cell table:style-name="ce38" office:value-type="string" calcext:value-type="string" table:number-columns-spanned="2" table:number-rows-spanned="1">
            <text:p>Van 10 en 11 jaren</text:p>
          </table:table-cell>
          <table:covered-table-cell table:style-name="ce40"/>
          <table:table-cell table:style-name="ce41" office:value-type="string" calcext:value-type="string" table:number-columns-spanned="2" table:number-rows-spanned="1">
            <text:p>Van 12 tot en met 15 jaren</text:p>
          </table:table-cell>
          <table:covered-table-cell table:style-name="ce31"/>
          <table:table-cell table:style-name="ce41" office:value-type="string" calcext:value-type="string" table:number-columns-spanned="2" table:number-rows-spanned="1">
            <text:p>Van 16 jaren en daarboven</text:p>
          </table:table-cell>
          <table:covered-table-cell table:style-name="ce31"/>
          <table:table-cell table:style-name="ce46" office:value-type="string" calcext:value-type="string" table:number-columns-spanned="3" table:number-rows-spanned="3">
            <text:p>TOTAAL</text:p>
          </table:table-cell>
          <table:covered-table-cell table:style-name="ce55"/>
          <table:covered-table-cell table:style-name="ce60"/>
          <table:table-cell table:style-name="ce73" office:value-type="string" calcext:value-type="string" table:number-columns-spanned="1" table:number-rows-spanned="4">
            <text:p>Telling</text:p>
          </table:table-cell>
          <table:table-cell table:style-name="ce78" office:value-type="string" calcext:value-type="string" table:number-columns-spanned="1" table:number-rows-spanned="4">
            <text:p>Tabel</text:p>
          </table:table-cell>
          <table:table-cell table:style-name="ce78" office:value-type="string" calcext:value-type="string" table:number-columns-spanned="1" table:number-rows-spanned="4">
            <text:p>Pagina links</text:p>
          </table:table-cell>
          <table:table-cell table:style-name="ce78" office:value-type="string" calcext:value-type="string" table:number-columns-spanned="1" table:number-rows-spanned="4">
            <text:p>Pagina rechts</text:p>
          </table:table-cell>
          <table:table-cell table:style-name="ce78" office:value-type="string" calcext:value-type="string" table:number-columns-spanned="1" table:number-rows-spanned="4">
            <text:p>Provincie</text:p>
          </table:table-cell>
          <table:table-cell table:style-name="ce82" office:value-type="string" calcext:value-type="string" table:number-columns-spanned="1" table:number-rows-spanned="4">
            <text:p>Image nr</text:p>
          </table:table-cell>
          <table:table-cell table:style-name="ce2" table:number-columns-repeated="1004"/>
        </table:table-row>
        <table:table-row table:style-name="ro2">
          <table:covered-table-cell table:style-name="ce4"/>
          <table:covered-table-cell table:style-name="ce13"/>
          <table:table-cell table:style-name="ce24"/>
          <table:table-cell table:style-name="ce26" office:value-type="string" calcext:value-type="string" table:number-columns-spanned="2" table:number-rows-spanned="2">
            <text:p>Geboren in 1849 tot en met 1840</text:p>
          </table:table-cell>
          <table:covered-table-cell table:style-name="ce32"/>
          <table:table-cell table:style-name="ce39" office:value-type="string" calcext:value-type="string" table:number-columns-spanned="2" table:number-rows-spanned="2">
            <text:p>Geboren in 1839 en 1838</text:p>
          </table:table-cell>
          <table:covered-table-cell table:style-name="ce32"/>
          <table:table-cell table:style-name="ce39" office:value-type="string" calcext:value-type="string" table:number-columns-spanned="2" table:number-rows-spanned="2">
            <text:p>Geboren in 1837 tot en met 1834</text:p>
          </table:table-cell>
          <table:covered-table-cell table:style-name="ce32"/>
          <table:table-cell table:style-name="ce42" office:value-type="string" calcext:value-type="string" table:number-columns-spanned="2" table:number-rows-spanned="2">
            <text:p>Geboren in 1833 en vroegere jaren.</text:p>
          </table:table-cell>
          <table:covered-table-cell table:style-name="ce43"/>
          <table:covered-table-cell table:style-name="ce47"/>
          <table:covered-table-cell table:style-name="ce56"/>
          <table:covered-table-cell table:style-name="ce61"/>
          <table:covered-table-cell table:style-name="ce74"/>
          <table:covered-table-cell table:number-columns-repeated="4" table:style-name="ce79"/>
          <table:covered-table-cell table:style-name="ce83"/>
          <table:table-cell table:style-name="ce2" table:number-columns-repeated="1004"/>
        </table:table-row>
        <table:table-row table:style-name="ro2">
          <table:covered-table-cell table:style-name="ce4"/>
          <table:covered-table-cell table:style-name="ce13"/>
          <table:table-cell table:style-name="ce24"/>
          <table:covered-table-cell table:style-name="ce27"/>
          <table:covered-table-cell table:number-columns-repeated="6" table:style-name="ce33"/>
          <table:covered-table-cell table:style-name="ce44"/>
          <table:covered-table-cell table:style-name="ce48"/>
          <table:covered-table-cell table:style-name="ce33"/>
          <table:covered-table-cell table:style-name="ce62"/>
          <table:covered-table-cell table:style-name="ce74"/>
          <table:covered-table-cell table:number-columns-repeated="4" table:style-name="ce79"/>
          <table:covered-table-cell table:style-name="ce83"/>
          <table:table-cell table:style-name="ce2" table:number-columns-repeated="1004"/>
        </table:table-row>
        <table:table-row table:style-name="ro2">
          <table:covered-table-cell table:style-name="ce5"/>
          <table:covered-table-cell table:style-name="ce14"/>
          <table:table-cell table:style-name="ce24"/>
          <table:table-cell table:style-name="ce28" office:value-type="string" calcext:value-type="string">
            <text:p>Mannelijk.</text:p>
          </table:table-cell>
          <table:table-cell table:style-name="ce34" office:value-type="string" calcext:value-type="string">
            <text:p>Vrouwelijk.</text:p>
          </table:table-cell>
          <table:table-cell table:style-name="ce34" office:value-type="string" calcext:value-type="string">
            <text:p>Mannelijk.</text:p>
          </table:table-cell>
          <table:table-cell table:style-name="ce34" office:value-type="string" calcext:value-type="string">
            <text:p>Vrouwelijk.</text:p>
          </table:table-cell>
          <table:table-cell table:style-name="ce34" office:value-type="string" calcext:value-type="string">
            <text:p>Mannelijk.</text:p>
          </table:table-cell>
          <table:table-cell table:style-name="ce34" office:value-type="string" calcext:value-type="string">
            <text:p>Vrouwelijk.</text:p>
          </table:table-cell>
          <table:table-cell table:style-name="ce34" office:value-type="string" calcext:value-type="string">
            <text:p>Mannelijk.</text:p>
          </table:table-cell>
          <table:table-cell table:style-name="ce34" office:value-type="string" calcext:value-type="string">
            <text:p>Vrouwelijk.</text:p>
          </table:table-cell>
          <table:table-cell table:style-name="ce34" office:value-type="string" calcext:value-type="string">
            <text:p>Mannelijk.</text:p>
          </table:table-cell>
          <table:table-cell table:style-name="ce34" office:value-type="string" calcext:value-type="string">
            <text:p>Vrouwelijk.</text:p>
          </table:table-cell>
          <table:table-cell table:style-name="ce63" office:value-type="string" calcext:value-type="string">
            <text:p>Totaal.</text:p>
          </table:table-cell>
          <table:covered-table-cell table:style-name="ce75"/>
          <table:covered-table-cell table:number-columns-repeated="4" table:style-name="ce80"/>
          <table:covered-table-cell table:style-name="ce84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>
            <text:p>DE STAD GRONINGEN.</text:p>
          </table:table-cell>
          <table:table-cell table:style-name="ce15" office:value-type="string" calcext:value-type="string">
            <text:p>Aannemers</text:p>
          </table:table-cell>
          <table:table-cell/>
          <table:table-cell table:style-name="ce7"/>
          <table:table-cell table:style-name="ce19" table:number-columns-repeated="5"/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Aardewerk- en porcelein- 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Aardewerk- en porcelein- kooplied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3" calcext:value-type="float">
            <text:p>33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table:style-name="ce16"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6" calcext:value-type="float">
            <text:p>36</text:p>
          </table:table-cell>
          <table:table-cell table:style-name="ce20"/>
          <table:table-cell table:style-name="ce20" office:value-type="float" office:value="36" calcext:value-type="float">
            <text:p>36</text:p>
          </table:table-cell>
          <table:table-cell table:style-name="ce20"/>
          <table:table-cell table:style-name="ce16" office:value-type="float" office:value="36" calcext:value-type="float">
            <text:p>3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table:style-name="ce16" office:value-type="float" office:value="58" calcext:value-type="float">
            <text:p>5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564" calcext:value-type="float">
            <text:p>564</text:p>
          </table:table-cell>
          <table:table-cell table:style-name="ce20" office:value-type="float" office:value="206" calcext:value-type="float">
            <text:p>206</text:p>
          </table:table-cell>
          <table:table-cell table:style-name="ce16" office:value-type="float" office:value="770" calcext:value-type="float">
            <text:p>77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16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table:style-name="ce16" office:value-type="float" office:value="57" calcext:value-type="float">
            <text:p>5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ankiers, effectenhandelaars, geldwisselaars, kassi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6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16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8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22" calcext:value-type="float">
            <text:p>22</text:p>
          </table:table-cell>
          <table:table-cell table:style-name="ce16" office:value-type="float" office:value="39" calcext:value-type="float">
            <text:p>3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16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8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lik-, en pleetwerkers, lamp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31" calcext:value-type="float">
            <text:p>131</text:p>
          </table:table-cell>
          <table:table-cell table:style-name="ce20" office:value-type="float" office:value="16" calcext:value-type="float">
            <text:p>16</text:p>
          </table:table-cell>
          <table:table-cell table:style-name="ce16" office:value-type="float" office:value="147" calcext:value-type="float">
            <text:p>1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7" calcext:value-type="float">
            <text:p>17</text:p>
          </table:table-cell>
          <table:table-cell table:style-name="ce20"/>
          <table:table-cell table:style-name="ce20" office:value-type="float" office:value="35" calcext:value-type="float">
            <text:p>35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table:style-name="ce16" office:value-type="float" office:value="55" calcext:value-type="float">
            <text:p>5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8"/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table:style-name="ce16" office:value-type="float" office:value="94" calcext:value-type="float">
            <text:p>9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orstel-, kaarden-, kammen-, rijven, zeeften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ouwmeesters, civiel ingenieu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reuk- en draagbanden- keurslijvenmakers</text:p>
          </table:table-cell>
          <table:table-cell/>
          <table:table-cell table:style-name="ce8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51" calcext:value-type="float">
            <text:p>251</text:p>
          </table:table-cell>
          <table:table-cell table:style-name="ce20" office:value-type="float" office:value="16" calcext:value-type="float">
            <text:p>16</text:p>
          </table:table-cell>
          <table:table-cell table:style-name="ce16" office:value-type="float" office:value="267" calcext:value-type="float">
            <text:p>26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16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16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43" calcext:value-type="float">
            <text:p>143</text:p>
          </table:table-cell>
          <table:table-cell table:style-name="ce35" office:value-type="float" office:value="1583" calcext:value-type="float">
            <text:p>1,583</text:p>
          </table:table-cell>
          <table:table-cell table:style-name="ce20" office:value-type="float" office:value="145" calcext:value-type="float">
            <text:p>145</text:p>
          </table:table-cell>
          <table:table-cell table:style-name="ce35" office:value-type="float" office:value="1660" calcext:value-type="float">
            <text:p>1,660</text:p>
          </table:table-cell>
          <table:table-cell table:style-name="ce64" office:value-type="float" office:value="1805" calcext:value-type="float">
            <text:p>1,80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Doodgravers, bedienaars van begravenissen, verhuurders van rouwkleede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16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as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8" calcext:value-type="float">
            <text:p>1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10" calcext:value-type="float">
            <text:p>10</text:p>
          </table:table-cell>
          <table:table-cell table:style-name="ce16" office:value-type="float" office:value="88" calcext:value-type="float">
            <text:p>8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16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8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4" calcext:value-type="float">
            <text:p>14</text:p>
          </table:table-cell>
          <table:table-cell table:style-name="ce20"/>
          <table:table-cell table:style-name="ce20" office:value-type="float" office:value="14" calcext:value-type="float">
            <text:p>14</text:p>
          </table:table-cell>
          <table:table-cell table:style-name="ce20"/>
          <table:table-cell table:style-name="ce16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42" calcext:value-type="float">
            <text:p>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table:style-name="ce16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16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8" calcext:value-type="float">
            <text:p>18</text:p>
          </table:table-cell>
          <table:table-cell table:style-name="ce16" office:value-type="float" office:value="83" calcext:value-type="float">
            <text:p>8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8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6" calcext:value-type="float">
            <text:p>26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16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8" office:value-type="float" office:value="25" calcext:value-type="float">
            <text:p>25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26" calcext:value-type="float">
            <text:p>26</text:p>
          </table:table-cell>
          <table:table-cell table:style-name="ce16" office:value-type="float" office:value="86" calcext:value-type="float">
            <text:p>8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16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77" calcext:value-type="float">
            <text:p>7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46" calcext:value-type="float">
            <text:p>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table:style-name="ce16" office:value-type="float" office:value="151" calcext:value-type="float">
            <text:p>1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8"/>
          <table:table-cell table:style-name="ce20" table:number-columns-repeated="5"/>
          <table:table-cell table:number-columns-repeated="4" table:style-name="ce20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29" calcext:value-type="float">
            <text:p>29</text:p>
          </table:table-cell>
          <table:table-cell table:style-name="ce16" office:value-type="float" office:value="201" calcext:value-type="float">
            <text:p>2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8"/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20" office:value-type="float" office:value="314" calcext:value-type="float">
            <text:p>314</text:p>
          </table:table-cell>
          <table:table-cell table:style-name="ce20"/>
          <table:table-cell table:style-name="ce20" office:value-type="float" office:value="351" calcext:value-type="float">
            <text:p>351</text:p>
          </table:table-cell>
          <table:table-cell table:style-name="ce20"/>
          <table:table-cell table:style-name="ce16" office:value-type="float" office:value="351" calcext:value-type="float">
            <text:p>3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35" calcext:value-type="float">
            <text:p>135</text:p>
          </table:table-cell>
          <table:table-cell table:style-name="ce16" office:value-type="float" office:value="276" calcext:value-type="float">
            <text:p>27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6" calcext:value-type="float">
            <text:p>66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table:style-name="ce16" office:value-type="float" office:value="66" calcext:value-type="float">
            <text:p>6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77" calcext:value-type="float">
            <text:p>477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483" calcext:value-type="float">
            <text:p>483</text:p>
          </table:table-cell>
          <table:table-cell table:style-name="ce20" office:value-type="float" office:value="140" calcext:value-type="float">
            <text:p>140</text:p>
          </table:table-cell>
          <table:table-cell table:style-name="ce16" office:value-type="float" office:value="623" calcext:value-type="float">
            <text:p>6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table:style-name="ce16" office:value-type="float" office:value="41" calcext:value-type="float">
            <text:p>4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92" calcext:value-type="float">
            <text:p>9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ostschool- houders en onderwijzers</text:p>
          </table:table-cell>
          <table:table-cell/>
          <table:table-cell table:style-name="ce8"/>
          <table:table-cell table:style-name="ce20" table:number-columns-repeated="6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ostschool- leerling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82" calcext:value-type="float">
            <text:p>82</text:p>
          </table:table-cell>
          <table:table-cell table:style-name="ce16" office:value-type="float" office:value="165" calcext:value-type="float">
            <text:p>16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6" calcext:value-type="float">
            <text:p>16</text:p>
          </table:table-cell>
          <table:table-cell table:style-name="ce16" office:value-type="float" office:value="82" calcext:value-type="float">
            <text:p>8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82" calcext:value-type="float">
            <text:p>182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table:style-name="ce16" office:value-type="float" office:value="183" calcext:value-type="float">
            <text:p>18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4" calcext:value-type="float">
            <text:p>44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table:style-name="ce16" office:value-type="float" office:value="44" calcext:value-type="float">
            <text:p>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461" calcext:value-type="float">
            <text:p>461</text:p>
          </table:table-cell>
          <table:table-cell table:style-name="ce20"/>
          <table:table-cell table:style-name="ce20" office:value-type="float" office:value="474" calcext:value-type="float">
            <text:p>474</text:p>
          </table:table-cell>
          <table:table-cell table:style-name="ce20"/>
          <table:table-cell table:style-name="ce16" office:value-type="float" office:value="474" calcext:value-type="float">
            <text:p>47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unstoefenaren teekenaars, teekenmeesters, daguerrootypeurs, decorateu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8"/>
          <table:table-cell table:style-name="ce20" table:number-columns-repeated="5"/>
          <table:table-cell table:number-columns-repeated="4" table:style-name="ce20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8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6" calcext:value-type="float">
            <text:p>26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table:style-name="ce16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eerlingen aan het instituut voor blind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ettergiet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table:style-name="ce16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8" calcext:value-type="float">
            <text:p>28</text:p>
          </table:table-cell>
          <table:table-cell table:style-name="ce16" office:value-type="float" office:value="41" calcext:value-type="float">
            <text:p>4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" calcext:value-type="float">
            <text:p>14</text:p>
          </table:table-cell>
          <table:table-cell table:style-name="ce20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16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table:style-name="ce16" office:value-type="float" office:value="39" calcext:value-type="float">
            <text:p>3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7" office:value-type="string" calcext:value-type="string">
            <text:p><text:span text:style-name="T2"><text:a xlink:href="#Veerde gedeelte.A910" xlink:type="simple">Manufakturen fabrijkanten</text:a></text:span>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7" office:value-type="string" calcext:value-type="string">
            <text:p><text:span text:style-name="T2"><text:a xlink:href="#Veerde gedeelte.A910" xlink:type="simple">Manufakturen kooplieden</text:a></text:span>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7" office:value-type="string" calcext:value-type="string">
            <text:p><text:span text:style-name="T2"><text:a xlink:href="#Veerde gedeelte.A910" xlink:type="simple">Manufakturen werklieden</text:a></text:span>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" calcext:value-type="float">
            <text:p>8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eters (kolen-, koorn-, hooi-, hout-, scheeps- enz.), wijnsto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9" calcext:value-type="float">
            <text:p>29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table:style-name="ce16"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00" calcext:value-type="float">
            <text:p>100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table:style-name="ce16"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16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16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8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table:style-name="ce20" office:value-type="float" office:value="649" calcext:value-type="float">
            <text:p>649</text:p>
          </table:table-cell>
          <table:table-cell table:style-name="ce20"/>
          <table:table-cell table:style-name="ce20" office:value-type="float" office:value="720" calcext:value-type="float">
            <text:p>720</text:p>
          </table:table-cell>
          <table:table-cell table:style-name="ce16" office:value-type="float" office:value="720" calcext:value-type="float">
            <text:p>7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4" calcext:value-type="float">
            <text:p>14</text:p>
          </table:table-cell>
          <table:table-cell table:style-name="ce20"/>
          <table:table-cell table:style-name="ce20" office:value-type="float" office:value="14" calcext:value-type="float">
            <text:p>14</text:p>
          </table:table-cell>
          <table:table-cell table:style-name="ce20"/>
          <table:table-cell table:style-name="ce16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7" office:value-type="string" calcext:value-type="string">
            <text:p><text:span text:style-name="T2"><text:a xlink:href="#Veerde gedeelte.A911" xlink:type="simple">Ondernemers en direkteurs van begrafenis- en ziekenfondsen</text:a></text:span>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7" office:value-type="string" calcext:value-type="string">
            <text:p><text:span text:style-name="T2"><text:a xlink:href="#Veerde gedeelte.A911" xlink:type="simple">Ondernemers en direkteurs van verzekering- en brandwaarborgmaatschappijen</text:a></text:span>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27" calcext:value-type="float">
            <text:p>27</text:p>
          </table:table-cell>
          <table:table-cell table:style-name="ce16" office:value-type="float" office:value="114" calcext:value-type="float">
            <text:p>1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16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8"/>
          <table:table-cell table:style-name="ce20" table:number-columns-repeated="6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apier- en gekleurd papier- 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apier- en gekleurd papier- handelaa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apier- en gekleurd papier- werklied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" calcext:value-type="float">
            <text:p>14</text:p>
          </table:table-cell>
          <table:table-cell table:style-name="ce20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16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0" calcext:value-type="float">
            <text:p>40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table:style-name="ce16" office:value-type="float" office:value="40" calcext:value-type="float">
            <text:p>4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8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4" calcext:value-type="float">
            <text:p>24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table:style-name="ce16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25" calcext:value-type="float">
            <text:p>25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table:style-name="ce20" office:value-type="float" office:value="69" calcext:value-type="float">
            <text:p>69</text:p>
          </table:table-cell>
          <table:table-cell table:style-name="ce20"/>
          <table:table-cell table:style-name="ce16" office:value-type="float" office:value="69" calcext:value-type="float">
            <text:p>6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table:style-name="ce16" office:value-type="float" office:value="99" calcext:value-type="float">
            <text:p>9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8"/>
          <table:table-cell table:style-name="ce20" table:number-columns-repeated="5"/>
          <table:table-cell table:number-columns-repeated="4" table:style-name="ce20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8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11" calcext:value-type="float">
            <text:p>2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table:style-name="ce20" office:value-type="float" office:value="638" calcext:value-type="float">
            <text:p>63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673" calcext:value-type="float">
            <text:p>673</text:p>
          </table:table-cell>
          <table:table-cell table:style-name="ce20" office:value-type="float" office:value="19" calcext:value-type="float">
            <text:p>19</text:p>
          </table:table-cell>
          <table:table-cell table:style-name="ce16" office:value-type="float" office:value="692" calcext:value-type="float">
            <text:p>69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45" calcext:value-type="float">
            <text:p>45</text:p>
          </table:table-cell>
          <table:table-cell table:style-name="ce20"/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87" calcext:value-type="float">
            <text:p>387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88" calcext:value-type="float">
            <text:p>38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8" office:value-type="float" office:value="758" calcext:value-type="float">
            <text:p>758</text:p>
          </table:table-cell>
          <table:table-cell table:style-name="ce20" office:value-type="float" office:value="578" calcext:value-type="float">
            <text:p>578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177" calcext:value-type="float">
            <text:p>177</text:p>
          </table:table-cell>
          <table:table-cell table:style-name="ce20" office:value-type="float" office:value="243" calcext:value-type="float">
            <text:p>243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4" calcext:value-type="float">
            <text:p>34</text:p>
          </table:table-cell>
          <table:table-cell table:style-name="ce35" office:value-type="float" office:value="1327" calcext:value-type="float">
            <text:p>1,327</text:p>
          </table:table-cell>
          <table:table-cell table:style-name="ce20" office:value-type="float" office:value="989" calcext:value-type="float">
            <text:p>989</text:p>
          </table:table-cell>
          <table:table-cell table:style-name="ce64" office:value-type="float" office:value="2316" calcext:value-type="float">
            <text:p>2,3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75" calcext:value-type="float">
            <text:p>17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9" calcext:value-type="float">
            <text:p>159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80" calcext:value-type="float">
            <text:p>80</text:p>
          </table:table-cell>
          <table:table-cell table:style-name="ce16" office:value-type="float" office:value="263" calcext:value-type="float">
            <text:p>26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46" calcext:value-type="float">
            <text:p>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table:style-name="ce16" office:value-type="float" office:value="65" calcext:value-type="float">
            <text:p>6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13" calcext:value-type="float">
            <text:p>213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table:style-name="ce16" office:value-type="float" office:value="213" calcext:value-type="float">
            <text:p>2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Tabak- en sigaren- fabrijkan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Tabak- en sigaren- kerver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Tabak- en sigaren- plan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Tabak- en sigaren- 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8"/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6" calcext:value-type="float">
            <text:p>36</text:p>
          </table:table-cell>
          <table:table-cell table:style-name="ce20"/>
          <table:table-cell table:style-name="ce20" office:value-type="float" office:value="434" calcext:value-type="float">
            <text:p>434</text:p>
          </table:table-cell>
          <table:table-cell table:style-name="ce20"/>
          <table:table-cell table:style-name="ce20" office:value-type="float" office:value="473" calcext:value-type="float">
            <text:p>473</text:p>
          </table:table-cell>
          <table:table-cell table:style-name="ce20"/>
          <table:table-cell table:style-name="ce16" office:value-type="float" office:value="473" calcext:value-type="float">
            <text:p>47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0" table:number-columns-repeated="3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table:style-name="ce16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84" calcext:value-type="float">
            <text:p>84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87" calcext:value-type="float">
            <text:p>8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Voerlieden, koetsiers, loopers, postknechten en slooper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table:style-name="ce16" office:value-type="float" office:value="139" calcext:value-type="float">
            <text:p>13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Water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16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Wierspinn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10" calcext:value-type="float">
            <text:p>1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8"/>
          <table:table-cell table:style-name="ce20" table:number-columns-repeated="5"/>
          <table:table-cell table:number-columns-repeated="4" table:style-name="ce20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16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9" office:value-type="float" office:value="2728" calcext:value-type="float">
            <text:p>2,728</text:p>
          </table:table-cell>
          <table:table-cell table:style-name="ce35" office:value-type="float" office:value="3082" calcext:value-type="float">
            <text:p>3,082</text:p>
          </table:table-cell>
          <table:table-cell table:style-name="ce20" office:value-type="float" office:value="344" calcext:value-type="float">
            <text:p>344</text:p>
          </table:table-cell>
          <table:table-cell table:style-name="ce20" office:value-type="float" office:value="473" calcext:value-type="float">
            <text:p>473</text:p>
          </table:table-cell>
          <table:table-cell table:style-name="ce20" office:value-type="float" office:value="647" calcext:value-type="float">
            <text:p>647</text:p>
          </table:table-cell>
          <table:table-cell table:style-name="ce35" office:value-type="float" office:value="1039" calcext:value-type="float">
            <text:p>1,039</text:p>
          </table:table-cell>
          <table:table-cell table:style-name="ce35" office:value-type="float" office:value="1481" calcext:value-type="float">
            <text:p>1,481</text:p>
          </table:table-cell>
          <table:table-cell table:style-name="ce35" office:value-type="float" office:value="9131" calcext:value-type="float">
            <text:p>9,131</text:p>
          </table:table-cell>
          <table:table-cell table:style-name="ce49" office:value-type="float" office:value="5201" calcext:value-type="float">
            <text:p>5,201</text:p>
          </table:table-cell>
          <table:table-cell table:style-name="ce57" office:value-type="float" office:value="13726" calcext:value-type="float">
            <text:p>13,726</text:p>
          </table:table-cell>
          <table:table-cell table:style-name="ce65" office:value-type="float" office:value="18927" calcext:value-type="float">
            <text:p>18,9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GRONINGEN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9" office:value-type="float" office:value="3533" calcext:value-type="float">
            <text:p>3,533</text:p>
          </table:table-cell>
          <table:table-cell table:style-name="ce35" office:value-type="float" office:value="3688" calcext:value-type="float">
            <text:p>3,688</text:p>
          </table:table-cell>
          <table:table-cell table:style-name="ce20" office:value-type="float" office:value="710" calcext:value-type="float">
            <text:p>710</text:p>
          </table:table-cell>
          <table:table-cell table:style-name="ce20" office:value-type="float" office:value="690" calcext:value-type="float">
            <text:p>690</text:p>
          </table:table-cell>
          <table:table-cell table:style-name="ce35" office:value-type="float" office:value="1363" calcext:value-type="float">
            <text:p>1,363</text:p>
          </table:table-cell>
          <table:table-cell table:style-name="ce35" office:value-type="float" office:value="1413" calcext:value-type="float">
            <text:p>1,413</text:p>
          </table:table-cell>
          <table:table-cell table:style-name="ce35" office:value-type="float" office:value="9887" calcext:value-type="float">
            <text:p>9,887</text:p>
          </table:table-cell>
          <table:table-cell table:style-name="ce35" office:value-type="float" office:value="12408" calcext:value-type="float">
            <text:p>12,408</text:p>
          </table:table-cell>
          <table:table-cell table:style-name="ce49" office:value-type="float" office:value="15494" calcext:value-type="float">
            <text:p>15,494</text:p>
          </table:table-cell>
          <table:table-cell table:style-name="ce57" office:value-type="float" office:value="18200" calcext:value-type="float">
            <text:p>18,200</text:p>
          </table:table-cell>
          <table:table-cell table:style-name="ce65" office:value-type="float" office:value="33694" calcext:value-type="float">
            <text:p>33,69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16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ardewerk- en porcelein- 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ardewerk- en porcelein- kooplied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6" calcext:value-type="float">
            <text:p>26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table:style-name="ce16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55" calcext:value-type="float">
            <text:p>255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table:style-name="ce16" office:value-type="float" office:value="255" calcext:value-type="float">
            <text:p>25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5" calcext:value-type="float">
            <text:p>65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table:style-name="ce16" office:value-type="float" office:value="65" calcext:value-type="float">
            <text:p>6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31" calcext:value-type="float">
            <text:p>231</text:p>
          </table:table-cell>
          <table:table-cell table:style-name="ce20" office:value-type="float" office:value="89" calcext:value-type="float">
            <text:p>89</text:p>
          </table:table-cell>
          <table:table-cell table:style-name="ce35" office:value-type="float" office:value="11019" calcext:value-type="float">
            <text:p>11,019</text:p>
          </table:table-cell>
          <table:table-cell table:style-name="ce35" office:value-type="float" office:value="5959" calcext:value-type="float">
            <text:p>5,959</text:p>
          </table:table-cell>
          <table:table-cell table:style-name="ce35" office:value-type="float" office:value="11257" calcext:value-type="float">
            <text:p>11,257</text:p>
          </table:table-cell>
          <table:table-cell table:style-name="ce35" office:value-type="float" office:value="6054" calcext:value-type="float">
            <text:p>6,054</text:p>
          </table:table-cell>
          <table:table-cell table:style-name="ce64" office:value-type="float" office:value="17311" calcext:value-type="float">
            <text:p>17,3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table:style-name="ce16" office:value-type="float" office:value="73" calcext:value-type="float">
            <text:p>7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4" calcext:value-type="float">
            <text:p>14</text:p>
          </table:table-cell>
          <table:table-cell table:style-name="ce16" office:value-type="float" office:value="47" calcext:value-type="float">
            <text:p>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31" calcext:value-type="float">
            <text:p>1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16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8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8"/>
          <table:table-cell table:style-name="ce20" table:number-columns-repeated="6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9" calcext:value-type="float">
            <text:p>3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16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8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table:style-name="ce20" office:value-type="float" office:value="889" calcext:value-type="float">
            <text:p>889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51" calcext:value-type="float">
            <text:p>951</text:p>
          </table:table-cell>
          <table:table-cell table:style-name="ce20" office:value-type="float" office:value="42" calcext:value-type="float">
            <text:p>42</text:p>
          </table:table-cell>
          <table:table-cell table:style-name="ce16" office:value-type="float" office:value="993" calcext:value-type="float">
            <text:p>99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16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7" calcext:value-type="float">
            <text:p>57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table:style-name="ce16" office:value-type="float" office:value="57" calcext:value-type="float">
            <text:p>5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1" calcext:value-type="float">
            <text:p>3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table:style-name="ce16" office:value-type="float" office:value="31" calcext:value-type="float">
            <text:p>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462" calcext:value-type="float">
            <text:p>462</text:p>
          </table:table-cell>
          <table:table-cell table:style-name="ce20" office:value-type="float" office:value="465" calcext:value-type="float">
            <text:p>465</text:p>
          </table:table-cell>
          <table:table-cell table:style-name="ce35" office:value-type="float" office:value="3035" calcext:value-type="float">
            <text:p>3,035</text:p>
          </table:table-cell>
          <table:table-cell table:style-name="ce20" office:value-type="float" office:value="527" calcext:value-type="float">
            <text:p>527</text:p>
          </table:table-cell>
          <table:table-cell table:style-name="ce35" office:value-type="float" office:value="3515" calcext:value-type="float">
            <text:p>3,515</text:p>
          </table:table-cell>
          <table:table-cell table:style-name="ce64" office:value-type="float" office:value="4042" calcext:value-type="float">
            <text:p>4,0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az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43" calcext:value-type="float">
            <text:p>43</text:p>
          </table:table-cell>
          <table:table-cell table:style-name="ce16" office:value-type="float" office:value="161" calcext:value-type="float">
            <text:p>16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12" calcext:value-type="float">
            <text:p>12</text:p>
          </table:table-cell>
          <table:table-cell table:style-name="ce16" office:value-type="float" office:value="84" calcext:value-type="float">
            <text:p>8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01" calcext:value-type="float">
            <text:p>20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table:style-name="ce16" office:value-type="float" office:value="201" calcext:value-type="float">
            <text:p>2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16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16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16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8"/>
          <table:table-cell table:style-name="ce20" table:number-columns-repeated="5"/>
          <table:table-cell table:number-columns-repeated="4" table:style-name="ce20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5" calcext:value-type="float">
            <text:p>15</text:p>
          </table:table-cell>
          <table:table-cell table:style-name="ce16" office:value-type="float" office:value="41" calcext:value-type="float">
            <text:p>4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31" calcext:value-type="float">
            <text:p>1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39" calcext:value-type="float">
            <text:p>39</text:p>
          </table:table-cell>
          <table:table-cell table:style-name="ce16" office:value-type="float" office:value="209" calcext:value-type="float">
            <text:p>20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16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8"/>
          <table:table-cell table:style-name="ce20" table:number-columns-repeated="3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95" calcext:value-type="float">
            <text:p>95</text:p>
          </table:table-cell>
          <table:table-cell table:style-name="ce16" office:value-type="float" office:value="133" calcext:value-type="float">
            <text:p>1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43" calcext:value-type="float">
            <text:p>143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145" calcext:value-type="float">
            <text:p>14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8" office:value-type="float" office:value="49" calcext:value-type="float">
            <text:p>49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81" calcext:value-type="float">
            <text:p>181</text:p>
          </table:table-cell>
          <table:table-cell table:style-name="ce20" office:value-type="float" office:value="164" calcext:value-type="float">
            <text:p>164</text:p>
          </table:table-cell>
          <table:table-cell table:style-name="ce16" office:value-type="float" office:value="345" calcext:value-type="float">
            <text:p>34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16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01" calcext:value-type="float">
            <text:p>1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8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2" calcext:value-type="float">
            <text:p>2</text:p>
          </table:table-cell>
          <table:table-cell table:style-name="ce50" office:value-type="float" office:value="98" calcext:value-type="float">
            <text:p>98</text:p>
          </table:table-cell>
          <table:table-cell table:style-name="ce20" office:value-type="float" office:value="3" calcext:value-type="float">
            <text:p>3</text:p>
          </table:table-cell>
          <table:table-cell table:style-name="ce66" office:value-type="float" office:value="101" calcext:value-type="float">
            <text:p>1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table:style-name="ce16" office:value-type="float" office:value="53" calcext:value-type="float">
            <text:p>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8"/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float" office:value="1032" calcext:value-type="float">
            <text:p>1,032</text:p>
          </table:table-cell>
          <table:table-cell table:style-name="ce20" office:value-type="float" office:value="23" calcext:value-type="float">
            <text:p>23</text:p>
          </table:table-cell>
          <table:table-cell table:style-name="ce35" office:value-type="float" office:value="1103" calcext:value-type="float">
            <text:p>1,103</text:p>
          </table:table-cell>
          <table:table-cell table:style-name="ce20" office:value-type="float" office:value="25" calcext:value-type="float">
            <text:p>25</text:p>
          </table:table-cell>
          <table:table-cell table:style-name="ce64" office:value-type="float" office:value="1128" calcext:value-type="float">
            <text:p>1,1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12" calcext:value-type="float">
            <text:p>612</text:p>
          </table:table-cell>
          <table:table-cell table:style-name="ce20" office:value-type="float" office:value="383" calcext:value-type="float">
            <text:p>383</text:p>
          </table:table-cell>
          <table:table-cell table:style-name="ce20" office:value-type="float" office:value="612" calcext:value-type="float">
            <text:p>612</text:p>
          </table:table-cell>
          <table:table-cell table:style-name="ce20" office:value-type="float" office:value="383" calcext:value-type="float">
            <text:p>383</text:p>
          </table:table-cell>
          <table:table-cell table:style-name="ce16" office:value-type="float" office:value="995" calcext:value-type="float">
            <text:p>99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table:style-name="ce16" office:value-type="float" office:value="59" calcext:value-type="float">
            <text:p>5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table:style-name="ce16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21" calcext:value-type="float">
            <text:p>921</text:p>
          </table:table-cell>
          <table:table-cell table:style-name="ce20" office:value-type="float" office:value="197" calcext:value-type="float">
            <text:p>197</text:p>
          </table:table-cell>
          <table:table-cell table:style-name="ce20" office:value-type="float" office:value="934" calcext:value-type="float">
            <text:p>934</text:p>
          </table:table-cell>
          <table:table-cell table:style-name="ce20" office:value-type="float" office:value="205" calcext:value-type="float">
            <text:p>205</text:p>
          </table:table-cell>
          <table:table-cell table:style-name="ce64" office:value-type="float" office:value="1139" calcext:value-type="float">
            <text:p>1,13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float" office:value="417" calcext:value-type="float">
            <text:p>417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437" calcext:value-type="float">
            <text:p>4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84" calcext:value-type="float">
            <text:p>84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87" calcext:value-type="float">
            <text:p>8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ostschool- houders en onderwijz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ostschool- leerling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8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74" calcext:value-type="float">
            <text:p>274</text:p>
          </table:table-cell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320" calcext:value-type="float">
            <text:p>320</text:p>
          </table:table-cell>
          <table:table-cell table:style-name="ce16" office:value-type="float" office:value="609" calcext:value-type="float">
            <text:p>60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rib- en dijkwerkers, heilbaz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97" calcext:value-type="float">
            <text:p>297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297" calcext:value-type="float">
            <text:p>297</text:p>
          </table:table-cell>
          <table:table-cell table:style-name="ce20" office:value-type="float" office:value="85" calcext:value-type="float">
            <text:p>85</text:p>
          </table:table-cell>
          <table:table-cell table:style-name="ce16" office:value-type="float" office:value="382" calcext:value-type="float">
            <text:p>38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1" calcext:value-type="float">
            <text:p>3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table:style-name="ce16" office:value-type="float" office:value="31" calcext:value-type="float">
            <text:p>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27" calcext:value-type="float">
            <text:p>127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table:style-name="ce16" office:value-type="float" office:value="127" calcext:value-type="float">
            <text:p>1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9" calcext:value-type="float">
            <text:p>29</text:p>
          </table:table-cell>
          <table:table-cell table:style-name="ce20"/>
          <table:table-cell table:style-name="ce20" office:value-type="float" office:value="391" calcext:value-type="float">
            <text:p>39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10" calcext:value-type="float">
            <text:p>10</text:p>
          </table:table-cell>
          <table:table-cell table:style-name="ce16" office:value-type="float" office:value="430" calcext:value-type="float">
            <text:p>4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16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0"/>
          <table:table-cell table:number-columns-repeated="2" table:style-name="ce20" office:value-type="float" office:value="12" calcext:value-type="float">
            <text:p>12</text:p>
          </table:table-cell>
          <table:table-cell table:style-name="ce20" office:value-type="float" office:value="926" calcext:value-type="float">
            <text:p>926</text:p>
          </table:table-cell>
          <table:table-cell table:style-name="ce20" office:value-type="float" office:value="511" calcext:value-type="float">
            <text:p>511</text:p>
          </table:table-cell>
          <table:table-cell table:style-name="ce35" office:value-type="float" office:value="13428" calcext:value-type="float">
            <text:p>13,428</text:p>
          </table:table-cell>
          <table:table-cell table:style-name="ce35" office:value-type="float" office:value="5699" calcext:value-type="float">
            <text:p>5,699</text:p>
          </table:table-cell>
          <table:table-cell table:style-name="ce35" office:value-type="float" office:value="14369" calcext:value-type="float">
            <text:p>14,369</text:p>
          </table:table-cell>
          <table:table-cell table:style-name="ce35" office:value-type="float" office:value="6222" calcext:value-type="float">
            <text:p>6,222</text:p>
          </table:table-cell>
          <table:table-cell table:style-name="ce64" office:value-type="float" office:value="20591" calcext:value-type="float">
            <text:p>20,59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table:style-name="ce16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eerlingen aan het instituut voor blind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ettergie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8"/>
          <table:table-cell table:style-name="ce20" table:number-columns-repeated="5"/>
          <table:table-cell table:number-columns-repeated="4" table:style-name="ce20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" calcext:value-type="float">
            <text:p>16</text:p>
          </table:table-cell>
          <table:table-cell table:style-name="ce20"/>
          <table:table-cell table:style-name="ce20" office:value-type="float" office:value="17" calcext:value-type="float">
            <text:p>17</text:p>
          </table:table-cell>
          <table:table-cell table:style-name="ce20"/>
          <table:table-cell table:style-name="ce16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7" office:value-type="string" calcext:value-type="string">
            <text:p><text:span text:style-name="T2"><text:a xlink:href="#Veerde gedeelte.A916" xlink:type="simple">Manufakturen fabrijkanten</text:a></text:span>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2" calcext:value-type="float">
            <text:p>22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table:style-name="ce16" office:value-type="float" office:value="22" calcext:value-type="float">
            <text:p>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7" office:value-type="string" calcext:value-type="string">
            <text:p><text:span text:style-name="T2"><text:a xlink:href="#Veerde gedeelte.A916" xlink:type="simple">Manufakturen kooplieden</text:a></text:span>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7" office:value-type="string" calcext:value-type="string">
            <text:p><text:span text:style-name="T2"><text:a xlink:href="#Veerde gedeelte.A916" xlink:type="simple">Manufakturen werklieden</text:a></text:span>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8"/>
          <table:table-cell table:style-name="ce20" table:number-columns-repeated="5"/>
          <table:table-cell table:number-columns-repeated="4" table:style-name="ce20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8"/>
          <table:table-cell table:style-name="ce20" table:number-columns-repeated="6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table:style-name="ce16" office:value-type="float" office:value="80" calcext:value-type="float">
            <text:p>8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Naaisters, briesters, mangelhoudsters, plooisters, strijksters, waschvrouwen, werksters, nettenbreijers</text:p>
          </table:table-cell>
          <table:table-cell/>
          <table:table-cell table:style-name="ce8"/>
          <table:table-cell table:style-name="ce20" table:number-columns-repeated="2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table:style-name="ce35" office:value-type="float" office:value="1152" calcext:value-type="float">
            <text:p>1,152</text:p>
          </table:table-cell>
          <table:table-cell table:style-name="ce20"/>
          <table:table-cell table:style-name="ce35" office:value-type="float" office:value="1215" calcext:value-type="float">
            <text:p>1,215</text:p>
          </table:table-cell>
          <table:table-cell table:style-name="ce64" office:value-type="float" office:value="1215" calcext:value-type="float">
            <text:p>1,2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1" calcext:value-type="float">
            <text:p>2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table:style-name="ce16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02" calcext:value-type="float">
            <text:p>10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7" office:value-type="string" calcext:value-type="string">
            <text:p><text:span text:style-name="T2"><text:a xlink:href="#Veerde gedeelte.A917" xlink:type="simple">Ondernemers en direkteurs van begrafenis- en ziekenfondsen</text:a></text:span>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7" office:value-type="string" calcext:value-type="string">
            <text:p><text:span text:style-name="T2"><text:a xlink:href="#Veerde gedeelte.A917" xlink:type="simple">Ondernemers en direkteurs van verzekering- en brandwaarborgmaatschappijen</text:a></text:span>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45" calcext:value-type="float">
            <text:p>345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349" calcext:value-type="float">
            <text:p>34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10" calcext:value-type="float">
            <text:p>10</text:p>
          </table:table-cell>
          <table:table-cell table:style-name="ce16" office:value-type="float" office:value="88" calcext:value-type="float">
            <text:p>8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72" calcext:value-type="float">
            <text:p>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apier- en gekleurd papier- 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apier- en gekleurd papier- handelaa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apier- en gekleurd papier- werklied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86" calcext:value-type="float">
            <text:p>86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table:style-name="ce16" office:value-type="float" office:value="86" calcext:value-type="float">
            <text:p>8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8" calcext:value-type="float">
            <text:p>28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table:style-name="ce16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140" calcext:value-type="float">
            <text:p>140</text:p>
          </table:table-cell>
          <table:table-cell table:style-name="ce16" office:value-type="float" office:value="302" calcext:value-type="float">
            <text:p>30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20" office:value-type="float" office:value="331" calcext:value-type="float">
            <text:p>33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47" calcext:value-type="float">
            <text:p>347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353" calcext:value-type="float">
            <text:p>3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16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7" calcext:value-type="float">
            <text:p>27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table:style-name="ce16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20" office:value-type="float" office:value="490" calcext:value-type="float">
            <text:p>49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522" calcext:value-type="float">
            <text:p>5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3" calcext:value-type="float">
            <text:p>23</text:p>
          </table:table-cell>
          <table:table-cell table:style-name="ce20"/>
          <table:table-cell table:style-name="ce20" office:value-type="float" office:value="382" calcext:value-type="float">
            <text:p>38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05" calcext:value-type="float">
            <text:p>405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410" calcext:value-type="float">
            <text:p>4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float" office:value="2500" calcext:value-type="float">
            <text:p>2,500</text:p>
          </table:table-cell>
          <table:table-cell table:style-name="ce20" office:value-type="float" office:value="58" calcext:value-type="float">
            <text:p>58</text:p>
          </table:table-cell>
          <table:table-cell table:style-name="ce35" office:value-type="float" office:value="2647" calcext:value-type="float">
            <text:p>2,647</text:p>
          </table:table-cell>
          <table:table-cell table:style-name="ce20" office:value-type="float" office:value="59" calcext:value-type="float">
            <text:p>59</text:p>
          </table:table-cell>
          <table:table-cell table:style-name="ce64" office:value-type="float" office:value="2706" calcext:value-type="float">
            <text:p>2,70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float" office:value="1280" calcext:value-type="float">
            <text:p>1,280</text:p>
          </table:table-cell>
          <table:table-cell table:style-name="ce20" office:value-type="float" office:value="17" calcext:value-type="float">
            <text:p>17</text:p>
          </table:table-cell>
          <table:table-cell table:style-name="ce35" office:value-type="float" office:value="1350" calcext:value-type="float">
            <text:p>1,350</text:p>
          </table:table-cell>
          <table:table-cell table:style-name="ce20" office:value-type="float" office:value="18" calcext:value-type="float">
            <text:p>18</text:p>
          </table:table-cell>
          <table:table-cell table:style-name="ce64" office:value-type="float" office:value="1368" calcext:value-type="float">
            <text:p>1,36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9" office:value-type="float" office:value="7519" calcext:value-type="float">
            <text:p>7,519</text:p>
          </table:table-cell>
          <table:table-cell table:style-name="ce35" office:value-type="float" office:value="7282" calcext:value-type="float">
            <text:p>7,282</text:p>
          </table:table-cell>
          <table:table-cell table:style-name="ce35" office:value-type="float" office:value="2965" calcext:value-type="float">
            <text:p>2,965</text:p>
          </table:table-cell>
          <table:table-cell table:style-name="ce35" office:value-type="float" office:value="2839" calcext:value-type="float">
            <text:p>2,839</text:p>
          </table:table-cell>
          <table:table-cell table:style-name="ce35" office:value-type="float" office:value="1301" calcext:value-type="float">
            <text:p>1,301</text:p>
          </table:table-cell>
          <table:table-cell table:style-name="ce20" office:value-type="float" office:value="984" calcext:value-type="float">
            <text:p>984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7" calcext:value-type="float">
            <text:p>17</text:p>
          </table:table-cell>
          <table:table-cell table:style-name="ce35" office:value-type="float" office:value="11814" calcext:value-type="float">
            <text:p>11,814</text:p>
          </table:table-cell>
          <table:table-cell table:style-name="ce35" office:value-type="float" office:value="11122" calcext:value-type="float">
            <text:p>11,122</text:p>
          </table:table-cell>
          <table:table-cell table:style-name="ce64" office:value-type="float" office:value="22936" calcext:value-type="float">
            <text:p>22,93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8" calcext:value-type="float">
            <text:p>18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table:style-name="ce16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73" calcext:value-type="float">
            <text:p>273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280" calcext:value-type="float">
            <text:p>28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0" table:number-columns-repeated="3"/>
          <table:table-cell table:style-name="ce20" office:value-type="float" office:value="24" calcext:value-type="float">
            <text:p>24</text:p>
          </table:table-cell>
          <table:table-cell table:style-name="ce20"/>
          <table:table-cell table:style-name="ce20" office:value-type="float" office:value="449" calcext:value-type="float">
            <text:p>449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14" calcext:value-type="float">
            <text:p>14</text:p>
          </table:table-cell>
          <table:table-cell table:style-name="ce16" office:value-type="float" office:value="489" calcext:value-type="float">
            <text:p>48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8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06" calcext:value-type="float">
            <text:p>406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31" calcext:value-type="float">
            <text:p>431</text:p>
          </table:table-cell>
          <table:table-cell table:style-name="ce20" office:value-type="float" office:value="152" calcext:value-type="float">
            <text:p>152</text:p>
          </table:table-cell>
          <table:table-cell table:style-name="ce16" office:value-type="float" office:value="583" calcext:value-type="float">
            <text:p>58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8"/>
          <table:table-cell table:style-name="ce20" table:number-columns-repeated="6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96" calcext:value-type="float">
            <text:p>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Tabak- en sigaren- fabrijkan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Tabak- en sigaren- kerv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Tabak- en sigaren- plan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Tabak- en sigaren- 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table:style-name="ce35" office:value-type="float" office:value="1597" calcext:value-type="float">
            <text:p>1,597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float" office:value="1653" calcext:value-type="float">
            <text:p>1,653</text:p>
          </table:table-cell>
          <table:table-cell table:style-name="ce20" office:value-type="float" office:value="4" calcext:value-type="float">
            <text:p>4</text:p>
          </table:table-cell>
          <table:table-cell table:style-name="ce64" office:value-type="float" office:value="1657" calcext:value-type="float">
            <text:p>1,65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99" calcext:value-type="float">
            <text:p>9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7" calcext:value-type="float">
            <text:p>17</text:p>
          </table:table-cell>
          <table:table-cell table:style-name="ce16" office:value-type="float" office:value="42" calcext:value-type="float">
            <text:p>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91" calcext:value-type="float">
            <text:p>9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table:style-name="ce16" office:value-type="float" office:value="91" calcext:value-type="float">
            <text:p>9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8" calcext:value-type="float">
            <text:p>28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table:style-name="ce16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434" calcext:value-type="float">
            <text:p>43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447" calcext:value-type="float">
            <text:p>4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173" calcext:value-type="float">
            <text:p>17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Water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Wierspinn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02" calcext:value-type="float">
            <text:p>102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table:style-name="ce16" office:value-type="float" office:value="102" calcext:value-type="float">
            <text:p>10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8"/>
          <table:table-cell table:style-name="ce20" table:number-columns-repeated="5"/>
          <table:table-cell table:number-columns-repeated="4" table:style-name="ce20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8"/>
          <table:table-cell table:style-name="ce20" table:number-columns-repeated="6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9" office:value-type="float" office:value="11236" calcext:value-type="float">
            <text:p>11,236</text:p>
          </table:table-cell>
          <table:table-cell table:style-name="ce35" office:value-type="float" office:value="11179" calcext:value-type="float">
            <text:p>11,179</text:p>
          </table:table-cell>
          <table:table-cell table:style-name="ce20" office:value-type="float" office:value="611" calcext:value-type="float">
            <text:p>611</text:p>
          </table:table-cell>
          <table:table-cell table:style-name="ce20" office:value-type="float" office:value="644" calcext:value-type="float">
            <text:p>644</text:p>
          </table:table-cell>
          <table:table-cell table:style-name="ce35" office:value-type="float" office:value="3381" calcext:value-type="float">
            <text:p>3,381</text:p>
          </table:table-cell>
          <table:table-cell table:style-name="ce35" office:value-type="float" office:value="4463" calcext:value-type="float">
            <text:p>4,463</text:p>
          </table:table-cell>
          <table:table-cell table:style-name="ce35" office:value-type="float" office:value="4873" calcext:value-type="float">
            <text:p>4,873</text:p>
          </table:table-cell>
          <table:table-cell table:style-name="ce35" office:value-type="float" office:value="31618" calcext:value-type="float">
            <text:p>31,618</text:p>
          </table:table-cell>
          <table:table-cell table:style-name="ce51" office:value-type="float" office:value="20102" calcext:value-type="float">
            <text:p>20,102</text:p>
          </table:table-cell>
          <table:table-cell table:style-name="ce35" office:value-type="float" office:value="47904" calcext:value-type="float">
            <text:p>47,904</text:p>
          </table:table-cell>
          <table:table-cell table:style-name="ce67" office:value-type="float" office:value="68006" calcext:value-type="float">
            <text:p>68,00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ZES EN VIJFTIG GEMEENTEN TEN PLATTEN LANDE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9" office:value-type="float" office:value="18816" calcext:value-type="float">
            <text:p>18,816</text:p>
          </table:table-cell>
          <table:table-cell table:style-name="ce35" office:value-type="float" office:value="18511" calcext:value-type="float">
            <text:p>18,511</text:p>
          </table:table-cell>
          <table:table-cell table:style-name="ce35" office:value-type="float" office:value="3630" calcext:value-type="float">
            <text:p>3,630</text:p>
          </table:table-cell>
          <table:table-cell table:style-name="ce35" office:value-type="float" office:value="3538" calcext:value-type="float">
            <text:p>3,538</text:p>
          </table:table-cell>
          <table:table-cell table:style-name="ce35" office:value-type="float" office:value="6694" calcext:value-type="float">
            <text:p>6,694</text:p>
          </table:table-cell>
          <table:table-cell table:style-name="ce35" office:value-type="float" office:value="6659" calcext:value-type="float">
            <text:p>6,659</text:p>
          </table:table-cell>
          <table:table-cell table:style-name="ce35" office:value-type="float" office:value="47531" calcext:value-type="float">
            <text:p>47,531</text:p>
          </table:table-cell>
          <table:table-cell table:style-name="ce35" office:value-type="float" office:value="49367" calcext:value-type="float">
            <text:p>49,367</text:p>
          </table:table-cell>
          <table:table-cell table:style-name="ce51" office:value-type="float" office:value="76673" calcext:value-type="float">
            <text:p>76,673</text:p>
          </table:table-cell>
          <table:table-cell table:style-name="ce35" office:value-type="float" office:value="78075" calcext:value-type="float">
            <text:p>78,075</text:p>
          </table:table-cell>
          <table:table-cell table:style-name="ce67" office:value-type="float" office:value="154748" calcext:value-type="float">
            <text:p>154,7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1" calcext:value-type="float">
            <text:p>2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table:style-name="ce16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ardewerk- en porcelein- 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ardewerk- en porcelein- kooplied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9" calcext:value-type="float">
            <text:p>59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table:style-name="ce16" office:value-type="float" office:value="59" calcext:value-type="float">
            <text:p>5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05" calcext:value-type="float">
            <text:p>30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5" calcext:value-type="float">
            <text:p>30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06" calcext:value-type="float">
            <text:p>30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01" calcext:value-type="float">
            <text:p>10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table:style-name="ce16" office:value-type="float" office:value="101" calcext:value-type="float">
            <text:p>1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34" calcext:value-type="float">
            <text:p>234</text:p>
          </table:table-cell>
          <table:table-cell table:style-name="ce20" office:value-type="float" office:value="89" calcext:value-type="float">
            <text:p>89</text:p>
          </table:table-cell>
          <table:table-cell table:style-name="ce35" office:value-type="float" office:value="11579" calcext:value-type="float">
            <text:p>11,579</text:p>
          </table:table-cell>
          <table:table-cell table:style-name="ce35" office:value-type="float" office:value="6165" calcext:value-type="float">
            <text:p>6,165</text:p>
          </table:table-cell>
          <table:table-cell table:style-name="ce35" office:value-type="float" office:value="11821" calcext:value-type="float">
            <text:p>11,821</text:p>
          </table:table-cell>
          <table:table-cell table:style-name="ce35" office:value-type="float" office:value="6260" calcext:value-type="float">
            <text:p>6,260</text:p>
          </table:table-cell>
          <table:table-cell table:style-name="ce64" office:value-type="float" office:value="18081" calcext:value-type="float">
            <text:p>18,08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16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16" office:value-type="float" office:value="130" calcext:value-type="float">
            <text:p>1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table:style-name="ce16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16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8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6" calcext:value-type="float">
            <text:p>36</text:p>
          </table:table-cell>
          <table:table-cell table:style-name="ce16" office:value-type="float" office:value="86" calcext:value-type="float">
            <text:p>8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9" calcext:value-type="float">
            <text:p>3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8"/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257" calcext:value-type="float">
            <text:p>257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261" calcext:value-type="float">
            <text:p>261</text:p>
          </table:table-cell>
          <table:table-cell table:style-name="ce20" office:value-type="float" office:value="17" calcext:value-type="float">
            <text:p>17</text:p>
          </table:table-cell>
          <table:table-cell table:style-name="ce16" office:value-type="float" office:value="278" calcext:value-type="float">
            <text:p>27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7" calcext:value-type="float">
            <text:p>17</text:p>
          </table:table-cell>
          <table:table-cell table:style-name="ce20"/>
          <table:table-cell table:style-name="ce20" office:value-type="float" office:value="47" calcext:value-type="float">
            <text:p>47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table:style-name="ce16" office:value-type="float" office:value="67" calcext:value-type="float">
            <text:p>6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8"/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01" calcext:value-type="float">
            <text:p>1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8"/>
          <table:table-cell table:style-name="ce20" table:number-columns-repeated="6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03" calcext:value-type="float">
            <text:p>10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20" office:value-type="float" office:value="16" calcext:value-type="float">
            <text:p>16</text:p>
          </table:table-cell>
          <table:table-cell table:style-name="ce20"/>
          <table:table-cell table:style-name="ce16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8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table:style-name="ce35" office:value-type="float" office:value="1124" calcext:value-type="float">
            <text:p>1,124</text:p>
          </table:table-cell>
          <table:table-cell table:style-name="ce20" office:value-type="float" office:value="58" calcext:value-type="float">
            <text:p>58</text:p>
          </table:table-cell>
          <table:table-cell table:style-name="ce35" office:value-type="float" office:value="1202" calcext:value-type="float">
            <text:p>1,202</text:p>
          </table:table-cell>
          <table:table-cell table:style-name="ce20" office:value-type="float" office:value="58" calcext:value-type="float">
            <text:p>58</text:p>
          </table:table-cell>
          <table:table-cell table:style-name="ce64" office:value-type="float" office:value="1260" calcext:value-type="float">
            <text:p>1,26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16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9" calcext:value-type="float">
            <text:p>19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table:style-name="ce16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8" calcext:value-type="float">
            <text:p>58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table:style-name="ce16" office:value-type="float" office:value="58" calcext:value-type="float">
            <text:p>5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2" calcext:value-type="float">
            <text:p>42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table:style-name="ce16" office:value-type="float" office:value="42" calcext:value-type="float">
            <text:p>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532" calcext:value-type="float">
            <text:p>532</text:p>
          </table:table-cell>
          <table:table-cell table:style-name="ce20" office:value-type="float" office:value="608" calcext:value-type="float">
            <text:p>608</text:p>
          </table:table-cell>
          <table:table-cell table:style-name="ce35" office:value-type="float" office:value="4618" calcext:value-type="float">
            <text:p>4,618</text:p>
          </table:table-cell>
          <table:table-cell table:style-name="ce20" office:value-type="float" office:value="672" calcext:value-type="float">
            <text:p>672</text:p>
          </table:table-cell>
          <table:table-cell table:style-name="ce35" office:value-type="float" office:value="5175" calcext:value-type="float">
            <text:p>5,175</text:p>
          </table:table-cell>
          <table:table-cell table:style-name="ce64" office:value-type="float" office:value="5847" calcext:value-type="float">
            <text:p>5,8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az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59" calcext:value-type="float">
            <text:p>159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59" calcext:value-type="float">
            <text:p>159</text:p>
          </table:table-cell>
          <table:table-cell table:style-name="ce20" office:value-type="float" office:value="61" calcext:value-type="float">
            <text:p>61</text:p>
          </table:table-cell>
          <table:table-cell table:style-name="ce16" office:value-type="float" office:value="220" calcext:value-type="float">
            <text:p>2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2" calcext:value-type="float">
            <text:p>22</text:p>
          </table:table-cell>
          <table:table-cell table:style-name="ce16" office:value-type="float" office:value="172" calcext:value-type="float">
            <text:p>1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16" calcext:value-type="float">
            <text:p>216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table:style-name="ce16" office:value-type="float" office:value="216" calcext:value-type="float">
            <text:p>2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16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8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7" calcext:value-type="float">
            <text:p>27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table:style-name="ce16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7" calcext:value-type="float">
            <text:p>17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11" calcext:value-type="float">
            <text:p>11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66" calcext:value-type="float">
            <text:p>166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173" calcext:value-type="float">
            <text:p>17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table:style-name="ce16" office:value-type="float" office:value="38" calcext:value-type="float">
            <text:p>3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16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35" calcext:value-type="float">
            <text:p>23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35" calcext:value-type="float">
            <text:p>235</text:p>
          </table:table-cell>
          <table:table-cell table:style-name="ce20" office:value-type="float" office:value="57" calcext:value-type="float">
            <text:p>57</text:p>
          </table:table-cell>
          <table:table-cell table:style-name="ce16" office:value-type="float" office:value="292" calcext:value-type="float">
            <text:p>29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16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119" calcext:value-type="float">
            <text:p>119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121" calcext:value-type="float">
            <text:p>121</text:p>
          </table:table-cell>
          <table:table-cell table:style-name="ce16" office:value-type="float" office:value="189" calcext:value-type="float">
            <text:p>18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16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178" calcext:value-type="float">
            <text:p>17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8" office:value-type="float" office:value="74" calcext:value-type="float">
            <text:p>74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241" calcext:value-type="float">
            <text:p>241</text:p>
          </table:table-cell>
          <table:table-cell table:style-name="ce20" office:value-type="float" office:value="190" calcext:value-type="float">
            <text:p>190</text:p>
          </table:table-cell>
          <table:table-cell table:style-name="ce16" office:value-type="float" office:value="431" calcext:value-type="float">
            <text:p>4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16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16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73" calcext:value-type="float">
            <text:p>173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78" calcext:value-type="float">
            <text:p>17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8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 office:value-type="float" office:value="3" calcext:value-type="float">
            <text:p>3</text:p>
          </table:table-cell>
          <table:table-cell table:style-name="ce52" office:value-type="float" office:value="143" calcext:value-type="float">
            <text:p>143</text:p>
          </table:table-cell>
          <table:table-cell table:style-name="ce20" office:value-type="float" office:value="4" calcext:value-type="float">
            <text:p>4</text:p>
          </table:table-cell>
          <table:table-cell table:style-name="ce68" office:value-type="float" office:value="147" calcext:value-type="float">
            <text:p>1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table:style-name="ce16" office:value-type="float" office:value="204" calcext:value-type="float">
            <text:p>20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" calcext:value-type="float">
            <text:p>17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231" calcext:value-type="float">
            <text:p>231</text:p>
          </table:table-cell>
          <table:table-cell table:style-name="ce20" office:value-type="float" office:value="33" calcext:value-type="float">
            <text:p>33</text:p>
          </table:table-cell>
          <table:table-cell table:style-name="ce16" office:value-type="float" office:value="264" calcext:value-type="float">
            <text:p>26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8"/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float" office:value="1346" calcext:value-type="float">
            <text:p>1,346</text:p>
          </table:table-cell>
          <table:table-cell table:style-name="ce20" office:value-type="float" office:value="23" calcext:value-type="float">
            <text:p>23</text:p>
          </table:table-cell>
          <table:table-cell table:style-name="ce35" office:value-type="float" office:value="1454" calcext:value-type="float">
            <text:p>1,454</text:p>
          </table:table-cell>
          <table:table-cell table:style-name="ce20" office:value-type="float" office:value="25" calcext:value-type="float">
            <text:p>25</text:p>
          </table:table-cell>
          <table:table-cell table:style-name="ce64" office:value-type="float" office:value="1479" calcext:value-type="float">
            <text:p>1,47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53" calcext:value-type="float">
            <text:p>753</text:p>
          </table:table-cell>
          <table:table-cell table:style-name="ce20" office:value-type="float" office:value="518" calcext:value-type="float">
            <text:p>518</text:p>
          </table:table-cell>
          <table:table-cell table:style-name="ce20" office:value-type="float" office:value="753" calcext:value-type="float">
            <text:p>753</text:p>
          </table:table-cell>
          <table:table-cell table:style-name="ce20" office:value-type="float" office:value="518" calcext:value-type="float">
            <text:p>518</text:p>
          </table:table-cell>
          <table:table-cell table:style-name="ce64" office:value-type="float" office:value="1271" calcext:value-type="float">
            <text:p>1,27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121" calcext:value-type="float">
            <text:p>12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table:style-name="ce16" office:value-type="float" office:value="125" calcext:value-type="float">
            <text:p>1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6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9" calcext:value-type="float">
            <text:p>9</text:p>
          </table:table-cell>
          <table:table-cell table:style-name="ce35" office:value-type="float" office:value="1398" calcext:value-type="float">
            <text:p>1,398</text:p>
          </table:table-cell>
          <table:table-cell table:style-name="ce20" office:value-type="float" office:value="336" calcext:value-type="float">
            <text:p>336</text:p>
          </table:table-cell>
          <table:table-cell table:style-name="ce35" office:value-type="float" office:value="1417" calcext:value-type="float">
            <text:p>1,417</text:p>
          </table:table-cell>
          <table:table-cell table:style-name="ce20" office:value-type="float" office:value="345" calcext:value-type="float">
            <text:p>345</text:p>
          </table:table-cell>
          <table:table-cell table:style-name="ce64" office:value-type="float" office:value="1762" calcext:value-type="float">
            <text:p>1,76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20" office:value-type="float" office:value="456" calcext:value-type="float">
            <text:p>45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71" calcext:value-type="float">
            <text:p>471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478" calcext:value-type="float">
            <text:p>47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69" calcext:value-type="float">
            <text:p>169</text:p>
          </table:table-cell>
          <table:table-cell table:style-name="ce20" office:value-type="float" office:value="10" calcext:value-type="float">
            <text:p>10</text:p>
          </table:table-cell>
          <table:table-cell table:style-name="ce16" office:value-type="float" office:value="179" calcext:value-type="float">
            <text:p>17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ostschoolhouders en onderwijzers</text:p>
          </table:table-cell>
          <table:table-cell/>
          <table:table-cell table:style-name="ce8"/>
          <table:table-cell table:style-name="ce20" table:number-columns-repeated="5"/>
          <table:table-cell table:number-columns-repeated="4" table:style-name="ce20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ostschoolleerlingen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83" calcext:value-type="float">
            <text:p>83</text:p>
          </table:table-cell>
          <table:table-cell table:style-name="ce16" office:value-type="float" office:value="189" calcext:value-type="float">
            <text:p>18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8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87" calcext:value-type="float">
            <text:p>287</text:p>
          </table:table-cell>
          <table:table-cell table:style-name="ce20" office:value-type="float" office:value="316" calcext:value-type="float">
            <text:p>316</text:p>
          </table:table-cell>
          <table:table-cell table:style-name="ce20" office:value-type="float" office:value="302" calcext:value-type="float">
            <text:p>302</text:p>
          </table:table-cell>
          <table:table-cell table:style-name="ce20" office:value-type="float" office:value="321" calcext:value-type="float">
            <text:p>321</text:p>
          </table:table-cell>
          <table:table-cell table:style-name="ce16" office:value-type="float" office:value="623" calcext:value-type="float">
            <text:p>6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63" calcext:value-type="float">
            <text:p>363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363" calcext:value-type="float">
            <text:p>363</text:p>
          </table:table-cell>
          <table:table-cell table:style-name="ce20" office:value-type="float" office:value="101" calcext:value-type="float">
            <text:p>101</text:p>
          </table:table-cell>
          <table:table-cell table:style-name="ce16" office:value-type="float" office:value="464" calcext:value-type="float">
            <text:p>46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213" calcext:value-type="float">
            <text:p>213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table:style-name="ce16" office:value-type="float" office:value="214" calcext:value-type="float">
            <text:p>2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2" calcext:value-type="float">
            <text:p>52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table:style-name="ce16" office:value-type="float" office:value="52" calcext:value-type="float">
            <text:p>5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588" calcext:value-type="float">
            <text:p>588</text:p>
          </table:table-cell>
          <table:table-cell table:style-name="ce20"/>
          <table:table-cell table:style-name="ce20" office:value-type="float" office:value="601" calcext:value-type="float">
            <text:p>601</text:p>
          </table:table-cell>
          <table:table-cell table:style-name="ce20"/>
          <table:table-cell table:style-name="ce16" office:value-type="float" office:value="601" calcext:value-type="float">
            <text:p>6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31" calcext:value-type="float">
            <text:p>31</text:p>
          </table:table-cell>
          <table:table-cell table:style-name="ce20"/>
          <table:table-cell table:style-name="ce20" office:value-type="float" office:value="439" calcext:value-type="float">
            <text:p>439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470" calcext:value-type="float">
            <text:p>470</text:p>
          </table:table-cell>
          <table:table-cell table:style-name="ce20" office:value-type="float" office:value="11" calcext:value-type="float">
            <text:p>11</text:p>
          </table:table-cell>
          <table:table-cell table:style-name="ce16" office:value-type="float" office:value="481" calcext:value-type="float">
            <text:p>48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16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928" calcext:value-type="float">
            <text:p>928</text:p>
          </table:table-cell>
          <table:table-cell table:style-name="ce20" office:value-type="float" office:value="511" calcext:value-type="float">
            <text:p>511</text:p>
          </table:table-cell>
          <table:table-cell table:style-name="ce35" office:value-type="float" office:value="13476" calcext:value-type="float">
            <text:p>13,476</text:p>
          </table:table-cell>
          <table:table-cell table:style-name="ce35" office:value-type="float" office:value="5701" calcext:value-type="float">
            <text:p>5,701</text:p>
          </table:table-cell>
          <table:table-cell table:style-name="ce35" office:value-type="float" office:value="14419" calcext:value-type="float">
            <text:p>14,419</text:p>
          </table:table-cell>
          <table:table-cell table:style-name="ce35" office:value-type="float" office:value="6225" calcext:value-type="float">
            <text:p>6,225</text:p>
          </table:table-cell>
          <table:table-cell table:style-name="ce64" office:value-type="float" office:value="20644" calcext:value-type="float">
            <text:p>20,6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6" calcext:value-type="float">
            <text:p>26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table:style-name="ce16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16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16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23" calcext:value-type="float">
            <text:p>23</text:p>
          </table:table-cell>
          <table:table-cell table:style-name="ce20"/>
          <table:table-cell table:style-name="ce16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eerlingen aan het instituut voor blind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ettergiet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table:style-name="ce16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0" calcext:value-type="float">
            <text:p>20</text:p>
          </table:table-cell>
          <table:table-cell table:style-name="ce16" office:value-type="float" office:value="43" calcext:value-type="float">
            <text:p>4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8" calcext:value-type="float">
            <text:p>28</text:p>
          </table:table-cell>
          <table:table-cell table:style-name="ce16" office:value-type="float" office:value="41" calcext:value-type="float">
            <text:p>4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" calcext:value-type="float">
            <text:p>14</text:p>
          </table:table-cell>
          <table:table-cell table:style-name="ce20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16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table:style-name="ce16" office:value-type="float" office:value="56" calcext:value-type="float">
            <text:p>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7" office:value-type="string" calcext:value-type="string">
            <text:p><text:span text:style-name="T2"><text:a xlink:href="#Veerde gedeelte.A921" xlink:type="simple">Manufakturen fabrijkanten</text:a></text:span>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6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7" office:value-type="string" calcext:value-type="string">
            <text:p><text:span text:style-name="T2"><text:a xlink:href="#Veerde gedeelte.A921" xlink:type="simple">Manufakturen kooplieden</text:a></text:span>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39" calcext:value-type="float">
            <text:p>3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7" office:value-type="string" calcext:value-type="string">
            <text:p><text:span text:style-name="T2"><text:a xlink:href="#Veerde gedeelte.A921" xlink:type="simple">Manufakturen werklieden</text:a></text:span>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2" calcext:value-type="float">
            <text:p>12</text:p>
          </table:table-cell>
          <table:table-cell table:style-name="ce16" office:value-type="float" office:value="73" calcext:value-type="float">
            <text:p>7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03" calcext:value-type="float">
            <text:p>103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table:style-name="ce16" office:value-type="float" office:value="103" calcext:value-type="float">
            <text:p>10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table:style-name="ce16" office:value-type="float" office:value="89" calcext:value-type="float">
            <text:p>8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16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8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14" calcext:value-type="float">
            <text:p>14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table:style-name="ce35" office:value-type="float" office:value="1801" calcext:value-type="float">
            <text:p>1,801</text:p>
          </table:table-cell>
          <table:table-cell table:style-name="ce20"/>
          <table:table-cell table:style-name="ce35" office:value-type="float" office:value="1935" calcext:value-type="float">
            <text:p>1,935</text:p>
          </table:table-cell>
          <table:table-cell table:style-name="ce64" office:value-type="float" office:value="1935" calcext:value-type="float">
            <text:p>1,93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7" calcext:value-type="float">
            <text:p>27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table:style-name="ce16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7" office:value-type="string" calcext:value-type="string">
            <text:p><text:span text:style-name="T2"><text:a xlink:href="#Veerde gedeelte.A922" xlink:type="simple">Ondernemers en direkteurs van begrafenis- en ziekenfondsen</text:a></text:span>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office:value-type="string" calcext:value-type="string">
            <text:p>Ondernemers en direkteurs van naamlooze en verdere handel-maatschappij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7" office:value-type="string" calcext:value-type="string">
            <text:p><text:span text:style-name="T2"><text:a xlink:href="#Veerde gedeelte.A922" xlink:type="simple">Ondernemers en direkteurs van verzekering- en brandwaarborgmaatschappijen</text:a></text:span>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4" calcext:value-type="float">
            <text:p>14</text:p>
          </table:table-cell>
          <table:table-cell table:style-name="ce20"/>
          <table:table-cell table:style-name="ce20" office:value-type="float" office:value="418" calcext:value-type="float">
            <text:p>418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432" calcext:value-type="float">
            <text:p>432</text:p>
          </table:table-cell>
          <table:table-cell table:style-name="ce20" office:value-type="float" office:value="31" calcext:value-type="float">
            <text:p>31</text:p>
          </table:table-cell>
          <table:table-cell table:style-name="ce16" office:value-type="float" office:value="463" calcext:value-type="float">
            <text:p>46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16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8"/>
          <table:table-cell table:style-name="ce20" table:number-columns-repeated="6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10" calcext:value-type="float">
            <text:p>10</text:p>
          </table:table-cell>
          <table:table-cell table:style-name="ce16" office:value-type="float" office:value="89" calcext:value-type="float">
            <text:p>8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apier- en gekleurd papier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apier- en gekleurd papierhandelaa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apier- en gekleurd papierwerklied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" calcext:value-type="float">
            <text:p>14</text:p>
          </table:table-cell>
          <table:table-cell table:style-name="ce20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16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26" calcext:value-type="float">
            <text:p>126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table:style-name="ce16" office:value-type="float" office:value="126" calcext:value-type="float">
            <text:p>1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16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8"/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2" calcext:value-type="float">
            <text:p>52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table:style-name="ce16" office:value-type="float" office:value="52" calcext:value-type="float">
            <text:p>5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65" calcext:value-type="float">
            <text:p>165</text:p>
          </table:table-cell>
          <table:table-cell table:style-name="ce16" office:value-type="float" office:value="360" calcext:value-type="float">
            <text:p>36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table:style-name="ce20" office:value-type="float" office:value="389" calcext:value-type="float">
            <text:p>38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16" calcext:value-type="float">
            <text:p>416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422" calcext:value-type="float">
            <text:p>4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16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6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table:style-name="ce20" office:value-type="float" office:value="580" calcext:value-type="float">
            <text:p>58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19" calcext:value-type="float">
            <text:p>619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621" calcext:value-type="float">
            <text:p>6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8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table:style-name="ce20" office:value-type="float" office:value="580" calcext:value-type="float">
            <text:p>58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14" calcext:value-type="float">
            <text:p>614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621" calcext:value-type="float">
            <text:p>6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float" office:value="3138" calcext:value-type="float">
            <text:p>3,138</text:p>
          </table:table-cell>
          <table:table-cell table:style-name="ce20" office:value-type="float" office:value="77" calcext:value-type="float">
            <text:p>77</text:p>
          </table:table-cell>
          <table:table-cell table:style-name="ce35" office:value-type="float" office:value="3320" calcext:value-type="float">
            <text:p>3,320</text:p>
          </table:table-cell>
          <table:table-cell table:style-name="ce20" office:value-type="float" office:value="78" calcext:value-type="float">
            <text:p>78</text:p>
          </table:table-cell>
          <table:table-cell table:style-name="ce64" office:value-type="float" office:value="3398" calcext:value-type="float">
            <text:p>3,39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float" office:value="1615" calcext:value-type="float">
            <text:p>1,615</text:p>
          </table:table-cell>
          <table:table-cell table:style-name="ce20" office:value-type="float" office:value="18" calcext:value-type="float">
            <text:p>18</text:p>
          </table:table-cell>
          <table:table-cell table:style-name="ce35" office:value-type="float" office:value="1737" calcext:value-type="float">
            <text:p>1,737</text:p>
          </table:table-cell>
          <table:table-cell table:style-name="ce20" office:value-type="float" office:value="19" calcext:value-type="float">
            <text:p>19</text:p>
          </table:table-cell>
          <table:table-cell table:style-name="ce64" office:value-type="float" office:value="1756" calcext:value-type="float">
            <text:p>1,7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9" office:value-type="float" office:value="8277" calcext:value-type="float">
            <text:p>8,277</text:p>
          </table:table-cell>
          <table:table-cell table:style-name="ce35" office:value-type="float" office:value="7860" calcext:value-type="float">
            <text:p>7,860</text:p>
          </table:table-cell>
          <table:table-cell table:style-name="ce35" office:value-type="float" office:value="3255" calcext:value-type="float">
            <text:p>3,255</text:p>
          </table:table-cell>
          <table:table-cell table:style-name="ce35" office:value-type="float" office:value="3016" calcext:value-type="float">
            <text:p>3,016</text:p>
          </table:table-cell>
          <table:table-cell table:style-name="ce35" office:value-type="float" office:value="1544" calcext:value-type="float">
            <text:p>1,544</text:p>
          </table:table-cell>
          <table:table-cell table:style-name="ce35" office:value-type="float" office:value="1184" calcext:value-type="float">
            <text:p>1,18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51" calcext:value-type="float">
            <text:p>51</text:p>
          </table:table-cell>
          <table:table-cell table:style-name="ce35" office:value-type="float" office:value="13141" calcext:value-type="float">
            <text:p>13,141</text:p>
          </table:table-cell>
          <table:table-cell table:style-name="ce35" office:value-type="float" office:value="12111" calcext:value-type="float">
            <text:p>12,111</text:p>
          </table:table-cell>
          <table:table-cell table:style-name="ce64" office:value-type="float" office:value="25252" calcext:value-type="float">
            <text:p>25,25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78" calcext:value-type="float">
            <text:p>278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float" office:value="285" calcext:value-type="float">
            <text:p>28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16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table:style-name="ce20" office:value-type="float" office:value="614" calcext:value-type="float">
            <text:p>614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645" calcext:value-type="float">
            <text:p>645</text:p>
          </table:table-cell>
          <table:table-cell table:style-name="ce20" office:value-type="float" office:value="19" calcext:value-type="float">
            <text:p>19</text:p>
          </table:table-cell>
          <table:table-cell table:style-name="ce16" office:value-type="float" office:value="664" calcext:value-type="float">
            <text:p>66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565" calcext:value-type="float">
            <text:p>565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614" calcext:value-type="float">
            <text:p>614</text:p>
          </table:table-cell>
          <table:table-cell table:style-name="ce20" office:value-type="float" office:value="232" calcext:value-type="float">
            <text:p>232</text:p>
          </table:table-cell>
          <table:table-cell table:style-name="ce16" office:value-type="float" office:value="846" calcext:value-type="float">
            <text:p>8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16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101" calcext:value-type="float">
            <text:p>1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133" calcext:value-type="float">
            <text:p>1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16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20" calcext:value-type="float">
            <text:p>220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table:style-name="ce16" office:value-type="float" office:value="220" calcext:value-type="float">
            <text:p>2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16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16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table:style-name="ce35" office:value-type="float" office:value="2031" calcext:value-type="float">
            <text:p>2,031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float" office:value="2126" calcext:value-type="float">
            <text:p>2,126</text:p>
          </table:table-cell>
          <table:table-cell table:style-name="ce20" office:value-type="float" office:value="4" calcext:value-type="float">
            <text:p>4</text:p>
          </table:table-cell>
          <table:table-cell table:style-name="ce64" office:value-type="float" office:value="2130" calcext:value-type="float">
            <text:p>2,1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0" table:number-columns-repeated="3"/>
          <table:table-cell table:style-name="ce20" office:value-type="float" office:value="18" calcext:value-type="float">
            <text:p>18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53" calcext:value-type="float">
            <text:p>153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158" calcext:value-type="float">
            <text:p>15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20" calcext:value-type="float">
            <text:p>2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11" calcext:value-type="float">
            <text:p>11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style-name="ce16" office:value-type="float" office:value="112" calcext:value-type="float">
            <text:p>1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9" calcext:value-type="float">
            <text:p>29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table:style-name="ce16"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0" table:number-columns-repeated="5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8"/>
          <table:table-cell table:style-name="ce20" table:number-columns-repeated="3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517" calcext:value-type="float">
            <text:p>51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24" calcext:value-type="float">
            <text:p>524</text:p>
          </table:table-cell>
          <table:table-cell table:style-name="ce20" office:value-type="float" office:value="10" calcext:value-type="float">
            <text:p>10</text:p>
          </table:table-cell>
          <table:table-cell table:style-name="ce16" office:value-type="float" office:value="534" calcext:value-type="float">
            <text:p>5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303" calcext:value-type="float">
            <text:p>30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09" calcext:value-type="float">
            <text:p>309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312" calcext:value-type="float">
            <text:p>3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Water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16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Wierspinn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11" calcext:value-type="float">
            <text:p>21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11" calcext:value-type="float">
            <text:p>211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212" calcext:value-type="float">
            <text:p>2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8"/>
          <table:table-cell table:style-name="ce20" table:number-columns-repeated="5"/>
          <table:table-cell table:number-columns-repeated="4" table:style-name="ce20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6" calcext:value-type="float">
            <text:p>16</text:p>
          </table:table-cell>
          <table:table-cell table:style-name="ce20"/>
          <table:table-cell table:style-name="ce20" office:value-type="float" office:value="16" calcext:value-type="float">
            <text:p>16</text:p>
          </table:table-cell>
          <table:table-cell table:style-name="ce20"/>
          <table:table-cell table:style-name="ce16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16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8"/>
          <table:table-cell table:style-name="ce20" table:number-columns-repeated="5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9" office:value-type="float" office:value="13964" calcext:value-type="float">
            <text:p>13,964</text:p>
          </table:table-cell>
          <table:table-cell table:style-name="ce35" office:value-type="float" office:value="14261" calcext:value-type="float">
            <text:p>14,261</text:p>
          </table:table-cell>
          <table:table-cell table:style-name="ce20" office:value-type="float" office:value="955" calcext:value-type="float">
            <text:p>955</text:p>
          </table:table-cell>
          <table:table-cell table:style-name="ce35" office:value-type="float" office:value="1117" calcext:value-type="float">
            <text:p>1,117</text:p>
          </table:table-cell>
          <table:table-cell table:style-name="ce35" office:value-type="float" office:value="4028" calcext:value-type="float">
            <text:p>4,028</text:p>
          </table:table-cell>
          <table:table-cell table:style-name="ce35" office:value-type="float" office:value="5502" calcext:value-type="float">
            <text:p>5,502</text:p>
          </table:table-cell>
          <table:table-cell table:style-name="ce35" office:value-type="float" office:value="6354" calcext:value-type="float">
            <text:p>6,354</text:p>
          </table:table-cell>
          <table:table-cell table:style-name="ce35" office:value-type="float" office:value="40749" calcext:value-type="float">
            <text:p>40,749</text:p>
          </table:table-cell>
          <table:table-cell table:style-name="ce53" office:value-type="float" office:value="25303" calcext:value-type="float">
            <text:p>25,303</text:p>
          </table:table-cell>
          <table:table-cell table:style-name="ce58" office:value-type="float" office:value="61630" calcext:value-type="float">
            <text:p>61,630</text:p>
          </table:table-cell>
          <table:table-cell table:style-name="ce69" office:value-type="float" office:value="86933" calcext:value-type="float">
            <text:p>86,9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EN DE GEMEENTEN TEN PLATTEN LANDE VEREENIGD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8"/>
          <table:table-cell table:style-name="ce20" table:number-columns-repeated="9"/>
          <table:table-cell table:style-name="ce16"/>
          <table:table-cell table:number-columns-repeated="1010"/>
        </table:table-row>
        <table:table-row table:style-name="ro1">
          <table:table-cell table:style-name="ce9" office:value-type="string" calcext:value-type="string">
            <text:p>DE STAD EN DE GEMEENTEN TEN PLATTEN LANDE VEREENIGD.</text:p>
          </table:table-cell>
          <table:table-cell table:style-name="ce18" office:value-type="string" calcext:value-type="string">
            <text:p>TOTAAL</text:p>
          </table:table-cell>
          <table:table-cell/>
          <table:table-cell table:style-name="ce30" office:value-type="float" office:value="22349" calcext:value-type="float">
            <text:p>22,349</text:p>
          </table:table-cell>
          <table:table-cell table:style-name="ce36" office:value-type="float" office:value="22199" calcext:value-type="float">
            <text:p>22,199</text:p>
          </table:table-cell>
          <table:table-cell table:style-name="ce36" office:value-type="float" office:value="4340" calcext:value-type="float">
            <text:p>4,340</text:p>
          </table:table-cell>
          <table:table-cell table:style-name="ce36" office:value-type="float" office:value="4228" calcext:value-type="float">
            <text:p>4,228</text:p>
          </table:table-cell>
          <table:table-cell table:style-name="ce36" office:value-type="float" office:value="8057" calcext:value-type="float">
            <text:p>8,057</text:p>
          </table:table-cell>
          <table:table-cell table:style-name="ce36" office:value-type="float" office:value="8072" calcext:value-type="float">
            <text:p>8,072</text:p>
          </table:table-cell>
          <table:table-cell table:style-name="ce36" office:value-type="float" office:value="57418" calcext:value-type="float">
            <text:p>57,418</text:p>
          </table:table-cell>
          <table:table-cell table:style-name="ce36" office:value-type="float" office:value="61775" calcext:value-type="float">
            <text:p>61,775</text:p>
          </table:table-cell>
          <table:table-cell table:style-name="ce54" office:value-type="float" office:value="92167" calcext:value-type="float">
            <text:p>92,167</text:p>
          </table:table-cell>
          <table:table-cell table:style-name="ce59" office:value-type="float" office:value="96275" calcext:value-type="float">
            <text:p>96,275</text:p>
          </table:table-cell>
          <table:table-cell table:style-name="ce70" office:value-type="float" office:value="188442" calcext:value-type="float">
            <text:p>188,44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>
            <text:p>1. De kneehts en leerlingen zijn onder de beroepen begrepen.</text:p>
          </table:table-cell>
          <table:table-cell table:style-name="ce19" table:number-columns-repeated="12"/>
          <table:table-cell table:style-name="ce15"/>
          <table:table-cell table:number-columns-repeated="1010"/>
        </table:table-row>
        <table:table-row table:style-name="ro3">
          <table:table-cell table:style-name="ce8" office:value-type="string" calcext:value-type="string">
            <text:p>2. Hieronder begrepen de fabrijkanten van katoen, hennip vlas, wol en zijde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3. De boden zijn hieronder begrepen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4. Hieronder een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5. Hieronder eene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6. Hieronder twee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7. Hieronder een, waarvan de ouderdom onbekend is.</text:p>
          </table:table-cell>
          <table:table-cell table:style-name="ce20" table:number-columns-repeated="12"/>
          <table:table-cell table:style-name="ce16"/>
          <table:table-cell table:style-name="ce77" table:number-columns-repeated="3"/>
          <table:table-cell table:number-columns-repeated="1007"/>
        </table:table-row>
        <table:table-row table:style-name="ro3">
          <table:table-cell table:style-name="ce8" office:value-type="string" calcext:value-type="string">
            <text:p>8. Hieronder begrepen de fabrijkanten van katoen, hennip, vlas, wol en zijde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9. De boden zijn hieronder begrepen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10.Hieronder een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11.Hieronder twee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12.Hieronder een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13.Hieronder begrepen de fabrijkanten van katoen, hennip, vlas, wol en zijde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14.De boden zijn hieronder begrepen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15.Hieronder twee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16.Hieronder eene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17.Hieronder drie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table:style-name="ce8" office:value-type="string" calcext:value-type="string">
            <text:p>18.Hieronder drie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1">
          <table:table-cell table:style-name="ce9" office:value-type="string" calcext:value-type="string">
            <text:p>19.Hieronder vier, waarvan de ouderdom onbekend is.</text:p>
          </table:table-cell>
          <table:table-cell table:style-name="ce21" table:number-columns-repeated="12"/>
          <table:table-cell table:style-name="ce18"/>
          <table:table-cell table:number-columns-repeated="1010"/>
        </table:table-row>
        <table:table-row table:style-name="ro3" table:number-rows-repeated="10476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merking" table:style-name="ta2">
        <table:table-column table:style-name="co6" table:number-columns-repeated="2" table:default-cell-style-name="Default"/>
        <table:table-column table:style-name="co7" table:default-cell-style-name="ce6"/>
        <table:table-column table:style-name="co6" table:number-columns-repeated="1021" table:default-cell-style-name="Default"/>
        <table:table-row table:style-name="ro3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/>
          <table:table-cell table:style-name="ce2" office:value-type="string" calcext:value-type="string">
            <text:p>Noten in de bron</text:p>
          </table:table-cell>
          <table:table-cell/>
          <table:table-cell table:style-name="ce2"/>
          <table:table-cell table:number-columns-repeated="1017"/>
        </table:table-row>
        <table:table-row table:style-name="ro3">
          <table:table-cell table:style-name="ce85" table:number-columns-repeated="8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86" office:value-type="float" office:value="8633" calcext:value-type="float">
            <text:p>863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01" calcext:value-type="float">
            <text:p>3802410044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34" calcext:value-type="float">
            <text:p>863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02" calcext:value-type="float">
            <text:p>3802410044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35" calcext:value-type="float">
            <text:p>863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03" calcext:value-type="float">
            <text:p>3802410044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36" calcext:value-type="float">
            <text:p>863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04" calcext:value-type="float">
            <text:p>3802410044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37" calcext:value-type="float">
            <text:p>863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05" calcext:value-type="float">
            <text:p>3802410044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38" calcext:value-type="float">
            <text:p>863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06" calcext:value-type="float">
            <text:p>3802410044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39" calcext:value-type="float">
            <text:p>863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07" calcext:value-type="float">
            <text:p>3802410044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40" calcext:value-type="float">
            <text:p>864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08" calcext:value-type="float">
            <text:p>3802410044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41" calcext:value-type="float">
            <text:p>864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09" calcext:value-type="float">
            <text:p>3802410044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42" calcext:value-type="float">
            <text:p>864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10" calcext:value-type="float">
            <text:p>3802410044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43" calcext:value-type="float">
            <text:p>864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11" calcext:value-type="float">
            <text:p>3802410044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44" calcext:value-type="float">
            <text:p>864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12" calcext:value-type="float">
            <text:p>3802410044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45" calcext:value-type="float">
            <text:p>864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13" calcext:value-type="float">
            <text:p>3802410044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46" calcext:value-type="float">
            <text:p>864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14" calcext:value-type="float">
            <text:p>3802410044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47" calcext:value-type="float">
            <text:p>864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15" calcext:value-type="float">
            <text:p>3802410044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48" calcext:value-type="float">
            <text:p>864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16" calcext:value-type="float">
            <text:p>3802410044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49" calcext:value-type="float">
            <text:p>864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17" calcext:value-type="float">
            <text:p>3802410044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50" calcext:value-type="float">
            <text:p>865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18" calcext:value-type="float">
            <text:p>3802410044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51" calcext:value-type="float">
            <text:p>865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19" calcext:value-type="float">
            <text:p>3802410044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52" calcext:value-type="float">
            <text:p>865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20" calcext:value-type="float">
            <text:p>3802410044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53" calcext:value-type="float">
            <text:p>865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21" calcext:value-type="float">
            <text:p>3802410044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54" calcext:value-type="float">
            <text:p>865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22" calcext:value-type="float">
            <text:p>3802410044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55" calcext:value-type="float">
            <text:p>865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23" calcext:value-type="float">
            <text:p>3802410044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56" calcext:value-type="float">
            <text:p>865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24" calcext:value-type="float">
            <text:p>3802410044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57" calcext:value-type="float">
            <text:p>865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25" calcext:value-type="float">
            <text:p>3802410044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58" calcext:value-type="float">
            <text:p>865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26" calcext:value-type="float">
            <text:p>3802410044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59" calcext:value-type="float">
            <text:p>865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27" calcext:value-type="float">
            <text:p>3802410044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60" calcext:value-type="float">
            <text:p>866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28" calcext:value-type="float">
            <text:p>3802410044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61" calcext:value-type="float">
            <text:p>866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29" calcext:value-type="float">
            <text:p>3802410044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62" calcext:value-type="float">
            <text:p>866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30" calcext:value-type="float">
            <text:p>3802410044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63" calcext:value-type="float">
            <text:p>866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31" calcext:value-type="float">
            <text:p>3802410044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64" calcext:value-type="float">
            <text:p>866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32" calcext:value-type="float">
            <text:p>3802410044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65" calcext:value-type="float">
            <text:p>866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33" calcext:value-type="float">
            <text:p>3802410044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66" calcext:value-type="float">
            <text:p>866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34" calcext:value-type="float">
            <text:p>3802410044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67" calcext:value-type="float">
            <text:p>866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35" calcext:value-type="float">
            <text:p>3802410044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68" calcext:value-type="float">
            <text:p>866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36" calcext:value-type="float">
            <text:p>3802410044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69" calcext:value-type="float">
            <text:p>866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37" calcext:value-type="float">
            <text:p>3802410044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70" calcext:value-type="float">
            <text:p>867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38" calcext:value-type="float">
            <text:p>3802410044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71" calcext:value-type="float">
            <text:p>867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39" calcext:value-type="float">
            <text:p>3802410044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72" calcext:value-type="float">
            <text:p>867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40" calcext:value-type="float">
            <text:p>3802410044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73" calcext:value-type="float">
            <text:p>867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41" calcext:value-type="float">
            <text:p>3802410044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74" calcext:value-type="float">
            <text:p>867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42" calcext:value-type="float">
            <text:p>3802410044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75" calcext:value-type="float">
            <text:p>867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43" calcext:value-type="float">
            <text:p>3802410044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76" calcext:value-type="float">
            <text:p>867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44" calcext:value-type="float">
            <text:p>38024100440104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77" calcext:value-type="float">
            <text:p>867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45" calcext:value-type="float">
            <text:p>3802410044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78" calcext:value-type="float">
            <text:p>867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46" calcext:value-type="float">
            <text:p>3802410044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79" calcext:value-type="float">
            <text:p>867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47" calcext:value-type="float">
            <text:p>3802410044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80" calcext:value-type="float">
            <text:p>868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48" calcext:value-type="float">
            <text:p>3802410044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81" calcext:value-type="float">
            <text:p>868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49" calcext:value-type="float">
            <text:p>3802410044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82" calcext:value-type="float">
            <text:p>868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50" calcext:value-type="float">
            <text:p>3802410044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83" calcext:value-type="float">
            <text:p>868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51" calcext:value-type="float">
            <text:p>38024100440105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84" calcext:value-type="float">
            <text:p>868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52" calcext:value-type="float">
            <text:p>38024100440105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85" calcext:value-type="float">
            <text:p>868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401053" calcext:value-type="float">
            <text:p>38024100440105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86" calcext:value-type="float">
            <text:p>868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01" calcext:value-type="float">
            <text:p>3802410045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87" calcext:value-type="float">
            <text:p>868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02" calcext:value-type="float">
            <text:p>3802410045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88" calcext:value-type="float">
            <text:p>868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03" calcext:value-type="float">
            <text:p>3802410045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89" calcext:value-type="float">
            <text:p>868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04" calcext:value-type="float">
            <text:p>3802410045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90" calcext:value-type="float">
            <text:p>869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05" calcext:value-type="float">
            <text:p>3802410045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91" calcext:value-type="float">
            <text:p>869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06" calcext:value-type="float">
            <text:p>3802410045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92" calcext:value-type="float">
            <text:p>869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07" calcext:value-type="float">
            <text:p>3802410045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93" calcext:value-type="float">
            <text:p>869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08" calcext:value-type="float">
            <text:p>3802410045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94" calcext:value-type="float">
            <text:p>869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09" calcext:value-type="float">
            <text:p>3802410045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95" calcext:value-type="float">
            <text:p>869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10" calcext:value-type="float">
            <text:p>3802410045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96" calcext:value-type="float">
            <text:p>869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11" calcext:value-type="float">
            <text:p>3802410045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97" calcext:value-type="float">
            <text:p>869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12" calcext:value-type="float">
            <text:p>3802410045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98" calcext:value-type="float">
            <text:p>869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13" calcext:value-type="float">
            <text:p>3802410045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699" calcext:value-type="float">
            <text:p>869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14" calcext:value-type="float">
            <text:p>3802410045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00" calcext:value-type="float">
            <text:p>870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15" calcext:value-type="float">
            <text:p>3802410045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01" calcext:value-type="float">
            <text:p>870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16" calcext:value-type="float">
            <text:p>3802410045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02" calcext:value-type="float">
            <text:p>870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17" calcext:value-type="float">
            <text:p>3802410045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03" calcext:value-type="float">
            <text:p>870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18" calcext:value-type="float">
            <text:p>3802410045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04" calcext:value-type="float">
            <text:p>870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19" calcext:value-type="float">
            <text:p>3802410045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05" calcext:value-type="float">
            <text:p>870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20" calcext:value-type="float">
            <text:p>3802410045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06" calcext:value-type="float">
            <text:p>870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21" calcext:value-type="float">
            <text:p>3802410045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07" calcext:value-type="float">
            <text:p>870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22" calcext:value-type="float">
            <text:p>3802410045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08" calcext:value-type="float">
            <text:p>870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23" calcext:value-type="float">
            <text:p>3802410045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09" calcext:value-type="float">
            <text:p>870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24" calcext:value-type="float">
            <text:p>3802410045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10" calcext:value-type="float">
            <text:p>871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25" calcext:value-type="float">
            <text:p>3802410045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11" calcext:value-type="float">
            <text:p>871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26" calcext:value-type="float">
            <text:p>3802410045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12" calcext:value-type="float">
            <text:p>871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27" calcext:value-type="float">
            <text:p>3802410045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13" calcext:value-type="float">
            <text:p>871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28" calcext:value-type="float">
            <text:p>3802410045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14" calcext:value-type="float">
            <text:p>871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29" calcext:value-type="float">
            <text:p>3802410045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15" calcext:value-type="float">
            <text:p>871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30" calcext:value-type="float">
            <text:p>3802410045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16" calcext:value-type="float">
            <text:p>871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31" calcext:value-type="float">
            <text:p>3802410045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17" calcext:value-type="float">
            <text:p>871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32" calcext:value-type="float">
            <text:p>3802410045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18" calcext:value-type="float">
            <text:p>871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33" calcext:value-type="float">
            <text:p>3802410045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19" calcext:value-type="float">
            <text:p>871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34" calcext:value-type="float">
            <text:p>3802410045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20" calcext:value-type="float">
            <text:p>872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35" calcext:value-type="float">
            <text:p>3802410045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21" calcext:value-type="float">
            <text:p>872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36" calcext:value-type="float">
            <text:p>3802410045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22" calcext:value-type="float">
            <text:p>872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37" calcext:value-type="float">
            <text:p>3802410045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23" calcext:value-type="float">
            <text:p>872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38" calcext:value-type="float">
            <text:p>3802410045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24" calcext:value-type="float">
            <text:p>872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39" calcext:value-type="float">
            <text:p>3802410045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25" calcext:value-type="float">
            <text:p>872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40" calcext:value-type="float">
            <text:p>3802410045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26" calcext:value-type="float">
            <text:p>872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41" calcext:value-type="float">
            <text:p>3802410045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27" calcext:value-type="float">
            <text:p>872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42" calcext:value-type="float">
            <text:p>3802410045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28" calcext:value-type="float">
            <text:p>872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43" calcext:value-type="float">
            <text:p>3802410045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29" calcext:value-type="float">
            <text:p>872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44" calcext:value-type="float">
            <text:p>38024100450104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30" calcext:value-type="float">
            <text:p>873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45" calcext:value-type="float">
            <text:p>3802410045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31" calcext:value-type="float">
            <text:p>873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46" calcext:value-type="float">
            <text:p>3802410045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32" calcext:value-type="float">
            <text:p>873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47" calcext:value-type="float">
            <text:p>3802410045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33" calcext:value-type="float">
            <text:p>873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48" calcext:value-type="float">
            <text:p>3802410045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34" calcext:value-type="float">
            <text:p>873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49" calcext:value-type="float">
            <text:p>3802410045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35" calcext:value-type="float">
            <text:p>873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50" calcext:value-type="float">
            <text:p>3802410045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36" calcext:value-type="float">
            <text:p>873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1004501051" calcext:value-type="float">
            <text:p>38024100450105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37" calcext:value-type="float">
            <text:p>873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01" calcext:value-type="float">
            <text:p>3802420046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38" calcext:value-type="float">
            <text:p>873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02" calcext:value-type="float">
            <text:p>3802420046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39" calcext:value-type="float">
            <text:p>873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03" calcext:value-type="float">
            <text:p>3802420046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40" calcext:value-type="float">
            <text:p>874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04" calcext:value-type="float">
            <text:p>3802420046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41" calcext:value-type="float">
            <text:p>874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05" calcext:value-type="float">
            <text:p>3802420046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42" calcext:value-type="float">
            <text:p>874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06" calcext:value-type="float">
            <text:p>3802420046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43" calcext:value-type="float">
            <text:p>874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07" calcext:value-type="float">
            <text:p>3802420046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44" calcext:value-type="float">
            <text:p>874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08" calcext:value-type="float">
            <text:p>3802420046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45" calcext:value-type="float">
            <text:p>874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09" calcext:value-type="float">
            <text:p>3802420046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46" calcext:value-type="float">
            <text:p>874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10" calcext:value-type="float">
            <text:p>3802420046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47" calcext:value-type="float">
            <text:p>874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11" calcext:value-type="float">
            <text:p>3802420046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48" calcext:value-type="float">
            <text:p>874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12" calcext:value-type="float">
            <text:p>3802420046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49" calcext:value-type="float">
            <text:p>874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13" calcext:value-type="float">
            <text:p>3802420046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50" calcext:value-type="float">
            <text:p>875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14" calcext:value-type="float">
            <text:p>3802420046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51" calcext:value-type="float">
            <text:p>875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15" calcext:value-type="float">
            <text:p>3802420046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52" calcext:value-type="float">
            <text:p>875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16" calcext:value-type="float">
            <text:p>3802420046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53" calcext:value-type="float">
            <text:p>875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17" calcext:value-type="float">
            <text:p>3802420046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54" calcext:value-type="float">
            <text:p>875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18" calcext:value-type="float">
            <text:p>3802420046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55" calcext:value-type="float">
            <text:p>875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19" calcext:value-type="float">
            <text:p>3802420046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56" calcext:value-type="float">
            <text:p>875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20" calcext:value-type="float">
            <text:p>3802420046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57" calcext:value-type="float">
            <text:p>875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21" calcext:value-type="float">
            <text:p>3802420046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58" calcext:value-type="float">
            <text:p>875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22" calcext:value-type="float">
            <text:p>3802420046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59" calcext:value-type="float">
            <text:p>875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23" calcext:value-type="float">
            <text:p>3802420046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60" calcext:value-type="float">
            <text:p>876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24" calcext:value-type="float">
            <text:p>3802420046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61" calcext:value-type="float">
            <text:p>876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25" calcext:value-type="float">
            <text:p>3802420046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62" calcext:value-type="float">
            <text:p>876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26" calcext:value-type="float">
            <text:p>3802420046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63" calcext:value-type="float">
            <text:p>876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27" calcext:value-type="float">
            <text:p>3802420046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64" calcext:value-type="float">
            <text:p>876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28" calcext:value-type="float">
            <text:p>3802420046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65" calcext:value-type="float">
            <text:p>876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29" calcext:value-type="float">
            <text:p>3802420046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66" calcext:value-type="float">
            <text:p>876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30" calcext:value-type="float">
            <text:p>3802420046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67" calcext:value-type="float">
            <text:p>876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31" calcext:value-type="float">
            <text:p>3802420046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68" calcext:value-type="float">
            <text:p>876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32" calcext:value-type="float">
            <text:p>3802420046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69" calcext:value-type="float">
            <text:p>876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33" calcext:value-type="float">
            <text:p>3802420046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70" calcext:value-type="float">
            <text:p>877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34" calcext:value-type="float">
            <text:p>3802420046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71" calcext:value-type="float">
            <text:p>877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35" calcext:value-type="float">
            <text:p>3802420046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72" calcext:value-type="float">
            <text:p>877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36" calcext:value-type="float">
            <text:p>3802420046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73" calcext:value-type="float">
            <text:p>877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37" calcext:value-type="float">
            <text:p>3802420046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74" calcext:value-type="float">
            <text:p>877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38" calcext:value-type="float">
            <text:p>3802420046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75" calcext:value-type="float">
            <text:p>877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39" calcext:value-type="float">
            <text:p>3802420046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76" calcext:value-type="float">
            <text:p>877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40" calcext:value-type="float">
            <text:p>3802420046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77" calcext:value-type="float">
            <text:p>877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41" calcext:value-type="float">
            <text:p>3802420046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78" calcext:value-type="float">
            <text:p>877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42" calcext:value-type="float">
            <text:p>3802420046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79" calcext:value-type="float">
            <text:p>877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43" calcext:value-type="float">
            <text:p>3802420046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80" calcext:value-type="float">
            <text:p>878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44" calcext:value-type="float">
            <text:p>38024200460104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81" calcext:value-type="float">
            <text:p>878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45" calcext:value-type="float">
            <text:p>3802420046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82" calcext:value-type="float">
            <text:p>878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46" calcext:value-type="float">
            <text:p>3802420046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83" calcext:value-type="float">
            <text:p>878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47" calcext:value-type="float">
            <text:p>3802420046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84" calcext:value-type="float">
            <text:p>878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48" calcext:value-type="float">
            <text:p>3802420046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85" calcext:value-type="float">
            <text:p>878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49" calcext:value-type="float">
            <text:p>3802420046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86" calcext:value-type="float">
            <text:p>878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50" calcext:value-type="float">
            <text:p>3802420046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87" calcext:value-type="float">
            <text:p>878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51" calcext:value-type="float">
            <text:p>38024200460105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88" calcext:value-type="float">
            <text:p>878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52" calcext:value-type="float">
            <text:p>38024200460105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89" calcext:value-type="float">
            <text:p>878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601053" calcext:value-type="float">
            <text:p>38024200460105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90" calcext:value-type="float">
            <text:p>879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01" calcext:value-type="float">
            <text:p>380242004701001</text:p>
          </table:table-cell>
          <table:table-cell/>
          <table:table-cell table:style-name="ce6" office:value-type="string" calcext:value-type="string">
            <text:p>380242004701001* <text:s/>Hieronder begrepen de fabrijkanten van katoen, hennip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91" calcext:value-type="float">
            <text:p>879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02" calcext:value-type="float">
            <text:p>3802420047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92" calcext:value-type="float">
            <text:p>879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03" calcext:value-type="float">
            <text:p>3802420047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93" calcext:value-type="float">
            <text:p>879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04" calcext:value-type="float">
            <text:p>3802420047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94" calcext:value-type="float">
            <text:p>879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05" calcext:value-type="float">
            <text:p>3802420047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95" calcext:value-type="float">
            <text:p>879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06" calcext:value-type="float">
            <text:p>3802420047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96" calcext:value-type="float">
            <text:p>879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07" calcext:value-type="float">
            <text:p>3802420047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97" calcext:value-type="float">
            <text:p>879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08" calcext:value-type="float">
            <text:p>3802420047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98" calcext:value-type="float">
            <text:p>879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09" calcext:value-type="float">
            <text:p>3802420047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799" calcext:value-type="float">
            <text:p>879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10" calcext:value-type="float">
            <text:p>3802420047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00" calcext:value-type="float">
            <text:p>880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11" calcext:value-type="float">
            <text:p>3802420047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01" calcext:value-type="float">
            <text:p>880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12" calcext:value-type="float">
            <text:p>3802420047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02" calcext:value-type="float">
            <text:p>880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13" calcext:value-type="float">
            <text:p>3802420047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03" calcext:value-type="float">
            <text:p>880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14" calcext:value-type="float">
            <text:p>3802420047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04" calcext:value-type="float">
            <text:p>880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15" calcext:value-type="float">
            <text:p>3802420047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05" calcext:value-type="float">
            <text:p>880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16" calcext:value-type="float">
            <text:p>3802420047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06" calcext:value-type="float">
            <text:p>880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17" calcext:value-type="float">
            <text:p>3802420047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07" calcext:value-type="float">
            <text:p>880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18" calcext:value-type="float">
            <text:p>3802420047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08" calcext:value-type="float">
            <text:p>880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19" calcext:value-type="float">
            <text:p>3802420047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09" calcext:value-type="float">
            <text:p>880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20" calcext:value-type="float">
            <text:p>3802420047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10" calcext:value-type="float">
            <text:p>881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21" calcext:value-type="float">
            <text:p>3802420047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11" calcext:value-type="float">
            <text:p>881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22" calcext:value-type="float">
            <text:p>3802420047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12" calcext:value-type="float">
            <text:p>881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23" calcext:value-type="float">
            <text:p>3802420047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13" calcext:value-type="float">
            <text:p>881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24" calcext:value-type="float">
            <text:p>380242004701024</text:p>
          </table:table-cell>
          <table:table-cell/>
          <table:table-cell table:style-name="ce6" office:value-type="string" calcext:value-type="string">
            <text:p>3802420047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14" calcext:value-type="float">
            <text:p>881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25" calcext:value-type="float">
            <text:p>3802420047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15" calcext:value-type="float">
            <text:p>881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26" calcext:value-type="float">
            <text:p>380242004701026</text:p>
          </table:table-cell>
          <table:table-cell/>
          <table:table-cell table:style-name="ce6" office:value-type="string" calcext:value-type="string">
            <text:p>3802420047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16" calcext:value-type="float">
            <text:p>881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27" calcext:value-type="float">
            <text:p>3802420047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17" calcext:value-type="float">
            <text:p>881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28" calcext:value-type="float">
            <text:p>3802420047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18" calcext:value-type="float">
            <text:p>881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29" calcext:value-type="float">
            <text:p>3802420047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19" calcext:value-type="float">
            <text:p>881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30" calcext:value-type="float">
            <text:p>3802420047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20" calcext:value-type="float">
            <text:p>882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31" calcext:value-type="float">
            <text:p>3802420047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21" calcext:value-type="float">
            <text:p>882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32" calcext:value-type="float">
            <text:p>3802420047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22" calcext:value-type="float">
            <text:p>882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33" calcext:value-type="float">
            <text:p>3802420047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23" calcext:value-type="float">
            <text:p>882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34" calcext:value-type="float">
            <text:p>3802420047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24" calcext:value-type="float">
            <text:p>882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35" calcext:value-type="float">
            <text:p>3802420047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25" calcext:value-type="float">
            <text:p>882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36" calcext:value-type="float">
            <text:p>3802420047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26" calcext:value-type="float">
            <text:p>882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37" calcext:value-type="float">
            <text:p>3802420047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27" calcext:value-type="float">
            <text:p>882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38" calcext:value-type="float">
            <text:p>3802420047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28" calcext:value-type="float">
            <text:p>882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39" calcext:value-type="float">
            <text:p>3802420047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29" calcext:value-type="float">
            <text:p>882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40" calcext:value-type="float">
            <text:p>3802420047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30" calcext:value-type="float">
            <text:p>883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41" calcext:value-type="float">
            <text:p>3802420047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31" calcext:value-type="float">
            <text:p>883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42" calcext:value-type="float">
            <text:p>3802420047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32" calcext:value-type="float">
            <text:p>883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43" calcext:value-type="float">
            <text:p>3802420047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33" calcext:value-type="float">
            <text:p>883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44" calcext:value-type="float">
            <text:p>38024200470104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34" calcext:value-type="float">
            <text:p>883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45" calcext:value-type="float">
            <text:p>3802420047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35" calcext:value-type="float">
            <text:p>883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46" calcext:value-type="float">
            <text:p>3802420047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36" calcext:value-type="float">
            <text:p>883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47" calcext:value-type="float">
            <text:p>3802420047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37" calcext:value-type="float">
            <text:p>883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48" calcext:value-type="float">
            <text:p>3802420047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38" calcext:value-type="float">
            <text:p>883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49" calcext:value-type="float">
            <text:p>3802420047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39" calcext:value-type="float">
            <text:p>883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2004701050" calcext:value-type="float">
            <text:p>3802420047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40" calcext:value-type="float">
            <text:p>884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01" calcext:value-type="float">
            <text:p>3802430048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41" calcext:value-type="float">
            <text:p>884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02" calcext:value-type="float">
            <text:p>3802430048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42" calcext:value-type="float">
            <text:p>884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03" calcext:value-type="float">
            <text:p>3802430048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43" calcext:value-type="float">
            <text:p>884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04" calcext:value-type="float">
            <text:p>3802430048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44" calcext:value-type="float">
            <text:p>884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05" calcext:value-type="float">
            <text:p>3802430048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45" calcext:value-type="float">
            <text:p>884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06" calcext:value-type="float">
            <text:p>3802430048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46" calcext:value-type="float">
            <text:p>884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07" calcext:value-type="float">
            <text:p>3802430048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47" calcext:value-type="float">
            <text:p>884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08" calcext:value-type="float">
            <text:p>3802430048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48" calcext:value-type="float">
            <text:p>884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09" calcext:value-type="float">
            <text:p>3802430048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49" calcext:value-type="float">
            <text:p>884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10" calcext:value-type="float">
            <text:p>3802430048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50" calcext:value-type="float">
            <text:p>885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11" calcext:value-type="float">
            <text:p>3802430048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51" calcext:value-type="float">
            <text:p>885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12" calcext:value-type="float">
            <text:p>3802430048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52" calcext:value-type="float">
            <text:p>885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13" calcext:value-type="float">
            <text:p>3802430048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53" calcext:value-type="float">
            <text:p>885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14" calcext:value-type="float">
            <text:p>3802430048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54" calcext:value-type="float">
            <text:p>885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15" calcext:value-type="float">
            <text:p>3802430048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55" calcext:value-type="float">
            <text:p>885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16" calcext:value-type="float">
            <text:p>3802430048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56" calcext:value-type="float">
            <text:p>885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17" calcext:value-type="float">
            <text:p>3802430048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57" calcext:value-type="float">
            <text:p>885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18" calcext:value-type="float">
            <text:p>3802430048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58" calcext:value-type="float">
            <text:p>885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19" calcext:value-type="float">
            <text:p>3802430048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59" calcext:value-type="float">
            <text:p>885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20" calcext:value-type="float">
            <text:p>3802430048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60" calcext:value-type="float">
            <text:p>886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21" calcext:value-type="float">
            <text:p>3802430048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61" calcext:value-type="float">
            <text:p>886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22" calcext:value-type="float">
            <text:p>3802430048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62" calcext:value-type="float">
            <text:p>886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23" calcext:value-type="float">
            <text:p>3802430048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63" calcext:value-type="float">
            <text:p>886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24" calcext:value-type="float">
            <text:p>3802430048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64" calcext:value-type="float">
            <text:p>886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25" calcext:value-type="float">
            <text:p>3802430048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65" calcext:value-type="float">
            <text:p>886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26" calcext:value-type="float">
            <text:p>3802430048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66" calcext:value-type="float">
            <text:p>886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27" calcext:value-type="float">
            <text:p>3802430048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67" calcext:value-type="float">
            <text:p>886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28" calcext:value-type="float">
            <text:p>3802430048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68" calcext:value-type="float">
            <text:p>886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29" calcext:value-type="float">
            <text:p>3802430048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69" calcext:value-type="float">
            <text:p>886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30" calcext:value-type="float">
            <text:p>3802430048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70" calcext:value-type="float">
            <text:p>887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31" calcext:value-type="float">
            <text:p>3802430048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71" calcext:value-type="float">
            <text:p>887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32" calcext:value-type="float">
            <text:p>3802430048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72" calcext:value-type="float">
            <text:p>887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33" calcext:value-type="float">
            <text:p>3802430048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73" calcext:value-type="float">
            <text:p>887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34" calcext:value-type="float">
            <text:p>3802430048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74" calcext:value-type="float">
            <text:p>887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35" calcext:value-type="float">
            <text:p>3802430048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75" calcext:value-type="float">
            <text:p>887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36" calcext:value-type="float">
            <text:p>3802430048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76" calcext:value-type="float">
            <text:p>887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37" calcext:value-type="float">
            <text:p>3802430048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77" calcext:value-type="float">
            <text:p>887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38" calcext:value-type="float">
            <text:p>3802430048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78" calcext:value-type="float">
            <text:p>887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39" calcext:value-type="float">
            <text:p>3802430048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79" calcext:value-type="float">
            <text:p>887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40" calcext:value-type="float">
            <text:p>3802430048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80" calcext:value-type="float">
            <text:p>888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41" calcext:value-type="float">
            <text:p>3802430048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81" calcext:value-type="float">
            <text:p>888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42" calcext:value-type="float">
            <text:p>3802430048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82" calcext:value-type="float">
            <text:p>888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43" calcext:value-type="float">
            <text:p>3802430048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83" calcext:value-type="float">
            <text:p>888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44" calcext:value-type="float">
            <text:p>38024300480104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84" calcext:value-type="float">
            <text:p>888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45" calcext:value-type="float">
            <text:p>3802430048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85" calcext:value-type="float">
            <text:p>888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46" calcext:value-type="float">
            <text:p>3802430048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86" calcext:value-type="float">
            <text:p>888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47" calcext:value-type="float">
            <text:p>3802430048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87" calcext:value-type="float">
            <text:p>888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48" calcext:value-type="float">
            <text:p>3802430048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88" calcext:value-type="float">
            <text:p>888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49" calcext:value-type="float">
            <text:p>3802430048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89" calcext:value-type="float">
            <text:p>888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50" calcext:value-type="float">
            <text:p>3802430048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90" calcext:value-type="float">
            <text:p>889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51" calcext:value-type="float">
            <text:p>38024300480105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91" calcext:value-type="float">
            <text:p>889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52" calcext:value-type="float">
            <text:p>38024300480105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92" calcext:value-type="float">
            <text:p>889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801053" calcext:value-type="float">
            <text:p>38024300480105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93" calcext:value-type="float">
            <text:p>889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01" calcext:value-type="float">
            <text:p>3802430049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94" calcext:value-type="float">
            <text:p>889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02" calcext:value-type="float">
            <text:p>3802430049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95" calcext:value-type="float">
            <text:p>889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03" calcext:value-type="float">
            <text:p>3802430049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96" calcext:value-type="float">
            <text:p>889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04" calcext:value-type="float">
            <text:p>3802430049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97" calcext:value-type="float">
            <text:p>889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05" calcext:value-type="float">
            <text:p>3802430049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98" calcext:value-type="float">
            <text:p>889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06" calcext:value-type="float">
            <text:p>3802430049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899" calcext:value-type="float">
            <text:p>889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07" calcext:value-type="float">
            <text:p>3802430049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00" calcext:value-type="float">
            <text:p>890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08" calcext:value-type="float">
            <text:p>3802430049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01" calcext:value-type="float">
            <text:p>890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09" calcext:value-type="float">
            <text:p>3802430049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02" calcext:value-type="float">
            <text:p>890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10" calcext:value-type="float">
            <text:p>3802430049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03" calcext:value-type="float">
            <text:p>890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11" calcext:value-type="float">
            <text:p>3802430049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04" calcext:value-type="float">
            <text:p>890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12" calcext:value-type="float">
            <text:p>3802430049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05" calcext:value-type="float">
            <text:p>890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13" calcext:value-type="float">
            <text:p>3802430049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06" calcext:value-type="float">
            <text:p>890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14" calcext:value-type="float">
            <text:p>3802430049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07" calcext:value-type="float">
            <text:p>890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15" calcext:value-type="float">
            <text:p>3802430049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08" calcext:value-type="float">
            <text:p>890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16" calcext:value-type="float">
            <text:p>3802430049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09" calcext:value-type="float">
            <text:p>890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17" calcext:value-type="float">
            <text:p>3802430049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10" calcext:value-type="float">
            <text:p>891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18" calcext:value-type="float">
            <text:p>3802430049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11" calcext:value-type="float">
            <text:p>891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19" calcext:value-type="float">
            <text:p>3802430049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12" calcext:value-type="float">
            <text:p>891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20" calcext:value-type="float">
            <text:p>3802430049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13" calcext:value-type="float">
            <text:p>891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21" calcext:value-type="float">
            <text:p>3802430049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14" calcext:value-type="float">
            <text:p>891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22" calcext:value-type="float">
            <text:p>3802430049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15" calcext:value-type="float">
            <text:p>891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23" calcext:value-type="float">
            <text:p>3802430049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16" calcext:value-type="float">
            <text:p>891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24" calcext:value-type="float">
            <text:p>3802430049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17" calcext:value-type="float">
            <text:p>891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25" calcext:value-type="float">
            <text:p>3802430049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18" calcext:value-type="float">
            <text:p>891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26" calcext:value-type="float">
            <text:p>3802430049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19" calcext:value-type="float">
            <text:p>891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27" calcext:value-type="float">
            <text:p>3802430049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20" calcext:value-type="float">
            <text:p>892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28" calcext:value-type="float">
            <text:p>3802430049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21" calcext:value-type="float">
            <text:p>892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29" calcext:value-type="float">
            <text:p>3802430049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22" calcext:value-type="float">
            <text:p>892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30" calcext:value-type="float">
            <text:p>3802430049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23" calcext:value-type="float">
            <text:p>892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31" calcext:value-type="float">
            <text:p>3802430049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24" calcext:value-type="float">
            <text:p>892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32" calcext:value-type="float">
            <text:p>3802430049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25" calcext:value-type="float">
            <text:p>892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33" calcext:value-type="float">
            <text:p>3802430049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26" calcext:value-type="float">
            <text:p>892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34" calcext:value-type="float">
            <text:p>3802430049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27" calcext:value-type="float">
            <text:p>892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35" calcext:value-type="float">
            <text:p>3802430049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28" calcext:value-type="float">
            <text:p>892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36" calcext:value-type="float">
            <text:p>3802430049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29" calcext:value-type="float">
            <text:p>892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37" calcext:value-type="float">
            <text:p>3802430049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30" calcext:value-type="float">
            <text:p>893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38" calcext:value-type="float">
            <text:p>380243004901038</text:p>
          </table:table-cell>
          <table:table-cell/>
          <table:table-cell table:style-name="ce6" office:value-type="string" calcext:value-type="string">
            <text:p>3802430049010381 <text:s/>Hieronder een, waarvan de ouderdom onbekend is.</text:p>
          </table:table-cell>
          <table:table-cell table:style-name="ce6" office:value-type="string" calcext:value-type="string">
            <text:p>3802430049010382 <text:s/>Hieronder eene, waarvan de ouderdom onbekend is.</text:p>
          </table:table-cell>
          <table:table-cell table:style-name="ce6" office:value-type="string" calcext:value-type="string">
            <text:p>3802430049010383 <text:s/>Hieronder twee, waarvan de ouderdom onbekend is.</text:p>
          </table:table-cell>
          <table:table-cell table:number-columns-repeated="1017"/>
        </table:table-row>
        <table:table-row table:style-name="ro3">
          <table:table-cell table:style-name="ce86" office:value-type="float" office:value="8931" calcext:value-type="float">
            <text:p>893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39" calcext:value-type="float">
            <text:p>3802430049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32" calcext:value-type="float">
            <text:p>893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3004901040" calcext:value-type="float">
            <text:p>3802430049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33" calcext:value-type="float">
            <text:p>893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01" calcext:value-type="float">
            <text:p>3802440050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34" calcext:value-type="float">
            <text:p>893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02" calcext:value-type="float">
            <text:p>3802440050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35" calcext:value-type="float">
            <text:p>893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03" calcext:value-type="float">
            <text:p>3802440050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36" calcext:value-type="float">
            <text:p>893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04" calcext:value-type="float">
            <text:p>3802440050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37" calcext:value-type="float">
            <text:p>893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05" calcext:value-type="float">
            <text:p>3802440050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38" calcext:value-type="float">
            <text:p>893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06" calcext:value-type="float">
            <text:p>3802440050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39" calcext:value-type="float">
            <text:p>893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07" calcext:value-type="float">
            <text:p>3802440050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40" calcext:value-type="float">
            <text:p>894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08" calcext:value-type="float">
            <text:p>3802440050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41" calcext:value-type="float">
            <text:p>894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09" calcext:value-type="float">
            <text:p>3802440050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42" calcext:value-type="float">
            <text:p>894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10" calcext:value-type="float">
            <text:p>3802440050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43" calcext:value-type="float">
            <text:p>894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11" calcext:value-type="float">
            <text:p>3802440050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44" calcext:value-type="float">
            <text:p>894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12" calcext:value-type="float">
            <text:p>3802440050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45" calcext:value-type="float">
            <text:p>894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13" calcext:value-type="float">
            <text:p>3802440050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46" calcext:value-type="float">
            <text:p>894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14" calcext:value-type="float">
            <text:p>3802440050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47" calcext:value-type="float">
            <text:p>894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15" calcext:value-type="float">
            <text:p>3802440050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48" calcext:value-type="float">
            <text:p>894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16" calcext:value-type="float">
            <text:p>3802440050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49" calcext:value-type="float">
            <text:p>894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17" calcext:value-type="float">
            <text:p>3802440050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50" calcext:value-type="float">
            <text:p>895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18" calcext:value-type="float">
            <text:p>3802440050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51" calcext:value-type="float">
            <text:p>895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19" calcext:value-type="float">
            <text:p>3802440050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52" calcext:value-type="float">
            <text:p>895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20" calcext:value-type="float">
            <text:p>3802440050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53" calcext:value-type="float">
            <text:p>895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21" calcext:value-type="float">
            <text:p>3802440050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54" calcext:value-type="float">
            <text:p>895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22" calcext:value-type="float">
            <text:p>3802440050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55" calcext:value-type="float">
            <text:p>895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23" calcext:value-type="float">
            <text:p>3802440050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56" calcext:value-type="float">
            <text:p>895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24" calcext:value-type="float">
            <text:p>3802440050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57" calcext:value-type="float">
            <text:p>895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25" calcext:value-type="float">
            <text:p>3802440050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58" calcext:value-type="float">
            <text:p>895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26" calcext:value-type="float">
            <text:p>3802440050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59" calcext:value-type="float">
            <text:p>895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27" calcext:value-type="float">
            <text:p>3802440050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60" calcext:value-type="float">
            <text:p>896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28" calcext:value-type="float">
            <text:p>3802440050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61" calcext:value-type="float">
            <text:p>896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29" calcext:value-type="float">
            <text:p>3802440050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62" calcext:value-type="float">
            <text:p>896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30" calcext:value-type="float">
            <text:p>3802440050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63" calcext:value-type="float">
            <text:p>896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31" calcext:value-type="float">
            <text:p>3802440050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64" calcext:value-type="float">
            <text:p>896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32" calcext:value-type="float">
            <text:p>3802440050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65" calcext:value-type="float">
            <text:p>896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33" calcext:value-type="float">
            <text:p>3802440050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66" calcext:value-type="float">
            <text:p>896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34" calcext:value-type="float">
            <text:p>3802440050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67" calcext:value-type="float">
            <text:p>896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35" calcext:value-type="float">
            <text:p>3802440050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68" calcext:value-type="float">
            <text:p>896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36" calcext:value-type="float">
            <text:p>3802440050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69" calcext:value-type="float">
            <text:p>896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37" calcext:value-type="float">
            <text:p>3802440050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70" calcext:value-type="float">
            <text:p>897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38" calcext:value-type="float">
            <text:p>3802440050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71" calcext:value-type="float">
            <text:p>897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39" calcext:value-type="float">
            <text:p>3802440050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72" calcext:value-type="float">
            <text:p>897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40" calcext:value-type="float">
            <text:p>3802440050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73" calcext:value-type="float">
            <text:p>897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41" calcext:value-type="float">
            <text:p>3802440050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74" calcext:value-type="float">
            <text:p>897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42" calcext:value-type="float">
            <text:p>3802440050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75" calcext:value-type="float">
            <text:p>897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43" calcext:value-type="float">
            <text:p>3802440050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76" calcext:value-type="float">
            <text:p>897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44" calcext:value-type="float">
            <text:p>38024400500104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77" calcext:value-type="float">
            <text:p>897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45" calcext:value-type="float">
            <text:p>3802440050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78" calcext:value-type="float">
            <text:p>897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46" calcext:value-type="float">
            <text:p>3802440050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79" calcext:value-type="float">
            <text:p>897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47" calcext:value-type="float">
            <text:p>3802440050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80" calcext:value-type="float">
            <text:p>898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48" calcext:value-type="float">
            <text:p>3802440050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81" calcext:value-type="float">
            <text:p>898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49" calcext:value-type="float">
            <text:p>3802440050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82" calcext:value-type="float">
            <text:p>898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50" calcext:value-type="float">
            <text:p>3802440050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83" calcext:value-type="float">
            <text:p>898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51" calcext:value-type="float">
            <text:p>38024400500105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84" calcext:value-type="float">
            <text:p>898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52" calcext:value-type="float">
            <text:p>38024400500105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85" calcext:value-type="float">
            <text:p>898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001053" calcext:value-type="float">
            <text:p>38024400500105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86" calcext:value-type="float">
            <text:p>898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01" calcext:value-type="float">
            <text:p>3802440051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87" calcext:value-type="float">
            <text:p>898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02" calcext:value-type="float">
            <text:p>3802440051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88" calcext:value-type="float">
            <text:p>898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03" calcext:value-type="float">
            <text:p>3802440051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89" calcext:value-type="float">
            <text:p>898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04" calcext:value-type="float">
            <text:p>3802440051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90" calcext:value-type="float">
            <text:p>899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05" calcext:value-type="float">
            <text:p>3802440051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91" calcext:value-type="float">
            <text:p>899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06" calcext:value-type="float">
            <text:p>3802440051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92" calcext:value-type="float">
            <text:p>899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07" calcext:value-type="float">
            <text:p>3802440051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93" calcext:value-type="float">
            <text:p>899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08" calcext:value-type="float">
            <text:p>3802440051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94" calcext:value-type="float">
            <text:p>899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09" calcext:value-type="float">
            <text:p>3802440051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95" calcext:value-type="float">
            <text:p>899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10" calcext:value-type="float">
            <text:p>3802440051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96" calcext:value-type="float">
            <text:p>899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11" calcext:value-type="float">
            <text:p>3802440051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97" calcext:value-type="float">
            <text:p>899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12" calcext:value-type="float">
            <text:p>3802440051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98" calcext:value-type="float">
            <text:p>899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13" calcext:value-type="float">
            <text:p>3802440051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8999" calcext:value-type="float">
            <text:p>899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14" calcext:value-type="float">
            <text:p>3802440051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00" calcext:value-type="float">
            <text:p>900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15" calcext:value-type="float">
            <text:p>3802440051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01" calcext:value-type="float">
            <text:p>900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16" calcext:value-type="float">
            <text:p>3802440051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02" calcext:value-type="float">
            <text:p>900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17" calcext:value-type="float">
            <text:p>3802440051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03" calcext:value-type="float">
            <text:p>900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18" calcext:value-type="float">
            <text:p>3802440051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04" calcext:value-type="float">
            <text:p>900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19" calcext:value-type="float">
            <text:p>3802440051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05" calcext:value-type="float">
            <text:p>900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20" calcext:value-type="float">
            <text:p>3802440051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06" calcext:value-type="float">
            <text:p>900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21" calcext:value-type="float">
            <text:p>3802440051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07" calcext:value-type="float">
            <text:p>900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22" calcext:value-type="float">
            <text:p>3802440051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08" calcext:value-type="float">
            <text:p>900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23" calcext:value-type="float">
            <text:p>3802440051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09" calcext:value-type="float">
            <text:p>900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24" calcext:value-type="float">
            <text:p>3802440051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10" calcext:value-type="float">
            <text:p>901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25" calcext:value-type="float">
            <text:p>3802440051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11" calcext:value-type="float">
            <text:p>901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26" calcext:value-type="float">
            <text:p>3802440051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12" calcext:value-type="float">
            <text:p>901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27" calcext:value-type="float">
            <text:p>3802440051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13" calcext:value-type="float">
            <text:p>901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28" calcext:value-type="float">
            <text:p>3802440051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14" calcext:value-type="float">
            <text:p>901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29" calcext:value-type="float">
            <text:p>3802440051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15" calcext:value-type="float">
            <text:p>901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30" calcext:value-type="float">
            <text:p>3802440051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16" calcext:value-type="float">
            <text:p>901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31" calcext:value-type="float">
            <text:p>3802440051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17" calcext:value-type="float">
            <text:p>901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32" calcext:value-type="float">
            <text:p>3802440051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18" calcext:value-type="float">
            <text:p>901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33" calcext:value-type="float">
            <text:p>3802440051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19" calcext:value-type="float">
            <text:p>901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34" calcext:value-type="float">
            <text:p>3802440051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20" calcext:value-type="float">
            <text:p>902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35" calcext:value-type="float">
            <text:p>3802440051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21" calcext:value-type="float">
            <text:p>902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36" calcext:value-type="float">
            <text:p>3802440051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22" calcext:value-type="float">
            <text:p>902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37" calcext:value-type="float">
            <text:p>3802440051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23" calcext:value-type="float">
            <text:p>902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38" calcext:value-type="float">
            <text:p>3802440051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24" calcext:value-type="float">
            <text:p>902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39" calcext:value-type="float">
            <text:p>3802440051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25" calcext:value-type="float">
            <text:p>902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40" calcext:value-type="float">
            <text:p>3802440051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26" calcext:value-type="float">
            <text:p>902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41" calcext:value-type="float">
            <text:p>3802440051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27" calcext:value-type="float">
            <text:p>902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42" calcext:value-type="float">
            <text:p>3802440051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28" calcext:value-type="float">
            <text:p>902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43" calcext:value-type="float">
            <text:p>3802440051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29" calcext:value-type="float">
            <text:p>902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44" calcext:value-type="float">
            <text:p>380244005101044</text:p>
          </table:table-cell>
          <table:table-cell/>
          <table:table-cell table:style-name="ce6" office:value-type="string" calcext:value-type="string">
            <text:p>3802440051010441 <text:s/>Hieronder een, waarvan de ouderdom onbekend is.</text:p>
          </table:table-cell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30" calcext:value-type="float">
            <text:p>903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45" calcext:value-type="float">
            <text:p>3802440051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31" calcext:value-type="float">
            <text:p>903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46" calcext:value-type="float">
            <text:p>3802440051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32" calcext:value-type="float">
            <text:p>903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47" calcext:value-type="float">
            <text:p>3802440051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33" calcext:value-type="float">
            <text:p>903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48" calcext:value-type="float">
            <text:p>3802440051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34" calcext:value-type="float">
            <text:p>903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49" calcext:value-type="float">
            <text:p>3802440051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35" calcext:value-type="float">
            <text:p>903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50" calcext:value-type="float">
            <text:p>3802440051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36" calcext:value-type="float">
            <text:p>903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4005101051" calcext:value-type="float">
            <text:p>38024400510105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37" calcext:value-type="float">
            <text:p>903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01" calcext:value-type="float">
            <text:p>3802450052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38" calcext:value-type="float">
            <text:p>903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02" calcext:value-type="float">
            <text:p>3802450052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39" calcext:value-type="float">
            <text:p>903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03" calcext:value-type="float">
            <text:p>3802450052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40" calcext:value-type="float">
            <text:p>904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04" calcext:value-type="float">
            <text:p>3802450052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41" calcext:value-type="float">
            <text:p>904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05" calcext:value-type="float">
            <text:p>3802450052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42" calcext:value-type="float">
            <text:p>904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06" calcext:value-type="float">
            <text:p>3802450052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43" calcext:value-type="float">
            <text:p>904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07" calcext:value-type="float">
            <text:p>3802450052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44" calcext:value-type="float">
            <text:p>904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08" calcext:value-type="float">
            <text:p>3802450052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45" calcext:value-type="float">
            <text:p>904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09" calcext:value-type="float">
            <text:p>3802450052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46" calcext:value-type="float">
            <text:p>904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10" calcext:value-type="float">
            <text:p>3802450052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47" calcext:value-type="float">
            <text:p>904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11" calcext:value-type="float">
            <text:p>3802450052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48" calcext:value-type="float">
            <text:p>904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12" calcext:value-type="float">
            <text:p>3802450052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49" calcext:value-type="float">
            <text:p>904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13" calcext:value-type="float">
            <text:p>3802450052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50" calcext:value-type="float">
            <text:p>905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14" calcext:value-type="float">
            <text:p>3802450052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51" calcext:value-type="float">
            <text:p>905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15" calcext:value-type="float">
            <text:p>3802450052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52" calcext:value-type="float">
            <text:p>905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16" calcext:value-type="float">
            <text:p>3802450052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53" calcext:value-type="float">
            <text:p>905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17" calcext:value-type="float">
            <text:p>3802450052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54" calcext:value-type="float">
            <text:p>905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18" calcext:value-type="float">
            <text:p>3802450052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55" calcext:value-type="float">
            <text:p>905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19" calcext:value-type="float">
            <text:p>3802450052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56" calcext:value-type="float">
            <text:p>905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20" calcext:value-type="float">
            <text:p>3802450052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57" calcext:value-type="float">
            <text:p>905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21" calcext:value-type="float">
            <text:p>3802450052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58" calcext:value-type="float">
            <text:p>905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22" calcext:value-type="float">
            <text:p>3802450052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59" calcext:value-type="float">
            <text:p>905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23" calcext:value-type="float">
            <text:p>3802450052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60" calcext:value-type="float">
            <text:p>906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24" calcext:value-type="float">
            <text:p>3802450052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61" calcext:value-type="float">
            <text:p>906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25" calcext:value-type="float">
            <text:p>3802450052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62" calcext:value-type="float">
            <text:p>906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26" calcext:value-type="float">
            <text:p>3802450052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63" calcext:value-type="float">
            <text:p>906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27" calcext:value-type="float">
            <text:p>3802450052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64" calcext:value-type="float">
            <text:p>906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28" calcext:value-type="float">
            <text:p>3802450052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65" calcext:value-type="float">
            <text:p>906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29" calcext:value-type="float">
            <text:p>3802450052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66" calcext:value-type="float">
            <text:p>906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30" calcext:value-type="float">
            <text:p>3802450052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67" calcext:value-type="float">
            <text:p>906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31" calcext:value-type="float">
            <text:p>3802450052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68" calcext:value-type="float">
            <text:p>906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32" calcext:value-type="float">
            <text:p>3802450052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69" calcext:value-type="float">
            <text:p>906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33" calcext:value-type="float">
            <text:p>3802450052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70" calcext:value-type="float">
            <text:p>907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34" calcext:value-type="float">
            <text:p>3802450052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71" calcext:value-type="float">
            <text:p>907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35" calcext:value-type="float">
            <text:p>3802450052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72" calcext:value-type="float">
            <text:p>907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36" calcext:value-type="float">
            <text:p>3802450052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73" calcext:value-type="float">
            <text:p>907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37" calcext:value-type="float">
            <text:p>3802450052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74" calcext:value-type="float">
            <text:p>907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38" calcext:value-type="float">
            <text:p>3802450052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75" calcext:value-type="float">
            <text:p>907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39" calcext:value-type="float">
            <text:p>3802450052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76" calcext:value-type="float">
            <text:p>907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40" calcext:value-type="float">
            <text:p>3802450052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77" calcext:value-type="float">
            <text:p>907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41" calcext:value-type="float">
            <text:p>3802450052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78" calcext:value-type="float">
            <text:p>907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42" calcext:value-type="float">
            <text:p>3802450052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79" calcext:value-type="float">
            <text:p>907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43" calcext:value-type="float">
            <text:p>3802450052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80" calcext:value-type="float">
            <text:p>908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44" calcext:value-type="float">
            <text:p>38024500520104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81" calcext:value-type="float">
            <text:p>908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45" calcext:value-type="float">
            <text:p>3802450052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82" calcext:value-type="float">
            <text:p>908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46" calcext:value-type="float">
            <text:p>3802450052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83" calcext:value-type="float">
            <text:p>908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47" calcext:value-type="float">
            <text:p>3802450052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84" calcext:value-type="float">
            <text:p>908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48" calcext:value-type="float">
            <text:p>3802450052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85" calcext:value-type="float">
            <text:p>908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49" calcext:value-type="float">
            <text:p>3802450052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86" calcext:value-type="float">
            <text:p>908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50" calcext:value-type="float">
            <text:p>3802450052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87" calcext:value-type="float">
            <text:p>908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51" calcext:value-type="float">
            <text:p>38024500520105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88" calcext:value-type="float">
            <text:p>908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52" calcext:value-type="float">
            <text:p>38024500520105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89" calcext:value-type="float">
            <text:p>908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201053" calcext:value-type="float">
            <text:p>38024500520105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90" calcext:value-type="float">
            <text:p>909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01" calcext:value-type="float">
            <text:p>380245005301001</text:p>
          </table:table-cell>
          <table:table-cell/>
          <table:table-cell table:style-name="ce6" office:value-type="string" calcext:value-type="string">
            <text:p>380245005301001* <text:s/>Hieronder begrepen de fabrijkanten van katoen, hennip,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91" calcext:value-type="float">
            <text:p>909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02" calcext:value-type="float">
            <text:p>3802450053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92" calcext:value-type="float">
            <text:p>909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03" calcext:value-type="float">
            <text:p>3802450053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93" calcext:value-type="float">
            <text:p>909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04" calcext:value-type="float">
            <text:p>3802450053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94" calcext:value-type="float">
            <text:p>909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05" calcext:value-type="float">
            <text:p>3802450053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95" calcext:value-type="float">
            <text:p>909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06" calcext:value-type="float">
            <text:p>3802450053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96" calcext:value-type="float">
            <text:p>909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07" calcext:value-type="float">
            <text:p>3802450053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97" calcext:value-type="float">
            <text:p>909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08" calcext:value-type="float">
            <text:p>3802450053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98" calcext:value-type="float">
            <text:p>909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09" calcext:value-type="float">
            <text:p>3802450053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099" calcext:value-type="float">
            <text:p>909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10" calcext:value-type="float">
            <text:p>3802450053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00" calcext:value-type="float">
            <text:p>910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11" calcext:value-type="float">
            <text:p>3802450053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01" calcext:value-type="float">
            <text:p>910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12" calcext:value-type="float">
            <text:p>3802450053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02" calcext:value-type="float">
            <text:p>910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13" calcext:value-type="float">
            <text:p>3802450053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03" calcext:value-type="float">
            <text:p>910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14" calcext:value-type="float">
            <text:p>3802450053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04" calcext:value-type="float">
            <text:p>910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15" calcext:value-type="float">
            <text:p>3802450053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05" calcext:value-type="float">
            <text:p>910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16" calcext:value-type="float">
            <text:p>3802450053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06" calcext:value-type="float">
            <text:p>910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17" calcext:value-type="float">
            <text:p>3802450053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07" calcext:value-type="float">
            <text:p>910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18" calcext:value-type="float">
            <text:p>3802450053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08" calcext:value-type="float">
            <text:p>910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19" calcext:value-type="float">
            <text:p>3802450053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09" calcext:value-type="float">
            <text:p>910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20" calcext:value-type="float">
            <text:p>3802450053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10" calcext:value-type="float">
            <text:p>911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21" calcext:value-type="float">
            <text:p>3802450053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11" calcext:value-type="float">
            <text:p>911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22" calcext:value-type="float">
            <text:p>3802450053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12" calcext:value-type="float">
            <text:p>911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23" calcext:value-type="float">
            <text:p>3802450053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13" calcext:value-type="float">
            <text:p>911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24" calcext:value-type="float">
            <text:p>380245005301024</text:p>
          </table:table-cell>
          <table:table-cell/>
          <table:table-cell table:style-name="ce6" office:value-type="string" calcext:value-type="string">
            <text:p>3802450053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14" calcext:value-type="float">
            <text:p>911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25" calcext:value-type="float">
            <text:p>3802450053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15" calcext:value-type="float">
            <text:p>911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26" calcext:value-type="float">
            <text:p>380245005301026</text:p>
          </table:table-cell>
          <table:table-cell/>
          <table:table-cell table:style-name="ce6" office:value-type="string" calcext:value-type="string">
            <text:p>3802450053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16" calcext:value-type="float">
            <text:p>911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27" calcext:value-type="float">
            <text:p>3802450053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17" calcext:value-type="float">
            <text:p>911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28" calcext:value-type="float">
            <text:p>3802450053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18" calcext:value-type="float">
            <text:p>911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29" calcext:value-type="float">
            <text:p>3802450053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19" calcext:value-type="float">
            <text:p>911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30" calcext:value-type="float">
            <text:p>3802450053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20" calcext:value-type="float">
            <text:p>912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31" calcext:value-type="float">
            <text:p>3802450053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21" calcext:value-type="float">
            <text:p>912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32" calcext:value-type="float">
            <text:p>3802450053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22" calcext:value-type="float">
            <text:p>912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33" calcext:value-type="float">
            <text:p>3802450053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23" calcext:value-type="float">
            <text:p>912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34" calcext:value-type="float">
            <text:p>3802450053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24" calcext:value-type="float">
            <text:p>912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35" calcext:value-type="float">
            <text:p>3802450053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25" calcext:value-type="float">
            <text:p>912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36" calcext:value-type="float">
            <text:p>3802450053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26" calcext:value-type="float">
            <text:p>912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37" calcext:value-type="float">
            <text:p>3802450053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27" calcext:value-type="float">
            <text:p>912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38" calcext:value-type="float">
            <text:p>3802450053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28" calcext:value-type="float">
            <text:p>912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39" calcext:value-type="float">
            <text:p>3802450053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29" calcext:value-type="float">
            <text:p>912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40" calcext:value-type="float">
            <text:p>3802450053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30" calcext:value-type="float">
            <text:p>913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41" calcext:value-type="float">
            <text:p>3802450053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31" calcext:value-type="float">
            <text:p>913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42" calcext:value-type="float">
            <text:p>3802450053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32" calcext:value-type="float">
            <text:p>913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43" calcext:value-type="float">
            <text:p>3802450053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33" calcext:value-type="float">
            <text:p>913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44" calcext:value-type="float">
            <text:p>38024500530104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34" calcext:value-type="float">
            <text:p>913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45" calcext:value-type="float">
            <text:p>3802450053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35" calcext:value-type="float">
            <text:p>913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46" calcext:value-type="float">
            <text:p>3802450053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36" calcext:value-type="float">
            <text:p>913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47" calcext:value-type="float">
            <text:p>3802450053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37" calcext:value-type="float">
            <text:p>913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48" calcext:value-type="float">
            <text:p>3802450053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38" calcext:value-type="float">
            <text:p>913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49" calcext:value-type="float">
            <text:p>3802450053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39" calcext:value-type="float">
            <text:p>913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5005301050" calcext:value-type="float">
            <text:p>3802450053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40" calcext:value-type="float">
            <text:p>914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01" calcext:value-type="float">
            <text:p>3802460054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41" calcext:value-type="float">
            <text:p>914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02" calcext:value-type="float">
            <text:p>3802460054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42" calcext:value-type="float">
            <text:p>914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03" calcext:value-type="float">
            <text:p>3802460054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43" calcext:value-type="float">
            <text:p>914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04" calcext:value-type="float">
            <text:p>3802460054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44" calcext:value-type="float">
            <text:p>914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05" calcext:value-type="float">
            <text:p>3802460054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45" calcext:value-type="float">
            <text:p>914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06" calcext:value-type="float">
            <text:p>3802460054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46" calcext:value-type="float">
            <text:p>914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07" calcext:value-type="float">
            <text:p>3802460054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47" calcext:value-type="float">
            <text:p>914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08" calcext:value-type="float">
            <text:p>3802460054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48" calcext:value-type="float">
            <text:p>914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09" calcext:value-type="float">
            <text:p>3802460054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49" calcext:value-type="float">
            <text:p>914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10" calcext:value-type="float">
            <text:p>3802460054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50" calcext:value-type="float">
            <text:p>915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11" calcext:value-type="float">
            <text:p>3802460054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51" calcext:value-type="float">
            <text:p>915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12" calcext:value-type="float">
            <text:p>3802460054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52" calcext:value-type="float">
            <text:p>915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13" calcext:value-type="float">
            <text:p>3802460054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53" calcext:value-type="float">
            <text:p>915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14" calcext:value-type="float">
            <text:p>3802460054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54" calcext:value-type="float">
            <text:p>915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15" calcext:value-type="float">
            <text:p>3802460054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55" calcext:value-type="float">
            <text:p>915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16" calcext:value-type="float">
            <text:p>3802460054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56" calcext:value-type="float">
            <text:p>915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17" calcext:value-type="float">
            <text:p>3802460054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57" calcext:value-type="float">
            <text:p>915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18" calcext:value-type="float">
            <text:p>3802460054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58" calcext:value-type="float">
            <text:p>915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19" calcext:value-type="float">
            <text:p>3802460054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59" calcext:value-type="float">
            <text:p>915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20" calcext:value-type="float">
            <text:p>3802460054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60" calcext:value-type="float">
            <text:p>916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21" calcext:value-type="float">
            <text:p>3802460054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61" calcext:value-type="float">
            <text:p>916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22" calcext:value-type="float">
            <text:p>3802460054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62" calcext:value-type="float">
            <text:p>916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23" calcext:value-type="float">
            <text:p>3802460054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63" calcext:value-type="float">
            <text:p>916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24" calcext:value-type="float">
            <text:p>3802460054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64" calcext:value-type="float">
            <text:p>916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25" calcext:value-type="float">
            <text:p>3802460054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65" calcext:value-type="float">
            <text:p>916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26" calcext:value-type="float">
            <text:p>3802460054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66" calcext:value-type="float">
            <text:p>916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27" calcext:value-type="float">
            <text:p>3802460054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67" calcext:value-type="float">
            <text:p>916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28" calcext:value-type="float">
            <text:p>3802460054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68" calcext:value-type="float">
            <text:p>916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29" calcext:value-type="float">
            <text:p>3802460054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69" calcext:value-type="float">
            <text:p>916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30" calcext:value-type="float">
            <text:p>3802460054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70" calcext:value-type="float">
            <text:p>917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31" calcext:value-type="float">
            <text:p>3802460054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71" calcext:value-type="float">
            <text:p>917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32" calcext:value-type="float">
            <text:p>3802460054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72" calcext:value-type="float">
            <text:p>917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33" calcext:value-type="float">
            <text:p>3802460054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73" calcext:value-type="float">
            <text:p>917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34" calcext:value-type="float">
            <text:p>3802460054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74" calcext:value-type="float">
            <text:p>917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35" calcext:value-type="float">
            <text:p>3802460054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75" calcext:value-type="float">
            <text:p>917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36" calcext:value-type="float">
            <text:p>3802460054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76" calcext:value-type="float">
            <text:p>917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37" calcext:value-type="float">
            <text:p>3802460054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77" calcext:value-type="float">
            <text:p>917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38" calcext:value-type="float">
            <text:p>3802460054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78" calcext:value-type="float">
            <text:p>917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39" calcext:value-type="float">
            <text:p>3802460054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79" calcext:value-type="float">
            <text:p>917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40" calcext:value-type="float">
            <text:p>3802460054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80" calcext:value-type="float">
            <text:p>918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41" calcext:value-type="float">
            <text:p>3802460054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81" calcext:value-type="float">
            <text:p>918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42" calcext:value-type="float">
            <text:p>3802460054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82" calcext:value-type="float">
            <text:p>918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43" calcext:value-type="float">
            <text:p>3802460054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83" calcext:value-type="float">
            <text:p>918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44" calcext:value-type="float">
            <text:p>38024600540104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84" calcext:value-type="float">
            <text:p>918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45" calcext:value-type="float">
            <text:p>3802460054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85" calcext:value-type="float">
            <text:p>918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46" calcext:value-type="float">
            <text:p>3802460054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86" calcext:value-type="float">
            <text:p>918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47" calcext:value-type="float">
            <text:p>3802460054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87" calcext:value-type="float">
            <text:p>918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48" calcext:value-type="float">
            <text:p>3802460054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88" calcext:value-type="float">
            <text:p>918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49" calcext:value-type="float">
            <text:p>3802460054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89" calcext:value-type="float">
            <text:p>918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50" calcext:value-type="float">
            <text:p>3802460054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90" calcext:value-type="float">
            <text:p>919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51" calcext:value-type="float">
            <text:p>38024600540105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91" calcext:value-type="float">
            <text:p>919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52" calcext:value-type="float">
            <text:p>38024600540105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92" calcext:value-type="float">
            <text:p>919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401053" calcext:value-type="float">
            <text:p>38024600540105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93" calcext:value-type="float">
            <text:p>919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01" calcext:value-type="float">
            <text:p>3802460055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94" calcext:value-type="float">
            <text:p>919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02" calcext:value-type="float">
            <text:p>3802460055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95" calcext:value-type="float">
            <text:p>919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03" calcext:value-type="float">
            <text:p>3802460055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96" calcext:value-type="float">
            <text:p>919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04" calcext:value-type="float">
            <text:p>3802460055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97" calcext:value-type="float">
            <text:p>919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05" calcext:value-type="float">
            <text:p>3802460055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98" calcext:value-type="float">
            <text:p>919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06" calcext:value-type="float">
            <text:p>3802460055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199" calcext:value-type="float">
            <text:p>919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07" calcext:value-type="float">
            <text:p>3802460055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00" calcext:value-type="float">
            <text:p>920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08" calcext:value-type="float">
            <text:p>3802460055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01" calcext:value-type="float">
            <text:p>920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09" calcext:value-type="float">
            <text:p>3802460055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02" calcext:value-type="float">
            <text:p>920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10" calcext:value-type="float">
            <text:p>3802460055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03" calcext:value-type="float">
            <text:p>920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11" calcext:value-type="float">
            <text:p>3802460055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04" calcext:value-type="float">
            <text:p>920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12" calcext:value-type="float">
            <text:p>3802460055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05" calcext:value-type="float">
            <text:p>920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13" calcext:value-type="float">
            <text:p>3802460055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06" calcext:value-type="float">
            <text:p>920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14" calcext:value-type="float">
            <text:p>3802460055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07" calcext:value-type="float">
            <text:p>920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15" calcext:value-type="float">
            <text:p>3802460055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08" calcext:value-type="float">
            <text:p>920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16" calcext:value-type="float">
            <text:p>3802460055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09" calcext:value-type="float">
            <text:p>920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17" calcext:value-type="float">
            <text:p>3802460055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10" calcext:value-type="float">
            <text:p>921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18" calcext:value-type="float">
            <text:p>3802460055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11" calcext:value-type="float">
            <text:p>921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19" calcext:value-type="float">
            <text:p>3802460055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12" calcext:value-type="float">
            <text:p>921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20" calcext:value-type="float">
            <text:p>3802460055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13" calcext:value-type="float">
            <text:p>921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21" calcext:value-type="float">
            <text:p>3802460055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14" calcext:value-type="float">
            <text:p>921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22" calcext:value-type="float">
            <text:p>3802460055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15" calcext:value-type="float">
            <text:p>921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23" calcext:value-type="float">
            <text:p>3802460055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16" calcext:value-type="float">
            <text:p>921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24" calcext:value-type="float">
            <text:p>3802460055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17" calcext:value-type="float">
            <text:p>921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25" calcext:value-type="float">
            <text:p>3802460055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18" calcext:value-type="float">
            <text:p>921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26" calcext:value-type="float">
            <text:p>3802460055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19" calcext:value-type="float">
            <text:p>921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27" calcext:value-type="float">
            <text:p>3802460055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20" calcext:value-type="float">
            <text:p>922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28" calcext:value-type="float">
            <text:p>3802460055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21" calcext:value-type="float">
            <text:p>922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29" calcext:value-type="float">
            <text:p>3802460055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22" calcext:value-type="float">
            <text:p>922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30" calcext:value-type="float">
            <text:p>3802460055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23" calcext:value-type="float">
            <text:p>922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31" calcext:value-type="float">
            <text:p>3802460055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24" calcext:value-type="float">
            <text:p>922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32" calcext:value-type="float">
            <text:p>3802460055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25" calcext:value-type="float">
            <text:p>922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33" calcext:value-type="float">
            <text:p>3802460055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26" calcext:value-type="float">
            <text:p>922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34" calcext:value-type="float">
            <text:p>3802460055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27" calcext:value-type="float">
            <text:p>922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35" calcext:value-type="float">
            <text:p>3802460055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28" calcext:value-type="float">
            <text:p>922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36" calcext:value-type="float">
            <text:p>3802460055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29" calcext:value-type="float">
            <text:p>922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37" calcext:value-type="float">
            <text:p>3802460055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30" calcext:value-type="float">
            <text:p>923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38" calcext:value-type="float">
            <text:p>380246005501038</text:p>
          </table:table-cell>
          <table:table-cell/>
          <table:table-cell table:style-name="ce6" office:value-type="string" calcext:value-type="string">
            <text:p>3802460055010381 <text:s/>Hieronder een, waarvan de ouderdom onbekend is.</text:p>
          </table:table-cell>
          <table:table-cell table:style-name="ce6" office:value-type="string" calcext:value-type="string">
            <text:p>3802460055010382 <text:s/>Hieronder twee, waarvan de ouderdom onbekend is.</text:p>
          </table:table-cell>
          <table:table-cell table:number-columns-repeated="1018"/>
        </table:table-row>
        <table:table-row table:style-name="ro3">
          <table:table-cell table:style-name="ce86" office:value-type="float" office:value="9231" calcext:value-type="float">
            <text:p>923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39" calcext:value-type="float">
            <text:p>3802460055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32" calcext:value-type="float">
            <text:p>923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6005501040" calcext:value-type="float">
            <text:p>3802460055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33" calcext:value-type="float">
            <text:p>923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01" calcext:value-type="float">
            <text:p>3802470056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34" calcext:value-type="float">
            <text:p>923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02" calcext:value-type="float">
            <text:p>3802470056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35" calcext:value-type="float">
            <text:p>923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03" calcext:value-type="float">
            <text:p>3802470056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36" calcext:value-type="float">
            <text:p>923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04" calcext:value-type="float">
            <text:p>3802470056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37" calcext:value-type="float">
            <text:p>923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05" calcext:value-type="float">
            <text:p>3802470056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38" calcext:value-type="float">
            <text:p>923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06" calcext:value-type="float">
            <text:p>3802470056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39" calcext:value-type="float">
            <text:p>923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07" calcext:value-type="float">
            <text:p>3802470056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40" calcext:value-type="float">
            <text:p>924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08" calcext:value-type="float">
            <text:p>3802470056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41" calcext:value-type="float">
            <text:p>924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09" calcext:value-type="float">
            <text:p>3802470056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42" calcext:value-type="float">
            <text:p>924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10" calcext:value-type="float">
            <text:p>3802470056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43" calcext:value-type="float">
            <text:p>924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11" calcext:value-type="float">
            <text:p>3802470056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44" calcext:value-type="float">
            <text:p>924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12" calcext:value-type="float">
            <text:p>3802470056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45" calcext:value-type="float">
            <text:p>924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13" calcext:value-type="float">
            <text:p>3802470056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46" calcext:value-type="float">
            <text:p>924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14" calcext:value-type="float">
            <text:p>3802470056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47" calcext:value-type="float">
            <text:p>924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15" calcext:value-type="float">
            <text:p>3802470056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48" calcext:value-type="float">
            <text:p>924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16" calcext:value-type="float">
            <text:p>3802470056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49" calcext:value-type="float">
            <text:p>924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17" calcext:value-type="float">
            <text:p>3802470056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50" calcext:value-type="float">
            <text:p>925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18" calcext:value-type="float">
            <text:p>3802470056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51" calcext:value-type="float">
            <text:p>925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19" calcext:value-type="float">
            <text:p>3802470056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52" calcext:value-type="float">
            <text:p>925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20" calcext:value-type="float">
            <text:p>3802470056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53" calcext:value-type="float">
            <text:p>925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21" calcext:value-type="float">
            <text:p>3802470056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54" calcext:value-type="float">
            <text:p>925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22" calcext:value-type="float">
            <text:p>3802470056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55" calcext:value-type="float">
            <text:p>925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23" calcext:value-type="float">
            <text:p>3802470056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56" calcext:value-type="float">
            <text:p>925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24" calcext:value-type="float">
            <text:p>3802470056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57" calcext:value-type="float">
            <text:p>925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25" calcext:value-type="float">
            <text:p>3802470056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58" calcext:value-type="float">
            <text:p>925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26" calcext:value-type="float">
            <text:p>3802470056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59" calcext:value-type="float">
            <text:p>925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27" calcext:value-type="float">
            <text:p>3802470056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60" calcext:value-type="float">
            <text:p>926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28" calcext:value-type="float">
            <text:p>3802470056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61" calcext:value-type="float">
            <text:p>926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29" calcext:value-type="float">
            <text:p>3802470056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62" calcext:value-type="float">
            <text:p>926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30" calcext:value-type="float">
            <text:p>3802470056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63" calcext:value-type="float">
            <text:p>926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31" calcext:value-type="float">
            <text:p>3802470056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64" calcext:value-type="float">
            <text:p>926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32" calcext:value-type="float">
            <text:p>3802470056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65" calcext:value-type="float">
            <text:p>926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33" calcext:value-type="float">
            <text:p>3802470056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66" calcext:value-type="float">
            <text:p>926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34" calcext:value-type="float">
            <text:p>3802470056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67" calcext:value-type="float">
            <text:p>926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35" calcext:value-type="float">
            <text:p>3802470056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68" calcext:value-type="float">
            <text:p>926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36" calcext:value-type="float">
            <text:p>3802470056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69" calcext:value-type="float">
            <text:p>926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37" calcext:value-type="float">
            <text:p>3802470056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70" calcext:value-type="float">
            <text:p>927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38" calcext:value-type="float">
            <text:p>3802470056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71" calcext:value-type="float">
            <text:p>927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39" calcext:value-type="float">
            <text:p>3802470056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72" calcext:value-type="float">
            <text:p>927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40" calcext:value-type="float">
            <text:p>3802470056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73" calcext:value-type="float">
            <text:p>927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41" calcext:value-type="float">
            <text:p>3802470056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74" calcext:value-type="float">
            <text:p>927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42" calcext:value-type="float">
            <text:p>3802470056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75" calcext:value-type="float">
            <text:p>927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43" calcext:value-type="float">
            <text:p>3802470056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76" calcext:value-type="float">
            <text:p>927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44" calcext:value-type="float">
            <text:p>38024700560104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77" calcext:value-type="float">
            <text:p>927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45" calcext:value-type="float">
            <text:p>3802470056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78" calcext:value-type="float">
            <text:p>927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46" calcext:value-type="float">
            <text:p>3802470056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79" calcext:value-type="float">
            <text:p>927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47" calcext:value-type="float">
            <text:p>3802470056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80" calcext:value-type="float">
            <text:p>928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48" calcext:value-type="float">
            <text:p>3802470056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81" calcext:value-type="float">
            <text:p>928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49" calcext:value-type="float">
            <text:p>3802470056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82" calcext:value-type="float">
            <text:p>928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50" calcext:value-type="float">
            <text:p>3802470056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83" calcext:value-type="float">
            <text:p>928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51" calcext:value-type="float">
            <text:p>38024700560105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84" calcext:value-type="float">
            <text:p>928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52" calcext:value-type="float">
            <text:p>38024700560105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85" calcext:value-type="float">
            <text:p>928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601053" calcext:value-type="float">
            <text:p>38024700560105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86" calcext:value-type="float">
            <text:p>928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01" calcext:value-type="float">
            <text:p>3802470057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87" calcext:value-type="float">
            <text:p>928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02" calcext:value-type="float">
            <text:p>3802470057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88" calcext:value-type="float">
            <text:p>928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03" calcext:value-type="float">
            <text:p>3802470057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89" calcext:value-type="float">
            <text:p>928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04" calcext:value-type="float">
            <text:p>3802470057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90" calcext:value-type="float">
            <text:p>929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05" calcext:value-type="float">
            <text:p>3802470057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91" calcext:value-type="float">
            <text:p>929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06" calcext:value-type="float">
            <text:p>3802470057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92" calcext:value-type="float">
            <text:p>929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07" calcext:value-type="float">
            <text:p>3802470057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93" calcext:value-type="float">
            <text:p>929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08" calcext:value-type="float">
            <text:p>3802470057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94" calcext:value-type="float">
            <text:p>929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09" calcext:value-type="float">
            <text:p>3802470057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95" calcext:value-type="float">
            <text:p>929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10" calcext:value-type="float">
            <text:p>3802470057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96" calcext:value-type="float">
            <text:p>929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11" calcext:value-type="float">
            <text:p>3802470057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97" calcext:value-type="float">
            <text:p>929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12" calcext:value-type="float">
            <text:p>3802470057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98" calcext:value-type="float">
            <text:p>929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13" calcext:value-type="float">
            <text:p>3802470057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299" calcext:value-type="float">
            <text:p>929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14" calcext:value-type="float">
            <text:p>3802470057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00" calcext:value-type="float">
            <text:p>930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15" calcext:value-type="float">
            <text:p>3802470057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01" calcext:value-type="float">
            <text:p>930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16" calcext:value-type="float">
            <text:p>3802470057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02" calcext:value-type="float">
            <text:p>930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17" calcext:value-type="float">
            <text:p>3802470057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03" calcext:value-type="float">
            <text:p>930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18" calcext:value-type="float">
            <text:p>3802470057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04" calcext:value-type="float">
            <text:p>930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19" calcext:value-type="float">
            <text:p>3802470057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05" calcext:value-type="float">
            <text:p>930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20" calcext:value-type="float">
            <text:p>3802470057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06" calcext:value-type="float">
            <text:p>930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21" calcext:value-type="float">
            <text:p>3802470057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07" calcext:value-type="float">
            <text:p>930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22" calcext:value-type="float">
            <text:p>3802470057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08" calcext:value-type="float">
            <text:p>930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23" calcext:value-type="float">
            <text:p>3802470057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09" calcext:value-type="float">
            <text:p>930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24" calcext:value-type="float">
            <text:p>3802470057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10" calcext:value-type="float">
            <text:p>931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25" calcext:value-type="float">
            <text:p>3802470057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11" calcext:value-type="float">
            <text:p>931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26" calcext:value-type="float">
            <text:p>3802470057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12" calcext:value-type="float">
            <text:p>931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27" calcext:value-type="float">
            <text:p>3802470057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13" calcext:value-type="float">
            <text:p>931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28" calcext:value-type="float">
            <text:p>3802470057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14" calcext:value-type="float">
            <text:p>931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29" calcext:value-type="float">
            <text:p>3802470057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15" calcext:value-type="float">
            <text:p>931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30" calcext:value-type="float">
            <text:p>3802470057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16" calcext:value-type="float">
            <text:p>931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31" calcext:value-type="float">
            <text:p>3802470057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17" calcext:value-type="float">
            <text:p>931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32" calcext:value-type="float">
            <text:p>3802470057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18" calcext:value-type="float">
            <text:p>931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33" calcext:value-type="float">
            <text:p>3802470057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19" calcext:value-type="float">
            <text:p>931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34" calcext:value-type="float">
            <text:p>3802470057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20" calcext:value-type="float">
            <text:p>932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35" calcext:value-type="float">
            <text:p>3802470057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21" calcext:value-type="float">
            <text:p>932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36" calcext:value-type="float">
            <text:p>3802470057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22" calcext:value-type="float">
            <text:p>932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37" calcext:value-type="float">
            <text:p>3802470057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23" calcext:value-type="float">
            <text:p>932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38" calcext:value-type="float">
            <text:p>3802470057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24" calcext:value-type="float">
            <text:p>932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39" calcext:value-type="float">
            <text:p>3802470057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25" calcext:value-type="float">
            <text:p>932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40" calcext:value-type="float">
            <text:p>3802470057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26" calcext:value-type="float">
            <text:p>932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41" calcext:value-type="float">
            <text:p>3802470057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27" calcext:value-type="float">
            <text:p>932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42" calcext:value-type="float">
            <text:p>3802470057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28" calcext:value-type="float">
            <text:p>932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43" calcext:value-type="float">
            <text:p>3802470057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29" calcext:value-type="float">
            <text:p>932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44" calcext:value-type="float">
            <text:p>380247005701044</text:p>
          </table:table-cell>
          <table:table-cell/>
          <table:table-cell table:style-name="ce6" office:value-type="string" calcext:value-type="string">
            <text:p>3802470057010441 <text:s/>Hieronder een, waarvan de ouderdom onbekend is.</text:p>
          </table:table-cell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30" calcext:value-type="float">
            <text:p>933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45" calcext:value-type="float">
            <text:p>3802470057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31" calcext:value-type="float">
            <text:p>933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46" calcext:value-type="float">
            <text:p>3802470057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32" calcext:value-type="float">
            <text:p>933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47" calcext:value-type="float">
            <text:p>3802470057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33" calcext:value-type="float">
            <text:p>933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48" calcext:value-type="float">
            <text:p>3802470057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34" calcext:value-type="float">
            <text:p>933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49" calcext:value-type="float">
            <text:p>3802470057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35" calcext:value-type="float">
            <text:p>933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50" calcext:value-type="float">
            <text:p>3802470057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36" calcext:value-type="float">
            <text:p>933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7005701051" calcext:value-type="float">
            <text:p>38024700570105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37" calcext:value-type="float">
            <text:p>933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01" calcext:value-type="float">
            <text:p>3802480058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38" calcext:value-type="float">
            <text:p>933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02" calcext:value-type="float">
            <text:p>3802480058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39" calcext:value-type="float">
            <text:p>933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03" calcext:value-type="float">
            <text:p>3802480058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40" calcext:value-type="float">
            <text:p>934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04" calcext:value-type="float">
            <text:p>3802480058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41" calcext:value-type="float">
            <text:p>934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05" calcext:value-type="float">
            <text:p>3802480058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42" calcext:value-type="float">
            <text:p>934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06" calcext:value-type="float">
            <text:p>3802480058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43" calcext:value-type="float">
            <text:p>934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07" calcext:value-type="float">
            <text:p>3802480058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44" calcext:value-type="float">
            <text:p>934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08" calcext:value-type="float">
            <text:p>3802480058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45" calcext:value-type="float">
            <text:p>934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09" calcext:value-type="float">
            <text:p>3802480058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46" calcext:value-type="float">
            <text:p>934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10" calcext:value-type="float">
            <text:p>3802480058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47" calcext:value-type="float">
            <text:p>934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11" calcext:value-type="float">
            <text:p>3802480058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48" calcext:value-type="float">
            <text:p>934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12" calcext:value-type="float">
            <text:p>3802480058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49" calcext:value-type="float">
            <text:p>934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13" calcext:value-type="float">
            <text:p>3802480058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50" calcext:value-type="float">
            <text:p>935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14" calcext:value-type="float">
            <text:p>3802480058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51" calcext:value-type="float">
            <text:p>935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15" calcext:value-type="float">
            <text:p>3802480058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52" calcext:value-type="float">
            <text:p>935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16" calcext:value-type="float">
            <text:p>3802480058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53" calcext:value-type="float">
            <text:p>935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17" calcext:value-type="float">
            <text:p>3802480058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54" calcext:value-type="float">
            <text:p>935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18" calcext:value-type="float">
            <text:p>3802480058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55" calcext:value-type="float">
            <text:p>935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19" calcext:value-type="float">
            <text:p>3802480058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56" calcext:value-type="float">
            <text:p>935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20" calcext:value-type="float">
            <text:p>3802480058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57" calcext:value-type="float">
            <text:p>935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21" calcext:value-type="float">
            <text:p>3802480058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58" calcext:value-type="float">
            <text:p>935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22" calcext:value-type="float">
            <text:p>3802480058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59" calcext:value-type="float">
            <text:p>935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23" calcext:value-type="float">
            <text:p>3802480058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60" calcext:value-type="float">
            <text:p>936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24" calcext:value-type="float">
            <text:p>3802480058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61" calcext:value-type="float">
            <text:p>936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25" calcext:value-type="float">
            <text:p>3802480058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62" calcext:value-type="float">
            <text:p>936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26" calcext:value-type="float">
            <text:p>3802480058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63" calcext:value-type="float">
            <text:p>936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27" calcext:value-type="float">
            <text:p>3802480058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64" calcext:value-type="float">
            <text:p>936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28" calcext:value-type="float">
            <text:p>3802480058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65" calcext:value-type="float">
            <text:p>936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29" calcext:value-type="float">
            <text:p>3802480058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66" calcext:value-type="float">
            <text:p>936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30" calcext:value-type="float">
            <text:p>3802480058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67" calcext:value-type="float">
            <text:p>936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31" calcext:value-type="float">
            <text:p>3802480058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68" calcext:value-type="float">
            <text:p>936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32" calcext:value-type="float">
            <text:p>3802480058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69" calcext:value-type="float">
            <text:p>936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33" calcext:value-type="float">
            <text:p>3802480058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70" calcext:value-type="float">
            <text:p>937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34" calcext:value-type="float">
            <text:p>3802480058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71" calcext:value-type="float">
            <text:p>937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35" calcext:value-type="float">
            <text:p>3802480058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72" calcext:value-type="float">
            <text:p>937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36" calcext:value-type="float">
            <text:p>3802480058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73" calcext:value-type="float">
            <text:p>937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37" calcext:value-type="float">
            <text:p>3802480058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74" calcext:value-type="float">
            <text:p>937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38" calcext:value-type="float">
            <text:p>3802480058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75" calcext:value-type="float">
            <text:p>937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39" calcext:value-type="float">
            <text:p>3802480058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76" calcext:value-type="float">
            <text:p>937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40" calcext:value-type="float">
            <text:p>3802480058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77" calcext:value-type="float">
            <text:p>937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41" calcext:value-type="float">
            <text:p>3802480058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78" calcext:value-type="float">
            <text:p>937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42" calcext:value-type="float">
            <text:p>3802480058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79" calcext:value-type="float">
            <text:p>937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43" calcext:value-type="float">
            <text:p>3802480058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80" calcext:value-type="float">
            <text:p>938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44" calcext:value-type="float">
            <text:p>38024800580104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81" calcext:value-type="float">
            <text:p>938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45" calcext:value-type="float">
            <text:p>3802480058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82" calcext:value-type="float">
            <text:p>938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46" calcext:value-type="float">
            <text:p>3802480058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83" calcext:value-type="float">
            <text:p>938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47" calcext:value-type="float">
            <text:p>3802480058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84" calcext:value-type="float">
            <text:p>938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48" calcext:value-type="float">
            <text:p>3802480058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85" calcext:value-type="float">
            <text:p>938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49" calcext:value-type="float">
            <text:p>3802480058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86" calcext:value-type="float">
            <text:p>938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50" calcext:value-type="float">
            <text:p>3802480058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87" calcext:value-type="float">
            <text:p>938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51" calcext:value-type="float">
            <text:p>38024800580105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88" calcext:value-type="float">
            <text:p>938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52" calcext:value-type="float">
            <text:p>38024800580105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89" calcext:value-type="float">
            <text:p>938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801053" calcext:value-type="float">
            <text:p>38024800580105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90" calcext:value-type="float">
            <text:p>939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01" calcext:value-type="float">
            <text:p>380248005901001</text:p>
          </table:table-cell>
          <table:table-cell/>
          <table:table-cell table:style-name="ce6" office:value-type="string" calcext:value-type="string">
            <text:p>380248005901001* <text:s/>Hieronder begrepen de fabrijkanten van katoen, hennip,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91" calcext:value-type="float">
            <text:p>939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02" calcext:value-type="float">
            <text:p>3802480059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92" calcext:value-type="float">
            <text:p>939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03" calcext:value-type="float">
            <text:p>3802480059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93" calcext:value-type="float">
            <text:p>939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04" calcext:value-type="float">
            <text:p>3802480059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94" calcext:value-type="float">
            <text:p>939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05" calcext:value-type="float">
            <text:p>3802480059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95" calcext:value-type="float">
            <text:p>939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06" calcext:value-type="float">
            <text:p>3802480059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96" calcext:value-type="float">
            <text:p>939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07" calcext:value-type="float">
            <text:p>3802480059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97" calcext:value-type="float">
            <text:p>939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08" calcext:value-type="float">
            <text:p>3802480059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98" calcext:value-type="float">
            <text:p>939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09" calcext:value-type="float">
            <text:p>3802480059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399" calcext:value-type="float">
            <text:p>939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10" calcext:value-type="float">
            <text:p>3802480059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00" calcext:value-type="float">
            <text:p>940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11" calcext:value-type="float">
            <text:p>3802480059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01" calcext:value-type="float">
            <text:p>940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12" calcext:value-type="float">
            <text:p>3802480059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02" calcext:value-type="float">
            <text:p>940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13" calcext:value-type="float">
            <text:p>3802480059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03" calcext:value-type="float">
            <text:p>940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14" calcext:value-type="float">
            <text:p>3802480059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04" calcext:value-type="float">
            <text:p>940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15" calcext:value-type="float">
            <text:p>3802480059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05" calcext:value-type="float">
            <text:p>940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16" calcext:value-type="float">
            <text:p>3802480059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06" calcext:value-type="float">
            <text:p>940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17" calcext:value-type="float">
            <text:p>3802480059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07" calcext:value-type="float">
            <text:p>940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18" calcext:value-type="float">
            <text:p>3802480059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08" calcext:value-type="float">
            <text:p>940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19" calcext:value-type="float">
            <text:p>3802480059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09" calcext:value-type="float">
            <text:p>940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20" calcext:value-type="float">
            <text:p>3802480059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10" calcext:value-type="float">
            <text:p>941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21" calcext:value-type="float">
            <text:p>3802480059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11" calcext:value-type="float">
            <text:p>941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22" calcext:value-type="float">
            <text:p>3802480059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12" calcext:value-type="float">
            <text:p>941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23" calcext:value-type="float">
            <text:p>3802480059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13" calcext:value-type="float">
            <text:p>941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24" calcext:value-type="float">
            <text:p>380248005901024</text:p>
          </table:table-cell>
          <table:table-cell/>
          <table:table-cell table:style-name="ce6" office:value-type="string" calcext:value-type="string">
            <text:p>3802480059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14" calcext:value-type="float">
            <text:p>941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25" calcext:value-type="float">
            <text:p>3802480059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15" calcext:value-type="float">
            <text:p>941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26" calcext:value-type="float">
            <text:p>380248005901026</text:p>
          </table:table-cell>
          <table:table-cell/>
          <table:table-cell table:style-name="ce6" office:value-type="string" calcext:value-type="string">
            <text:p>3802480059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16" calcext:value-type="float">
            <text:p>941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27" calcext:value-type="float">
            <text:p>3802480059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17" calcext:value-type="float">
            <text:p>941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28" calcext:value-type="float">
            <text:p>3802480059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18" calcext:value-type="float">
            <text:p>941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29" calcext:value-type="float">
            <text:p>3802480059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19" calcext:value-type="float">
            <text:p>941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30" calcext:value-type="float">
            <text:p>3802480059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20" calcext:value-type="float">
            <text:p>942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31" calcext:value-type="float">
            <text:p>3802480059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21" calcext:value-type="float">
            <text:p>942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32" calcext:value-type="float">
            <text:p>3802480059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22" calcext:value-type="float">
            <text:p>942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33" calcext:value-type="float">
            <text:p>3802480059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23" calcext:value-type="float">
            <text:p>942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34" calcext:value-type="float">
            <text:p>3802480059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24" calcext:value-type="float">
            <text:p>942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35" calcext:value-type="float">
            <text:p>3802480059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25" calcext:value-type="float">
            <text:p>942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36" calcext:value-type="float">
            <text:p>3802480059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26" calcext:value-type="float">
            <text:p>942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37" calcext:value-type="float">
            <text:p>3802480059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27" calcext:value-type="float">
            <text:p>942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38" calcext:value-type="float">
            <text:p>3802480059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28" calcext:value-type="float">
            <text:p>942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39" calcext:value-type="float">
            <text:p>3802480059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29" calcext:value-type="float">
            <text:p>942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40" calcext:value-type="float">
            <text:p>3802480059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30" calcext:value-type="float">
            <text:p>943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41" calcext:value-type="float">
            <text:p>3802480059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31" calcext:value-type="float">
            <text:p>943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42" calcext:value-type="float">
            <text:p>3802480059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32" calcext:value-type="float">
            <text:p>943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43" calcext:value-type="float">
            <text:p>3802480059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33" calcext:value-type="float">
            <text:p>943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44" calcext:value-type="float">
            <text:p>38024800590104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34" calcext:value-type="float">
            <text:p>943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45" calcext:value-type="float">
            <text:p>3802480059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35" calcext:value-type="float">
            <text:p>943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46" calcext:value-type="float">
            <text:p>3802480059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36" calcext:value-type="float">
            <text:p>943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47" calcext:value-type="float">
            <text:p>3802480059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37" calcext:value-type="float">
            <text:p>943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48" calcext:value-type="float">
            <text:p>3802480059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38" calcext:value-type="float">
            <text:p>943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49" calcext:value-type="float">
            <text:p>3802480059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39" calcext:value-type="float">
            <text:p>943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8005901050" calcext:value-type="float">
            <text:p>3802480059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40" calcext:value-type="float">
            <text:p>944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01" calcext:value-type="float">
            <text:p>3802490060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41" calcext:value-type="float">
            <text:p>944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02" calcext:value-type="float">
            <text:p>3802490060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42" calcext:value-type="float">
            <text:p>944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03" calcext:value-type="float">
            <text:p>3802490060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43" calcext:value-type="float">
            <text:p>944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04" calcext:value-type="float">
            <text:p>3802490060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44" calcext:value-type="float">
            <text:p>944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05" calcext:value-type="float">
            <text:p>3802490060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45" calcext:value-type="float">
            <text:p>944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06" calcext:value-type="float">
            <text:p>3802490060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46" calcext:value-type="float">
            <text:p>944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07" calcext:value-type="float">
            <text:p>3802490060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47" calcext:value-type="float">
            <text:p>944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08" calcext:value-type="float">
            <text:p>3802490060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48" calcext:value-type="float">
            <text:p>944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09" calcext:value-type="float">
            <text:p>3802490060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49" calcext:value-type="float">
            <text:p>944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10" calcext:value-type="float">
            <text:p>3802490060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50" calcext:value-type="float">
            <text:p>945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11" calcext:value-type="float">
            <text:p>3802490060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51" calcext:value-type="float">
            <text:p>945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12" calcext:value-type="float">
            <text:p>3802490060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52" calcext:value-type="float">
            <text:p>945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13" calcext:value-type="float">
            <text:p>3802490060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53" calcext:value-type="float">
            <text:p>945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14" calcext:value-type="float">
            <text:p>3802490060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54" calcext:value-type="float">
            <text:p>945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15" calcext:value-type="float">
            <text:p>3802490060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55" calcext:value-type="float">
            <text:p>945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16" calcext:value-type="float">
            <text:p>3802490060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56" calcext:value-type="float">
            <text:p>945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17" calcext:value-type="float">
            <text:p>3802490060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57" calcext:value-type="float">
            <text:p>945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18" calcext:value-type="float">
            <text:p>3802490060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58" calcext:value-type="float">
            <text:p>945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19" calcext:value-type="float">
            <text:p>3802490060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59" calcext:value-type="float">
            <text:p>945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20" calcext:value-type="float">
            <text:p>3802490060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60" calcext:value-type="float">
            <text:p>946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21" calcext:value-type="float">
            <text:p>3802490060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61" calcext:value-type="float">
            <text:p>946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22" calcext:value-type="float">
            <text:p>3802490060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62" calcext:value-type="float">
            <text:p>946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23" calcext:value-type="float">
            <text:p>3802490060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63" calcext:value-type="float">
            <text:p>946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24" calcext:value-type="float">
            <text:p>3802490060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64" calcext:value-type="float">
            <text:p>946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25" calcext:value-type="float">
            <text:p>3802490060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65" calcext:value-type="float">
            <text:p>946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26" calcext:value-type="float">
            <text:p>3802490060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66" calcext:value-type="float">
            <text:p>946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27" calcext:value-type="float">
            <text:p>3802490060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67" calcext:value-type="float">
            <text:p>946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28" calcext:value-type="float">
            <text:p>3802490060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68" calcext:value-type="float">
            <text:p>946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29" calcext:value-type="float">
            <text:p>3802490060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69" calcext:value-type="float">
            <text:p>946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30" calcext:value-type="float">
            <text:p>3802490060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70" calcext:value-type="float">
            <text:p>947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31" calcext:value-type="float">
            <text:p>3802490060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71" calcext:value-type="float">
            <text:p>947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32" calcext:value-type="float">
            <text:p>3802490060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72" calcext:value-type="float">
            <text:p>947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33" calcext:value-type="float">
            <text:p>3802490060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73" calcext:value-type="float">
            <text:p>947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34" calcext:value-type="float">
            <text:p>3802490060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74" calcext:value-type="float">
            <text:p>947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35" calcext:value-type="float">
            <text:p>3802490060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75" calcext:value-type="float">
            <text:p>947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36" calcext:value-type="float">
            <text:p>3802490060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76" calcext:value-type="float">
            <text:p>947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37" calcext:value-type="float">
            <text:p>3802490060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77" calcext:value-type="float">
            <text:p>947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38" calcext:value-type="float">
            <text:p>38024900600103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78" calcext:value-type="float">
            <text:p>947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39" calcext:value-type="float">
            <text:p>3802490060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79" calcext:value-type="float">
            <text:p>947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40" calcext:value-type="float">
            <text:p>38024900600104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80" calcext:value-type="float">
            <text:p>948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41" calcext:value-type="float">
            <text:p>38024900600104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81" calcext:value-type="float">
            <text:p>948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42" calcext:value-type="float">
            <text:p>38024900600104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82" calcext:value-type="float">
            <text:p>948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43" calcext:value-type="float">
            <text:p>38024900600104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83" calcext:value-type="float">
            <text:p>948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44" calcext:value-type="float">
            <text:p>38024900600104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84" calcext:value-type="float">
            <text:p>948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45" calcext:value-type="float">
            <text:p>38024900600104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85" calcext:value-type="float">
            <text:p>948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46" calcext:value-type="float">
            <text:p>38024900600104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86" calcext:value-type="float">
            <text:p>948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47" calcext:value-type="float">
            <text:p>38024900600104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87" calcext:value-type="float">
            <text:p>948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48" calcext:value-type="float">
            <text:p>38024900600104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88" calcext:value-type="float">
            <text:p>948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49" calcext:value-type="float">
            <text:p>38024900600104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89" calcext:value-type="float">
            <text:p>948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50" calcext:value-type="float">
            <text:p>38024900600105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90" calcext:value-type="float">
            <text:p>949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51" calcext:value-type="float">
            <text:p>38024900600105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91" calcext:value-type="float">
            <text:p>949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52" calcext:value-type="float">
            <text:p>38024900600105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92" calcext:value-type="float">
            <text:p>949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001053" calcext:value-type="float">
            <text:p>38024900600105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93" calcext:value-type="float">
            <text:p>949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01" calcext:value-type="float">
            <text:p>38024900610100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94" calcext:value-type="float">
            <text:p>949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02" calcext:value-type="float">
            <text:p>38024900610100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95" calcext:value-type="float">
            <text:p>949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03" calcext:value-type="float">
            <text:p>38024900610100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96" calcext:value-type="float">
            <text:p>949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04" calcext:value-type="float">
            <text:p>38024900610100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97" calcext:value-type="float">
            <text:p>949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05" calcext:value-type="float">
            <text:p>38024900610100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98" calcext:value-type="float">
            <text:p>949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06" calcext:value-type="float">
            <text:p>38024900610100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499" calcext:value-type="float">
            <text:p>949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07" calcext:value-type="float">
            <text:p>38024900610100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00" calcext:value-type="float">
            <text:p>950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08" calcext:value-type="float">
            <text:p>38024900610100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01" calcext:value-type="float">
            <text:p>950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09" calcext:value-type="float">
            <text:p>38024900610100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02" calcext:value-type="float">
            <text:p>950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10" calcext:value-type="float">
            <text:p>38024900610101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03" calcext:value-type="float">
            <text:p>950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11" calcext:value-type="float">
            <text:p>38024900610101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04" calcext:value-type="float">
            <text:p>950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12" calcext:value-type="float">
            <text:p>38024900610101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05" calcext:value-type="float">
            <text:p>950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13" calcext:value-type="float">
            <text:p>38024900610101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06" calcext:value-type="float">
            <text:p>950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14" calcext:value-type="float">
            <text:p>38024900610101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07" calcext:value-type="float">
            <text:p>950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15" calcext:value-type="float">
            <text:p>38024900610101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08" calcext:value-type="float">
            <text:p>950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16" calcext:value-type="float">
            <text:p>38024900610101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09" calcext:value-type="float">
            <text:p>950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17" calcext:value-type="float">
            <text:p>38024900610101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10" calcext:value-type="float">
            <text:p>951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18" calcext:value-type="float">
            <text:p>38024900610101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11" calcext:value-type="float">
            <text:p>951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19" calcext:value-type="float">
            <text:p>38024900610101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12" calcext:value-type="float">
            <text:p>951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20" calcext:value-type="float">
            <text:p>38024900610102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13" calcext:value-type="float">
            <text:p>951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21" calcext:value-type="float">
            <text:p>38024900610102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14" calcext:value-type="float">
            <text:p>951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22" calcext:value-type="float">
            <text:p>38024900610102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15" calcext:value-type="float">
            <text:p>951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23" calcext:value-type="float">
            <text:p>38024900610102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16" calcext:value-type="float">
            <text:p>951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24" calcext:value-type="float">
            <text:p>38024900610102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17" calcext:value-type="float">
            <text:p>951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25" calcext:value-type="float">
            <text:p>38024900610102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18" calcext:value-type="float">
            <text:p>951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26" calcext:value-type="float">
            <text:p>38024900610102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19" calcext:value-type="float">
            <text:p>951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27" calcext:value-type="float">
            <text:p>38024900610102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20" calcext:value-type="float">
            <text:p>952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28" calcext:value-type="float">
            <text:p>380249006101028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21" calcext:value-type="float">
            <text:p>952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29" calcext:value-type="float">
            <text:p>38024900610102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22" calcext:value-type="float">
            <text:p>952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30" calcext:value-type="float">
            <text:p>380249006101030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23" calcext:value-type="float">
            <text:p>9523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31" calcext:value-type="float">
            <text:p>38024900610103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24" calcext:value-type="float">
            <text:p>9524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32" calcext:value-type="float">
            <text:p>380249006101032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25" calcext:value-type="float">
            <text:p>9525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33" calcext:value-type="float">
            <text:p>380249006101033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26" calcext:value-type="float">
            <text:p>9526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34" calcext:value-type="float">
            <text:p>38024900610103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27" calcext:value-type="float">
            <text:p>9527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35" calcext:value-type="float">
            <text:p>380249006101035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28" calcext:value-type="float">
            <text:p>9528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36" calcext:value-type="float">
            <text:p>380249006101036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29" calcext:value-type="float">
            <text:p>9529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37" calcext:value-type="float">
            <text:p>380249006101037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30" calcext:value-type="float">
            <text:p>9530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38" calcext:value-type="float">
            <text:p>380249006101038</text:p>
          </table:table-cell>
          <table:table-cell/>
          <table:table-cell table:style-name="ce6" office:value-type="string" calcext:value-type="string">
            <text:p>3802490061010381 <text:s/>Hieronder twee, waarvan de ouderdom onbekend is.</text:p>
          </table:table-cell>
          <table:table-cell table:style-name="ce6" office:value-type="string" calcext:value-type="string">
            <text:p>3802490061010382 <text:s/>Hieronder eene, waarvan de ouderdom onbekend is.</text:p>
          </table:table-cell>
          <table:table-cell table:style-name="ce6" office:value-type="string" calcext:value-type="string">
            <text:p>3802490061010383 <text:s/>Hieronder drie, waarvan de ouderdom onbekend is.</text:p>
          </table:table-cell>
          <table:table-cell table:number-columns-repeated="1017"/>
        </table:table-row>
        <table:table-row table:style-name="ro3">
          <table:table-cell table:style-name="ce86" office:value-type="float" office:value="9531" calcext:value-type="float">
            <text:p>9531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39" calcext:value-type="float">
            <text:p>380249006101039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86" office:value-type="float" office:value="9532" calcext:value-type="float">
            <text:p>9532</text:p>
          </table:table-cell>
          <table:table-cell table:style-name="ce6" office:value-type="string" calcext:value-type="string">
            <text:p>Gr-4edl</text:p>
          </table:table-cell>
          <table:table-cell table:style-name="ce87" office:value-type="float" office:value="380249006101040" calcext:value-type="float">
            <text:p>380249006101040</text:p>
          </table:table-cell>
          <table:table-cell/>
          <table:table-cell table:style-name="ce6" office:value-type="string" calcext:value-type="string">
            <text:p>3802490061010404 <text:s/>Hieronder drie, waarvan de ouderdom onbekend is.</text:p>
          </table:table-cell>
          <table:table-cell table:style-name="ce6" office:value-type="string" calcext:value-type="string">
            <text:p>3802490061010405 <text:s/>Hieronder vier, waarvan de ouderdom onbekend is.</text:p>
          </table:table-cell>
          <table:table-cell table:number-columns-repeated="1018"/>
        </table:table-row>
        <table:table-row table:style-name="ro3" table:number-rows-repeated="10476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display-name="PageStyle_Vi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" style:display-name="PageStyle_Opmerk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13:07</meta:creation-date>
    <dc:creator>Yamit</dc:creator>
    <dc:date>2004-12-16T15:47:30</dc:date>
    <meta:document-statistic meta:table-count="2" meta:cell-count="8327" meta:object-count="0"/>
    <meta:generator>LibreOffice/4.2.7.2$Linux_X86_64 LibreOffice_project/420m0$Build-2</meta:generator>
  </office:meta>
</office:document-meta>
</file>